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9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2228in" svg:y="30.5504in">
            <draw:object draw:notify-on-update-of-ranges="Sheet1.A159:Sheet1.A159 Sheet1.A160:Sheet1.A169 Sheet1.B159:Sheet1.B159 Sheet1.B160:Sheet1.B169 Sheet1.C159:Sheet1.C159 Sheet1.C160:Sheet1.C169 Sheet1.D159:Sheet1.D159 Sheet1.D160:Sheet1.D169 Sheet1.E159:Sheet1.E159 Sheet1.E160:Sheet1.E169 Sheet1.F159:Sheet1.F159 Sheet1.F160:Sheet1.F169 Sheet1.G159:Sheet1.G159 Sheet1.G160:Sheet1.G169 Sheet1.H159:Sheet1.H159 Sheet1.H160:Sheet1.H169 Sheet1.I159:Sheet1.I159 Sheet1.I160:Sheet1.I169 Sheet1.J159:Sheet1.J159 Sheet1.J160:Sheet1.J16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339in" svg:y="30.5331in">
            <draw:object draw:notify-on-update-of-ranges="Sheet1.A159:Sheet1.A159 Sheet1.A160:Sheet1.A169 Sheet1.C159:Sheet1.C159 Sheet1.C160:Sheet1.C169 Sheet1.D159:Sheet1.D159 Sheet1.D160:Sheet1.D169 Sheet1.F159:Sheet1.F159 Sheet1.F160:Sheet1.F169 Sheet1.G159:Sheet1.G159 Sheet1.G160:Sheet1.G169 Sheet1.I159:Sheet1.I159 Sheet1.I160:Sheet1.I169 Sheet1.J159:Sheet1.J159 Sheet1.J160:Sheet1.J1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1472in" svg:y="34.2772in">
            <draw:object draw:notify-on-update-of-ranges="Sheet1.A159:Sheet1.A159 Sheet1.A160:Sheet1.A169 Sheet1.C159:Sheet1.C159 Sheet1.C160:Sheet1.C169 Sheet1.F159:Sheet1.F159 Sheet1.F160:Sheet1.F169 Sheet1.I159:Sheet1.I159 Sheet1.I160:Sheet1.I1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9661in" svg:y="34.1827in">
            <draw:object draw:notify-on-update-of-ranges="Sheet1.A159:Sheet1.A159 Sheet1.A160:Sheet1.A169 Sheet1.D159:Sheet1.D159 Sheet1.D160:Sheet1.D169 Sheet1.G159:Sheet1.G159 Sheet1.G160:Sheet1.G169 Sheet1.J159:Sheet1.J159 Sheet1.J160:Sheet1.J1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BasketballDrill__QP_32_nF_8_MSizeL1_8192_AssL1_1_MSizeLL_4194304_AssLL_1_Word_3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TComRdCost::xCalcHADs8x8</text:p>
          </table:table-cell>
          <table:table-cell office:value-type="float" office:value="121062743952" calcext:value-type="float">
            <text:p>121062743952</text:p>
          </table:table-cell>
          <table:table-cell office:value-type="float" office:value="45637394656" calcext:value-type="float">
            <text:p>45637394656</text:p>
          </table:table-cell>
          <table:table-cell office:value-type="float" office:value="28888695632" calcext:value-type="float">
            <text:p>28888695632</text:p>
          </table:table-cell>
          <table:table-cell office:value-type="float" office:value="2398744" calcext:value-type="float">
            <text:p>2398744</text:p>
          </table:table-cell>
          <table:table-cell office:value-type="float" office:value="490537941" calcext:value-type="float">
            <text:p>490537941</text:p>
          </table:table-cell>
          <table:table-cell office:value-type="float" office:value="144591966" calcext:value-type="float">
            <text:p>144591966</text:p>
          </table:table-cell>
          <table:table-cell office:value-type="float" office:value="5430" calcext:value-type="float">
            <text:p>5430</text:p>
          </table:table-cell>
          <table:table-cell office:value-type="float" office:value="65488" calcext:value-type="float">
            <text:p>65488</text:p>
          </table:table-cell>
          <table:table-cell office:value-type="float" office:value="11836" calcext:value-type="float">
            <text:p>11836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86993253152" calcext:value-type="float">
            <text:p>86993253152</text:p>
          </table:table-cell>
          <table:table-cell office:value-type="float" office:value="51073642452" calcext:value-type="float">
            <text:p>51073642452</text:p>
          </table:table-cell>
          <table:table-cell office:value-type="float" office:value="3378281076" calcext:value-type="float">
            <text:p>3378281076</text:p>
          </table:table-cell>
          <table:table-cell office:value-type="float" office:value="2552480" calcext:value-type="float">
            <text:p>2552480</text:p>
          </table:table-cell>
          <table:table-cell office:value-type="float" office:value="566632750" calcext:value-type="float">
            <text:p>566632750</text:p>
          </table:table-cell>
          <table:table-cell office:value-type="float" office:value="259954636" calcext:value-type="float">
            <text:p>259954636</text:p>
          </table:table-cell>
          <table:table-cell office:value-type="float" office:value="948" calcext:value-type="float">
            <text:p>948</text:p>
          </table:table-cell>
          <table:table-cell office:value-type="float" office:value="144445" calcext:value-type="float">
            <text:p>144445</text:p>
          </table:table-cell>
          <table:table-cell office:value-type="float" office:value="1274219" calcext:value-type="float">
            <text:p>1274219</text:p>
          </table:table-cell>
        </table:table-row>
        <table:table-row table:style-name="ro1">
          <table:table-cell office:value-type="string" calcext:value-type="string">
            <text:p>TComTrQuant::xRateDistOptQuant</text:p>
          </table:table-cell>
          <table:table-cell office:value-type="float" office:value="46533136275" calcext:value-type="float">
            <text:p>46533136275</text:p>
          </table:table-cell>
          <table:table-cell office:value-type="float" office:value="17534329926" calcext:value-type="float">
            <text:p>17534329926</text:p>
          </table:table-cell>
          <table:table-cell office:value-type="float" office:value="10303642647" calcext:value-type="float">
            <text:p>10303642647</text:p>
          </table:table-cell>
          <table:table-cell office:value-type="float" office:value="110851605" calcext:value-type="float">
            <text:p>110851605</text:p>
          </table:table-cell>
          <table:table-cell office:value-type="float" office:value="915275534" calcext:value-type="float">
            <text:p>915275534</text:p>
          </table:table-cell>
          <table:table-cell office:value-type="float" office:value="1013354074" calcext:value-type="float">
            <text:p>1013354074</text:p>
          </table:table-cell>
          <table:table-cell office:value-type="float" office:value="24960" calcext:value-type="float">
            <text:p>24960</text:p>
          </table:table-cell>
          <table:table-cell office:value-type="float" office:value="31808" calcext:value-type="float">
            <text:p>31808</text:p>
          </table:table-cell>
          <table:table-cell office:value-type="float" office:value="398747" calcext:value-type="float">
            <text:p>398747</text:p>
          </table:table-cell>
        </table:table-row>
        <table:table-row table:style-name="ro1">
          <table:table-cell office:value-type="string" calcext:value-type="string">
            <text:p>TComInterpolationFilter::filterHor</text:p>
          </table:table-cell>
          <table:table-cell office:value-type="float" office:value="46083939033" calcext:value-type="float">
            <text:p>46083939033</text:p>
          </table:table-cell>
          <table:table-cell office:value-type="float" office:value="25051331596" calcext:value-type="float">
            <text:p>25051331596</text:p>
          </table:table-cell>
          <table:table-cell office:value-type="float" office:value="2319449856" calcext:value-type="float">
            <text:p>2319449856</text:p>
          </table:table-cell>
          <table:table-cell office:value-type="float" office:value="6334848" calcext:value-type="float">
            <text:p>6334848</text:p>
          </table:table-cell>
          <table:table-cell office:value-type="float" office:value="239992821" calcext:value-type="float">
            <text:p>239992821</text:p>
          </table:table-cell>
          <table:table-cell office:value-type="float" office:value="188345401" calcext:value-type="float">
            <text:p>188345401</text:p>
          </table:table-cell>
          <table:table-cell office:value-type="float" office:value="6505" calcext:value-type="float">
            <text:p>6505</text:p>
          </table:table-cell>
          <table:table-cell office:value-type="float" office:value="2105229" calcext:value-type="float">
            <text:p>2105229</text:p>
          </table:table-cell>
          <table:table-cell office:value-type="float" office:value="639022" calcext:value-type="float">
            <text:p>639022</text:p>
          </table:table-cell>
        </table:table-row>
        <table:table-row table:style-name="ro1">
          <table:table-cell office:value-type="string" calcext:value-type="string">
            <text:p>TComRdCost::xGetSAD16</text:p>
          </table:table-cell>
          <table:table-cell office:value-type="float" office:value="20519300592" calcext:value-type="float">
            <text:p>20519300592</text:p>
          </table:table-cell>
          <table:table-cell office:value-type="float" office:value="5547028726" calcext:value-type="float">
            <text:p>5547028726</text:p>
          </table:table-cell>
          <table:table-cell office:value-type="float" office:value="358019158" calcext:value-type="float">
            <text:p>358019158</text:p>
          </table:table-cell>
          <table:table-cell office:value-type="float" office:value="381106" calcext:value-type="float">
            <text:p>381106</text:p>
          </table:table-cell>
          <table:table-cell office:value-type="float" office:value="118033072" calcext:value-type="float">
            <text:p>118033072</text:p>
          </table:table-cell>
          <table:table-cell office:value-type="float" office:value="2646100" calcext:value-type="float">
            <text:p>2646100</text:p>
          </table:table-cell>
          <table:table-cell office:value-type="float" office:value="1424" calcext:value-type="float">
            <text:p>1424</text:p>
          </table:table-cell>
          <table:table-cell office:value-type="float" office:value="504779" calcext:value-type="float">
            <text:p>5047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TComRdCost::xGetSAD8</text:p>
          </table:table-cell>
          <table:table-cell office:value-type="float" office:value="19080043444" calcext:value-type="float">
            <text:p>19080043444</text:p>
          </table:table-cell>
          <table:table-cell office:value-type="float" office:value="5503014104" calcext:value-type="float">
            <text:p>5503014104</text:p>
          </table:table-cell>
          <table:table-cell office:value-type="float" office:value="683378388" calcext:value-type="float">
            <text:p>683378388</text:p>
          </table:table-cell>
          <table:table-cell office:value-type="float" office:value="1298228" calcext:value-type="float">
            <text:p>1298228</text:p>
          </table:table-cell>
          <table:table-cell office:value-type="float" office:value="93710140" calcext:value-type="float">
            <text:p>93710140</text:p>
          </table:table-cell>
          <table:table-cell office:value-type="float" office:value="4701990" calcext:value-type="float">
            <text:p>4701990</text:p>
          </table:table-cell>
          <table:table-cell office:value-type="float" office:value="2241" calcext:value-type="float">
            <text:p>2241</text:p>
          </table:table-cell>
          <table:table-cell office:value-type="float" office:value="547846" calcext:value-type="float">
            <text:p>547846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TComInterpolationFilter::filterCopy</text:p>
          </table:table-cell>
          <table:table-cell office:value-type="float" office:value="16979891236" calcext:value-type="float">
            <text:p>16979891236</text:p>
          </table:table-cell>
          <table:table-cell office:value-type="float" office:value="4336746264" calcext:value-type="float">
            <text:p>4336746264</text:p>
          </table:table-cell>
          <table:table-cell office:value-type="float" office:value="1736884864" calcext:value-type="float">
            <text:p>1736884864</text:p>
          </table:table-cell>
          <table:table-cell office:value-type="float" office:value="3396668" calcext:value-type="float">
            <text:p>3396668</text:p>
          </table:table-cell>
          <table:table-cell office:value-type="float" office:value="141537570" calcext:value-type="float">
            <text:p>141537570</text:p>
          </table:table-cell>
          <table:table-cell office:value-type="float" office:value="176236819" calcext:value-type="float">
            <text:p>176236819</text:p>
          </table:table-cell>
          <table:table-cell office:value-type="float" office:value="2028" calcext:value-type="float">
            <text:p>2028</text:p>
          </table:table-cell>
          <table:table-cell office:value-type="float" office:value="1836570" calcext:value-type="float">
            <text:p>1836570</text:p>
          </table:table-cell>
          <table:table-cell office:value-type="float" office:value="661216" calcext:value-type="float">
            <text:p>661216</text:p>
          </table:table-cell>
        </table:table-row>
        <table:table-row table:style-name="ro1">
          <table:table-cell office:value-type="string" calcext:value-type="string">
            <text:p>TComRdCost::xGetSAD32</text:p>
          </table:table-cell>
          <table:table-cell office:value-type="float" office:value="16295527672" calcext:value-type="float">
            <text:p>16295527672</text:p>
          </table:table-cell>
          <table:table-cell office:value-type="float" office:value="4236212992" calcext:value-type="float">
            <text:p>4236212992</text:p>
          </table:table-cell>
          <table:table-cell office:value-type="float" office:value="120170024" calcext:value-type="float">
            <text:p>120170024</text:p>
          </table:table-cell>
          <table:table-cell office:value-type="float" office:value="167920" calcext:value-type="float">
            <text:p>167920</text:p>
          </table:table-cell>
          <table:table-cell office:value-type="float" office:value="109452894" calcext:value-type="float">
            <text:p>109452894</text:p>
          </table:table-cell>
          <table:table-cell office:value-type="float" office:value="4652426" calcext:value-type="float">
            <text:p>4652426</text:p>
          </table:table-cell>
          <table:table-cell office:value-type="float" office:value="11581" calcext:value-type="float">
            <text:p>11581</text:p>
          </table:table-cell>
          <table:table-cell office:value-type="float" office:value="443280" calcext:value-type="float">
            <text:p>443280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TComRdCost::xCalcHADs4x4</text:p>
          </table:table-cell>
          <table:table-cell office:value-type="float" office:value="11653961600" calcext:value-type="float">
            <text:p>11653961600</text:p>
          </table:table-cell>
          <table:table-cell office:value-type="float" office:value="4324233120" calcext:value-type="float">
            <text:p>4324233120</text:p>
          </table:table-cell>
          <table:table-cell office:value-type="float" office:value="2514802240" calcext:value-type="float">
            <text:p>2514802240</text:p>
          </table:table-cell>
          <table:table-cell office:value-type="float" office:value="4001817" calcext:value-type="float">
            <text:p>4001817</text:p>
          </table:table-cell>
          <table:table-cell office:value-type="float" office:value="33691613" calcext:value-type="float">
            <text:p>33691613</text:p>
          </table:table-cell>
          <table:table-cell office:value-type="float" office:value="8819266" calcext:value-type="float">
            <text:p>8819266</text:p>
          </table:table-cell>
          <table:table-cell office:value-type="float" office:value="9094" calcext:value-type="float">
            <text:p>9094</text:p>
          </table:table-cell>
          <table:table-cell office:value-type="float" office:value="4090" calcext:value-type="float">
            <text:p>409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ssse3</text:p>
          </table:table-cell>
          <table:table-cell office:value-type="float" office:value="11506454683" calcext:value-type="float">
            <text:p>11506454683</text:p>
          </table:table-cell>
          <table:table-cell office:value-type="float" office:value="3845047635" calcext:value-type="float">
            <text:p>3845047635</text:p>
          </table:table-cell>
          <table:table-cell office:value-type="float" office:value="3119672676" calcext:value-type="float">
            <text:p>3119672676</text:p>
          </table:table-cell>
          <table:table-cell office:value-type="float" office:value="14151426" calcext:value-type="float">
            <text:p>14151426</text:p>
          </table:table-cell>
          <table:table-cell office:value-type="float" office:value="918225332" calcext:value-type="float">
            <text:p>918225332</text:p>
          </table:table-cell>
          <table:table-cell office:value-type="float" office:value="798213863" calcext:value-type="float">
            <text:p>798213863</text:p>
          </table:table-cell>
          <table:table-cell office:value-type="float" office:value="25272" calcext:value-type="float">
            <text:p>25272</text:p>
          </table:table-cell>
          <table:table-cell office:value-type="float" office:value="2287527" calcext:value-type="float">
            <text:p>2287527</text:p>
          </table:table-cell>
          <table:table-cell office:value-type="float" office:value="4692899" calcext:value-type="float">
            <text:p>4692899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sse2</text:p>
          </table:table-cell>
          <table:table-cell office:value-type="float" office:value="9566640159" calcext:value-type="float">
            <text:p>9566640159</text:p>
          </table:table-cell>
          <table:table-cell office:value-type="float" office:value="1383549707" calcext:value-type="float">
            <text:p>1383549707</text:p>
          </table:table-cell>
          <table:table-cell office:value-type="float" office:value="4441004536" calcext:value-type="float">
            <text:p>4441004536</text:p>
          </table:table-cell>
          <table:table-cell office:value-type="float" office:value="17225277" calcext:value-type="float">
            <text:p>17225277</text:p>
          </table:table-cell>
          <table:table-cell office:value-type="float" office:value="82648016" calcext:value-type="float">
            <text:p>82648016</text:p>
          </table:table-cell>
          <table:table-cell office:value-type="float" office:value="1636941814" calcext:value-type="float">
            <text:p>1636941814</text:p>
          </table:table-cell>
          <table:table-cell office:value-type="float" office:value="9916" calcext:value-type="float">
            <text:p>9916</text:p>
          </table:table-cell>
          <table:table-cell office:value-type="float" office:value="21141" calcext:value-type="float">
            <text:p>21141</text:p>
          </table:table-cell>
          <table:table-cell office:value-type="float" office:value="4879359" calcext:value-type="float">
            <text:p>4879359</text:p>
          </table:table-cell>
        </table:table-row>
        <table:table-row table:style-name="ro1">
          <table:table-cell office:value-type="string" calcext:value-type="string">
            <text:p>TComRdCost::xGetSAD64</text:p>
          </table:table-cell>
          <table:table-cell office:value-type="float" office:value="9375503886" calcext:value-type="float">
            <text:p>9375503886</text:p>
          </table:table-cell>
          <table:table-cell office:value-type="float" office:value="2388755279" calcext:value-type="float">
            <text:p>2388755279</text:p>
          </table:table-cell>
          <table:table-cell office:value-type="float" office:value="28433585" calcext:value-type="float">
            <text:p>28433585</text:p>
          </table:table-cell>
          <table:table-cell office:value-type="float" office:value="65464" calcext:value-type="float">
            <text:p>65464</text:p>
          </table:table-cell>
          <table:table-cell office:value-type="float" office:value="99571122" calcext:value-type="float">
            <text:p>99571122</text:p>
          </table:table-cell>
          <table:table-cell office:value-type="float" office:value="816433" calcext:value-type="float">
            <text:p>816433</text:p>
          </table:table-cell>
          <table:table-cell office:value-type="float" office:value="1120" calcext:value-type="float">
            <text:p>1120</text:p>
          </table:table-cell>
          <table:table-cell office:value-type="float" office:value="308828" calcext:value-type="float">
            <text:p>30882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5945234374" calcext:value-type="float">
            <text:p>5945234374</text:p>
          </table:table-cell>
          <table:table-cell office:value-type="float" office:value="2332012093" calcext:value-type="float">
            <text:p>2332012093</text:p>
          </table:table-cell>
          <table:table-cell office:value-type="float" office:value="1982237626" calcext:value-type="float">
            <text:p>1982237626</text:p>
          </table:table-cell>
          <table:table-cell office:value-type="float" office:value="64130267" calcext:value-type="float">
            <text:p>64130267</text:p>
          </table:table-cell>
          <table:table-cell office:value-type="float" office:value="310783045" calcext:value-type="float">
            <text:p>310783045</text:p>
          </table:table-cell>
          <table:table-cell office:value-type="float" office:value="79653373" calcext:value-type="float">
            <text:p>79653373</text:p>
          </table:table-cell>
          <table:table-cell office:value-type="float" office:value="12639" calcext:value-type="float">
            <text:p>12639</text:p>
          </table:table-cell>
          <table:table-cell office:value-type="float" office:value="3262" calcext:value-type="float">
            <text:p>3262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TComInterpolationFilter::filterVer</text:p>
          </table:table-cell>
          <table:table-cell office:value-type="float" office:value="5407611967" calcext:value-type="float">
            <text:p>5407611967</text:p>
          </table:table-cell>
          <table:table-cell office:value-type="float" office:value="2935583984" calcext:value-type="float">
            <text:p>2935583984</text:p>
          </table:table-cell>
          <table:table-cell office:value-type="float" office:value="518081994" calcext:value-type="float">
            <text:p>518081994</text:p>
          </table:table-cell>
          <table:table-cell office:value-type="float" office:value="7076167" calcext:value-type="float">
            <text:p>7076167</text:p>
          </table:table-cell>
          <table:table-cell office:value-type="float" office:value="48301366" calcext:value-type="float">
            <text:p>48301366</text:p>
          </table:table-cell>
          <table:table-cell office:value-type="float" office:value="28784915" calcext:value-type="float">
            <text:p>28784915</text:p>
          </table:table-cell>
          <table:table-cell office:value-type="float" office:value="4221" calcext:value-type="float">
            <text:p>4221</text:p>
          </table:table-cell>
          <table:table-cell office:value-type="float" office:value="201569" calcext:value-type="float">
            <text:p>201569</text:p>
          </table:table-cell>
          <table:table-cell office:value-type="float" office:value="64329" calcext:value-type="float">
            <text:p>64329</text:p>
          </table:table-cell>
        </table:table-row>
        <table:table-row table:style-name="ro1">
          <table:table-cell office:value-type="string" calcext:value-type="string">
            <text:p>partialButterfly16</text:p>
          </table:table-cell>
          <table:table-cell office:value-type="float" office:value="4747048362" calcext:value-type="float">
            <text:p>4747048362</text:p>
          </table:table-cell>
          <table:table-cell office:value-type="float" office:value="2557172016" calcext:value-type="float">
            <text:p>2557172016</text:p>
          </table:table-cell>
          <table:table-cell office:value-type="float" office:value="428842512" calcext:value-type="float">
            <text:p>428842512</text:p>
          </table:table-cell>
          <table:table-cell office:value-type="float" office:value="4019750" calcext:value-type="float">
            <text:p>4019750</text:p>
          </table:table-cell>
          <table:table-cell office:value-type="float" office:value="20510804" calcext:value-type="float">
            <text:p>20510804</text:p>
          </table:table-cell>
          <table:table-cell office:value-type="float" office:value="30136253" calcext:value-type="float">
            <text:p>30136253</text:p>
          </table:table-cell>
          <table:table-cell office:value-type="float" office:value="3983" calcext:value-type="float">
            <text:p>3983</text:p>
          </table:table-cell>
          <table:table-cell office:value-type="float" office:value="2148" calcext:value-type="float">
            <text:p>2148</text:p>
          </table:table-cell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string" calcext:value-type="string">
            <text:p>partialButterfly32</text:p>
          </table:table-cell>
          <table:table-cell office:value-type="float" office:value="4606555476" calcext:value-type="float">
            <text:p>4606555476</text:p>
          </table:table-cell>
          <table:table-cell office:value-type="float" office:value="2639562272" calcext:value-type="float">
            <text:p>2639562272</text:p>
          </table:table-cell>
          <table:table-cell office:value-type="float" office:value="276898440" calcext:value-type="float">
            <text:p>276898440</text:p>
          </table:table-cell>
          <table:table-cell office:value-type="float" office:value="1698265" calcext:value-type="float">
            <text:p>1698265</text:p>
          </table:table-cell>
          <table:table-cell office:value-type="float" office:value="39221669" calcext:value-type="float">
            <text:p>39221669</text:p>
          </table:table-cell>
          <table:table-cell office:value-type="float" office:value="23778150" calcext:value-type="float">
            <text:p>23778150</text:p>
          </table:table-cell>
          <table:table-cell office:value-type="float" office:value="3319" calcext:value-type="float">
            <text:p>3319</text:p>
          </table:table-cell>
          <table:table-cell office:value-type="float" office:value="2150" calcext:value-type="float">
            <text:p>2150</text:p>
          </table:table-cell>
          <table:table-cell office:value-type="float" office:value="40722" calcext:value-type="float">
            <text:p>40722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4370788322" calcext:value-type="float">
            <text:p>4370788322</text:p>
          </table:table-cell>
          <table:table-cell office:value-type="float" office:value="2478809746" calcext:value-type="float">
            <text:p>2478809746</text:p>
          </table:table-cell>
          <table:table-cell office:value-type="float" office:value="189819470" calcext:value-type="float">
            <text:p>189819470</text:p>
          </table:table-cell>
          <table:table-cell office:value-type="float" office:value="2374920" calcext:value-type="float">
            <text:p>2374920</text:p>
          </table:table-cell>
          <table:table-cell office:value-type="float" office:value="43227887" calcext:value-type="float">
            <text:p>43227887</text:p>
          </table:table-cell>
          <table:table-cell office:value-type="float" office:value="13400675" calcext:value-type="float">
            <text:p>13400675</text:p>
          </table:table-cell>
          <table:table-cell office:value-type="float" office:value="776" calcext:value-type="float">
            <text:p>776</text:p>
          </table:table-cell>
          <table:table-cell office:value-type="float" office:value="584222" calcext:value-type="float">
            <text:p>584222</text:p>
          </table:table-cell>
          <table:table-cell office:value-type="float" office:value="26269" calcext:value-type="float">
            <text:p>26269</text:p>
          </table:table-cell>
        </table:table-row>
        <table:table-row table:style-name="ro1">
          <table:table-cell office:value-type="string" calcext:value-type="string">
            <text:p>TComTrQuant::getSigCtxInc</text:p>
          </table:table-cell>
          <table:table-cell office:value-type="float" office:value="3909986707" calcext:value-type="float">
            <text:p>3909986707</text:p>
          </table:table-cell>
          <table:table-cell office:value-type="float" office:value="1192832915" calcext:value-type="float">
            <text:p>1192832915</text:p>
          </table:table-cell>
          <table:table-cell office:value-type="float" office:value="313936924" calcext:value-type="float">
            <text:p>313936924</text:p>
          </table:table-cell>
          <table:table-cell office:value-type="float" office:value="956691" calcext:value-type="float">
            <text:p>956691</text:p>
          </table:table-cell>
          <table:table-cell office:value-type="float" office:value="30887370" calcext:value-type="float">
            <text:p>30887370</text:p>
          </table:table-cell>
          <table:table-cell office:value-type="float" office:value="8573935" calcext:value-type="float">
            <text:p>8573935</text:p>
          </table:table-cell>
          <table:table-cell office:value-type="float" office:value="568" calcext:value-type="float">
            <text:p>56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Inverse32</text:p>
          </table:table-cell>
          <table:table-cell office:value-type="float" office:value="3828290582" calcext:value-type="float">
            <text:p>3828290582</text:p>
          </table:table-cell>
          <table:table-cell office:value-type="float" office:value="2105879212" calcext:value-type="float">
            <text:p>2105879212</text:p>
          </table:table-cell>
          <table:table-cell office:value-type="float" office:value="275928260" calcext:value-type="float">
            <text:p>275928260</text:p>
          </table:table-cell>
          <table:table-cell office:value-type="float" office:value="1511280" calcext:value-type="float">
            <text:p>1511280</text:p>
          </table:table-cell>
          <table:table-cell office:value-type="float" office:value="17610443" calcext:value-type="float">
            <text:p>17610443</text:p>
          </table:table-cell>
          <table:table-cell office:value-type="float" office:value="11225557" calcext:value-type="float">
            <text:p>11225557</text:p>
          </table:table-cell>
          <table:table-cell office:value-type="float" office:value="2852" calcext:value-type="float">
            <text:p>2852</text:p>
          </table:table-cell>
          <table:table-cell office:value-type="float" office:value="1848" calcext:value-type="float">
            <text:p>1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omRdCost::xGetComponentBits</text:p>
          </table:table-cell>
          <table:table-cell office:value-type="float" office:value="3767657036" calcext:value-type="float">
            <text:p>3767657036</text:p>
          </table:table-cell>
          <table:table-cell office:value-type="float" office:value="379629344" calcext:value-type="float">
            <text:p>379629344</text:p>
          </table:table-cell>
          <table:table-cell office:value-type="float" office:value="0" calcext:value-type="float">
            <text:p>0</text:p>
          </table:table-cell>
          <table:table-cell office:value-type="float" office:value="299592" calcext:value-type="float">
            <text:p>29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HADs</text:p>
          </table:table-cell>
          <table:table-cell office:value-type="float" office:value="3763253469" calcext:value-type="float">
            <text:p>3763253469</text:p>
          </table:table-cell>
          <table:table-cell office:value-type="float" office:value="1438224668" calcext:value-type="float">
            <text:p>1438224668</text:p>
          </table:table-cell>
          <table:table-cell office:value-type="float" office:value="1211364297" calcext:value-type="float">
            <text:p>1211364297</text:p>
          </table:table-cell>
          <table:table-cell office:value-type="float" office:value="3092429" calcext:value-type="float">
            <text:p>3092429</text:p>
          </table:table-cell>
          <table:table-cell office:value-type="float" office:value="14469212" calcext:value-type="float">
            <text:p>14469212</text:p>
          </table:table-cell>
          <table:table-cell office:value-type="float" office:value="7036452" calcext:value-type="float">
            <text:p>7036452</text:p>
          </table:table-cell>
          <table:table-cell office:value-type="float" office:value="2806" calcext:value-type="float">
            <text:p>2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4</text:p>
          </table:table-cell>
          <table:table-cell office:value-type="float" office:value="3507070266" calcext:value-type="float">
            <text:p>3507070266</text:p>
          </table:table-cell>
          <table:table-cell office:value-type="float" office:value="1101899537" calcext:value-type="float">
            <text:p>1101899537</text:p>
          </table:table-cell>
          <table:table-cell office:value-type="float" office:value="200987783" calcext:value-type="float">
            <text:p>200987783</text:p>
          </table:table-cell>
          <table:table-cell office:value-type="float" office:value="1124058" calcext:value-type="float">
            <text:p>1124058</text:p>
          </table:table-cell>
          <table:table-cell office:value-type="float" office:value="25381238" calcext:value-type="float">
            <text:p>25381238</text:p>
          </table:table-cell>
          <table:table-cell office:value-type="float" office:value="2386455" calcext:value-type="float">
            <text:p>2386455</text:p>
          </table:table-cell>
          <table:table-cell office:value-type="float" office:value="1018" calcext:value-type="float">
            <text:p>1018</text:p>
          </table:table-cell>
          <table:table-cell office:value-type="float" office:value="170406" calcext:value-type="float">
            <text:p>17040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partialButterfly8</text:p>
          </table:table-cell>
          <table:table-cell office:value-type="float" office:value="3470176674" calcext:value-type="float">
            <text:p>3470176674</text:p>
          </table:table-cell>
          <table:table-cell office:value-type="float" office:value="1760584608" calcext:value-type="float">
            <text:p>1760584608</text:p>
          </table:table-cell>
          <table:table-cell office:value-type="float" office:value="456249060" calcext:value-type="float">
            <text:p>456249060</text:p>
          </table:table-cell>
          <table:table-cell office:value-type="float" office:value="17432543" calcext:value-type="float">
            <text:p>17432543</text:p>
          </table:table-cell>
          <table:table-cell office:value-type="float" office:value="21408340" calcext:value-type="float">
            <text:p>21408340</text:p>
          </table:table-cell>
          <table:table-cell office:value-type="float" office:value="38511936" calcext:value-type="float">
            <text:p>38511936</text:p>
          </table:table-cell>
          <table:table-cell office:value-type="float" office:value="3765" calcext:value-type="float">
            <text:p>3765</text:p>
          </table:table-cell>
          <table:table-cell office:value-type="float" office:value="861" calcext:value-type="float">
            <text:p>861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TComPrediction::xPredIntraAng</text:p>
          </table:table-cell>
          <table:table-cell office:value-type="float" office:value="3128206934" calcext:value-type="float">
            <text:p>3128206934</text:p>
          </table:table-cell>
          <table:table-cell office:value-type="float" office:value="975146511" calcext:value-type="float">
            <text:p>975146511</text:p>
          </table:table-cell>
          <table:table-cell office:value-type="float" office:value="418400410" calcext:value-type="float">
            <text:p>418400410</text:p>
          </table:table-cell>
          <table:table-cell office:value-type="float" office:value="7148180" calcext:value-type="float">
            <text:p>7148180</text:p>
          </table:table-cell>
          <table:table-cell office:value-type="float" office:value="17581223" calcext:value-type="float">
            <text:p>17581223</text:p>
          </table:table-cell>
          <table:table-cell office:value-type="float" office:value="20043120" calcext:value-type="float">
            <text:p>20043120</text:p>
          </table:table-cell>
          <table:table-cell office:value-type="float" office:value="2917" calcext:value-type="float">
            <text:p>2917</text:p>
          </table:table-cell>
          <table:table-cell office:value-type="float" office:value="318" calcext:value-type="float">
            <text:p>318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chk_sse2</text:p>
          </table:table-cell>
          <table:table-cell office:value-type="float" office:value="3121156936" calcext:value-type="float">
            <text:p>3121156936</text:p>
          </table:table-cell>
          <table:table-cell office:value-type="float" office:value="649467580" calcext:value-type="float">
            <text:p>649467580</text:p>
          </table:table-cell>
          <table:table-cell office:value-type="float" office:value="929760928" calcext:value-type="float">
            <text:p>929760928</text:p>
          </table:table-cell>
          <table:table-cell office:value-type="float" office:value="5708150" calcext:value-type="float">
            <text:p>5708150</text:p>
          </table:table-cell>
          <table:table-cell office:value-type="float" office:value="14732152" calcext:value-type="float">
            <text:p>14732152</text:p>
          </table:table-cell>
          <table:table-cell office:value-type="float" office:value="402892300" calcext:value-type="float">
            <text:p>402892300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219951" calcext:value-type="float">
            <text:p>219951</text:p>
          </table:table-cell>
        </table:table-row>
        <table:table-row table:style-name="ro1">
          <table:table-cell office:value-type="string" calcext:value-type="string">
            <text:p>TComYuv::addAvg</text:p>
          </table:table-cell>
          <table:table-cell office:value-type="float" office:value="2517381400" calcext:value-type="float">
            <text:p>2517381400</text:p>
          </table:table-cell>
          <table:table-cell office:value-type="float" office:value="961926356" calcext:value-type="float">
            <text:p>961926356</text:p>
          </table:table-cell>
          <table:table-cell office:value-type="float" office:value="213104970" calcext:value-type="float">
            <text:p>213104970</text:p>
          </table:table-cell>
          <table:table-cell office:value-type="float" office:value="3591214" calcext:value-type="float">
            <text:p>3591214</text:p>
          </table:table-cell>
          <table:table-cell office:value-type="float" office:value="28017725" calcext:value-type="float">
            <text:p>28017725</text:p>
          </table:table-cell>
          <table:table-cell office:value-type="float" office:value="13363740" calcext:value-type="float">
            <text:p>13363740</text:p>
          </table:table-cell>
          <table:table-cell office:value-type="float" office:value="6909" calcext:value-type="float">
            <text:p>6909</text:p>
          </table:table-cell>
          <table:table-cell office:value-type="float" office:value="65847" calcext:value-type="float">
            <text:p>65847</text:p>
          </table:table-cell>
          <table:table-cell office:value-type="float" office:value="30727" calcext:value-type="float">
            <text:p>30727</text:p>
          </table:table-cell>
        </table:table-row>
        <table:table-row table:style-name="ro1">
          <table:table-cell office:value-type="string" calcext:value-type="string">
            <text:p>TEncSbac::codeCoeffNxN</text:p>
          </table:table-cell>
          <table:table-cell office:value-type="float" office:value="2468402678" calcext:value-type="float">
            <text:p>2468402678</text:p>
          </table:table-cell>
          <table:table-cell office:value-type="float" office:value="848823452" calcext:value-type="float">
            <text:p>848823452</text:p>
          </table:table-cell>
          <table:table-cell office:value-type="float" office:value="704275187" calcext:value-type="float">
            <text:p>704275187</text:p>
          </table:table-cell>
          <table:table-cell office:value-type="float" office:value="28595964" calcext:value-type="float">
            <text:p>28595964</text:p>
          </table:table-cell>
          <table:table-cell office:value-type="float" office:value="32807952" calcext:value-type="float">
            <text:p>32807952</text:p>
          </table:table-cell>
          <table:table-cell office:value-type="float" office:value="17568588" calcext:value-type="float">
            <text:p>17568588</text:p>
          </table:table-cell>
          <table:table-cell office:value-type="float" office:value="6044" calcext:value-type="float">
            <text:p>6044</text:p>
          </table:table-cell>
          <table:table-cell office:value-type="float" office:value="4744" calcext:value-type="float">
            <text:p>4744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partialButterfly4</text:p>
          </table:table-cell>
          <table:table-cell office:value-type="float" office:value="2365032176" calcext:value-type="float">
            <text:p>2365032176</text:p>
          </table:table-cell>
          <table:table-cell office:value-type="float" office:value="1090882000" calcext:value-type="float">
            <text:p>1090882000</text:p>
          </table:table-cell>
          <table:table-cell office:value-type="float" office:value="418898688" calcext:value-type="float">
            <text:p>418898688</text:p>
          </table:table-cell>
          <table:table-cell office:value-type="float" office:value="2785525" calcext:value-type="float">
            <text:p>2785525</text:p>
          </table:table-cell>
          <table:table-cell office:value-type="float" office:value="10158906" calcext:value-type="float">
            <text:p>10158906</text:p>
          </table:table-cell>
          <table:table-cell office:value-type="float" office:value="24720624" calcext:value-type="float">
            <text:p>24720624</text:p>
          </table:table-cell>
          <table:table-cell office:value-type="float" office:value="914" calcext:value-type="float">
            <text:p>914</text:p>
          </table:table-cell>
          <table:table-cell office:value-type="float" office:value="248" calcext:value-type="float">
            <text:p>248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TEncSbac::estSignificantCoefficientsBit</text:p>
          </table:table-cell>
          <table:table-cell office:value-type="float" office:value="2266615070" calcext:value-type="float">
            <text:p>2266615070</text:p>
          </table:table-cell>
          <table:table-cell office:value-type="float" office:value="880232794" calcext:value-type="float">
            <text:p>880232794</text:p>
          </table:table-cell>
          <table:table-cell office:value-type="float" office:value="453526516" calcext:value-type="float">
            <text:p>453526516</text:p>
          </table:table-cell>
          <table:table-cell office:value-type="float" office:value="4721602" calcext:value-type="float">
            <text:p>4721602</text:p>
          </table:table-cell>
          <table:table-cell office:value-type="float" office:value="14327603" calcext:value-type="float">
            <text:p>14327603</text:p>
          </table:table-cell>
          <table:table-cell office:value-type="float" office:value="35298261" calcext:value-type="float">
            <text:p>35298261</text:p>
          </table:table-cell>
          <table:table-cell office:value-type="float" office:value="2243" calcext:value-type="float">
            <text:p>2243</text:p>
          </table:table-cell>
          <table:table-cell office:value-type="float" office:value="507" calcext:value-type="float">
            <text:p>507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TEncSbac::estLastSignificantPositionBit</text:p>
          </table:table-cell>
          <table:table-cell office:value-type="float" office:value="2253300602" calcext:value-type="float">
            <text:p>2253300602</text:p>
          </table:table-cell>
          <table:table-cell office:value-type="float" office:value="905542092" calcext:value-type="float">
            <text:p>905542092</text:p>
          </table:table-cell>
          <table:table-cell office:value-type="float" office:value="368337014" calcext:value-type="float">
            <text:p>368337014</text:p>
          </table:table-cell>
          <table:table-cell office:value-type="float" office:value="14019231" calcext:value-type="float">
            <text:p>14019231</text:p>
          </table:table-cell>
          <table:table-cell office:value-type="float" office:value="36824900" calcext:value-type="float">
            <text:p>36824900</text:p>
          </table:table-cell>
          <table:table-cell office:value-type="float" office:value="25438127" calcext:value-type="float">
            <text:p>25438127</text:p>
          </table:table-cell>
          <table:table-cell office:value-type="float" office:value="2265" calcext:value-type="float">
            <text:p>2265</text:p>
          </table:table-cell>
          <table:table-cell office:value-type="float" office:value="820" calcext:value-type="float">
            <text:p>82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TComTrQuant::xT</text:p>
          </table:table-cell>
          <table:table-cell office:value-type="float" office:value="2210312698" calcext:value-type="float">
            <text:p>2210312698</text:p>
          </table:table-cell>
          <table:table-cell office:value-type="float" office:value="533058602" calcext:value-type="float">
            <text:p>533058602</text:p>
          </table:table-cell>
          <table:table-cell office:value-type="float" office:value="435711766" calcext:value-type="float">
            <text:p>435711766</text:p>
          </table:table-cell>
          <table:table-cell office:value-type="float" office:value="15064704" calcext:value-type="float">
            <text:p>15064704</text:p>
          </table:table-cell>
          <table:table-cell office:value-type="float" office:value="70029585" calcext:value-type="float">
            <text:p>70029585</text:p>
          </table:table-cell>
          <table:table-cell office:value-type="float" office:value="58008292" calcext:value-type="float">
            <text:p>58008292</text:p>
          </table:table-cell>
          <table:table-cell office:value-type="float" office:value="868" calcext:value-type="float">
            <text:p>868</text:p>
          </table:table-cell>
          <table:table-cell office:value-type="float" office:value="178" calcext:value-type="float">
            <text:p>178</text:p>
          </table:table-cell>
          <table:table-cell office:value-type="float" office:value="27292" calcext:value-type="float">
            <text:p>27292</text:p>
          </table:table-cell>
        </table:table-row>
        <table:table-row table:style-name="ro1">
          <table:table-cell office:value-type="string" calcext:value-type="string">
            <text:p>__x86.get_pc_thunk.bx</text:p>
          </table:table-cell>
          <table:table-cell table:number-columns-repeated="2" office:value-type="float" office:value="2200706534" calcext:value-type="float">
            <text:p>22007065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IntraCodingTUBlock</text:p>
          </table:table-cell>
          <table:table-cell office:value-type="float" office:value="2118708174" calcext:value-type="float">
            <text:p>2118708174</text:p>
          </table:table-cell>
          <table:table-cell office:value-type="float" office:value="788287192" calcext:value-type="float">
            <text:p>788287192</text:p>
          </table:table-cell>
          <table:table-cell office:value-type="float" office:value="431748298" calcext:value-type="float">
            <text:p>431748298</text:p>
          </table:table-cell>
          <table:table-cell office:value-type="float" office:value="24462147" calcext:value-type="float">
            <text:p>24462147</text:p>
          </table:table-cell>
          <table:table-cell office:value-type="float" office:value="47498628" calcext:value-type="float">
            <text:p>47498628</text:p>
          </table:table-cell>
          <table:table-cell office:value-type="float" office:value="27662663" calcext:value-type="float">
            <text:p>27662663</text:p>
          </table:table-cell>
          <table:table-cell office:value-type="float" office:value="6425" calcext:value-type="float">
            <text:p>6425</text:p>
          </table:table-cell>
          <table:table-cell office:value-type="float" office:value="18177" calcext:value-type="float">
            <text:p>18177</text:p>
          </table:table-cell>
          <table:table-cell office:value-type="float" office:value="228524" calcext:value-type="float">
            <text:p>228524</text:p>
          </table:table-cell>
        </table:table-row>
        <table:table-row table:style-name="ro1">
          <table:table-cell office:value-type="string" calcext:value-type="string">
            <text:p>TComPrediction::xPredInterBlk</text:p>
          </table:table-cell>
          <table:table-cell office:value-type="float" office:value="2102751995" calcext:value-type="float">
            <text:p>2102751995</text:p>
          </table:table-cell>
          <table:table-cell office:value-type="float" office:value="862043440" calcext:value-type="float">
            <text:p>862043440</text:p>
          </table:table-cell>
          <table:table-cell office:value-type="float" office:value="399625303" calcext:value-type="float">
            <text:p>399625303</text:p>
          </table:table-cell>
          <table:table-cell office:value-type="float" office:value="6856931" calcext:value-type="float">
            <text:p>6856931</text:p>
          </table:table-cell>
          <table:table-cell office:value-type="float" office:value="73694479" calcext:value-type="float">
            <text:p>73694479</text:p>
          </table:table-cell>
          <table:table-cell office:value-type="float" office:value="12838414" calcext:value-type="float">
            <text:p>12838414</text:p>
          </table:table-cell>
          <table:table-cell office:value-type="float" office:value="10218" calcext:value-type="float">
            <text:p>10218</text:p>
          </table:table-cell>
          <table:table-cell office:value-type="float" office:value="332729" calcext:value-type="float">
            <text:p>33272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partialButterflyInverse16</text:p>
          </table:table-cell>
          <table:table-cell office:value-type="float" office:value="2052027348" calcext:value-type="float">
            <text:p>2052027348</text:p>
          </table:table-cell>
          <table:table-cell office:value-type="float" office:value="1196434708" calcext:value-type="float">
            <text:p>1196434708</text:p>
          </table:table-cell>
          <table:table-cell office:value-type="float" office:value="171351026" calcext:value-type="float">
            <text:p>171351026</text:p>
          </table:table-cell>
          <table:table-cell office:value-type="float" office:value="3823798" calcext:value-type="float">
            <text:p>3823798</text:p>
          </table:table-cell>
          <table:table-cell office:value-type="float" office:value="55561687" calcext:value-type="float">
            <text:p>55561687</text:p>
          </table:table-cell>
          <table:table-cell office:value-type="float" office:value="18896604" calcext:value-type="float">
            <text:p>18896604</text:p>
          </table:table-cell>
          <table:table-cell office:value-type="float" office:value="2603" calcext:value-type="float">
            <text:p>2603</text:p>
          </table:table-cell>
          <table:table-cell office:value-type="float" office:value="1266" calcext:value-type="float">
            <text:p>126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EncEntropy::countNonZeroCoeffs</text:p>
          </table:table-cell>
          <table:table-cell office:value-type="float" office:value="2050111780" calcext:value-type="float">
            <text:p>2050111780</text:p>
          </table:table-cell>
          <table:table-cell office:value-type="float" office:value="235526532" calcext:value-type="float">
            <text:p>235526532</text:p>
          </table:table-cell>
          <table:table-cell office:value-type="float" office:value="4351688" calcext:value-type="float">
            <text:p>4351688</text:p>
          </table:table-cell>
          <table:table-cell office:value-type="float" office:value="364204" calcext:value-type="float">
            <text:p>364204</text:p>
          </table:table-cell>
          <table:table-cell office:value-type="float" office:value="24629870" calcext:value-type="float">
            <text:p>2462987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5591" calcext:value-type="float">
            <text:p>105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xDeQuant</text:p>
          </table:table-cell>
          <table:table-cell office:value-type="float" office:value="2002395555" calcext:value-type="float">
            <text:p>2002395555</text:p>
          </table:table-cell>
          <table:table-cell office:value-type="float" office:value="759292998" calcext:value-type="float">
            <text:p>759292998</text:p>
          </table:table-cell>
          <table:table-cell office:value-type="float" office:value="108441243" calcext:value-type="float">
            <text:p>108441243</text:p>
          </table:table-cell>
          <table:table-cell office:value-type="float" office:value="4515131" calcext:value-type="float">
            <text:p>4515131</text:p>
          </table:table-cell>
          <table:table-cell office:value-type="float" office:value="8785032" calcext:value-type="float">
            <text:p>8785032</text:p>
          </table:table-cell>
          <table:table-cell office:value-type="float" office:value="11240516" calcext:value-type="float">
            <text:p>11240516</text:p>
          </table:table-cell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TZSearchHelp</text:p>
          </table:table-cell>
          <table:table-cell office:value-type="float" office:value="1972911344" calcext:value-type="float">
            <text:p>1972911344</text:p>
          </table:table-cell>
          <table:table-cell office:value-type="float" office:value="833454792" calcext:value-type="float">
            <text:p>833454792</text:p>
          </table:table-cell>
          <table:table-cell office:value-type="float" office:value="619536506" calcext:value-type="float">
            <text:p>619536506</text:p>
          </table:table-cell>
          <table:table-cell office:value-type="float" office:value="4835879" calcext:value-type="float">
            <text:p>4835879</text:p>
          </table:table-cell>
          <table:table-cell office:value-type="float" office:value="68400823" calcext:value-type="float">
            <text:p>68400823</text:p>
          </table:table-cell>
          <table:table-cell office:value-type="float" office:value="1351764" calcext:value-type="float">
            <text:p>1351764</text:p>
          </table:table-cell>
          <table:table-cell office:value-type="float" office:value="2722" calcext:value-type="float">
            <text:p>2722</text:p>
          </table:table-cell>
          <table:table-cell office:value-type="float" office:value="9236" calcext:value-type="float">
            <text:p>923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TEncSearch::xPatternRefinement</text:p>
          </table:table-cell>
          <table:table-cell office:value-type="float" office:value="1894198230" calcext:value-type="float">
            <text:p>1894198230</text:p>
          </table:table-cell>
          <table:table-cell office:value-type="float" office:value="726549284" calcext:value-type="float">
            <text:p>726549284</text:p>
          </table:table-cell>
          <table:table-cell office:value-type="float" office:value="435435056" calcext:value-type="float">
            <text:p>435435056</text:p>
          </table:table-cell>
          <table:table-cell office:value-type="float" office:value="2760892" calcext:value-type="float">
            <text:p>2760892</text:p>
          </table:table-cell>
          <table:table-cell office:value-type="float" office:value="83492218" calcext:value-type="float">
            <text:p>83492218</text:p>
          </table:table-cell>
          <table:table-cell office:value-type="float" office:value="50754217" calcext:value-type="float">
            <text:p>50754217</text:p>
          </table:table-cell>
          <table:table-cell office:value-type="float" office:value="1786" calcext:value-type="float">
            <text:p>1786</text:p>
          </table:table-cell>
          <table:table-cell office:value-type="float" office:value="4802" calcext:value-type="float">
            <text:p>4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4</text:p>
          </table:table-cell>
          <table:table-cell office:value-type="float" office:value="1748131290" calcext:value-type="float">
            <text:p>1748131290</text:p>
          </table:table-cell>
          <table:table-cell office:value-type="float" office:value="674717340" calcext:value-type="float">
            <text:p>674717340</text:p>
          </table:table-cell>
          <table:table-cell office:value-type="float" office:value="388473620" calcext:value-type="float">
            <text:p>388473620</text:p>
          </table:table-cell>
          <table:table-cell office:value-type="float" office:value="9863612" calcext:value-type="float">
            <text:p>9863612</text:p>
          </table:table-cell>
          <table:table-cell office:value-type="float" office:value="17841067" calcext:value-type="float">
            <text:p>17841067</text:p>
          </table:table-cell>
          <table:table-cell office:value-type="float" office:value="10521643" calcext:value-type="float">
            <text:p>10521643</text:p>
          </table:table-cell>
          <table:table-cell office:value-type="float" office:value="2733" calcext:value-type="float">
            <text:p>2733</text:p>
          </table:table-cell>
          <table:table-cell office:value-type="float" office:value="391" calcext:value-type="float">
            <text:p>39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1685494004" calcext:value-type="float">
            <text:p>1685494004</text:p>
          </table:table-cell>
          <table:table-cell office:value-type="float" office:value="1108711126" calcext:value-type="float">
            <text:p>1108711126</text:p>
          </table:table-cell>
          <table:table-cell office:value-type="float" office:value="67531436" calcext:value-type="float">
            <text:p>67531436</text:p>
          </table:table-cell>
          <table:table-cell office:value-type="float" office:value="563975" calcext:value-type="float">
            <text:p>563975</text:p>
          </table:table-cell>
          <table:table-cell office:value-type="float" office:value="16900801" calcext:value-type="float">
            <text:p>16900801</text:p>
          </table:table-cell>
          <table:table-cell office:value-type="float" office:value="6261675" calcext:value-type="float">
            <text:p>6261675</text:p>
          </table:table-cell>
          <table:table-cell office:value-type="float" office:value="603" calcext:value-type="float">
            <text:p>603</text:p>
          </table:table-cell>
          <table:table-cell office:value-type="float" office:value="160569" calcext:value-type="float">
            <text:p>160569</text:p>
          </table:table-cell>
          <table:table-cell office:value-type="float" office:value="15615" calcext:value-type="float">
            <text:p>15615</text:p>
          </table:table-cell>
        </table:table-row>
        <table:table-row table:style-name="ro1">
          <table:table-cell office:value-type="string" calcext:value-type="string">
            <text:p>TEncBinCABACCounter::encodeBin</text:p>
          </table:table-cell>
          <table:table-cell office:value-type="float" office:value="1683411741" calcext:value-type="float">
            <text:p>1683411741</text:p>
          </table:table-cell>
          <table:table-cell office:value-type="float" office:value="810531579" calcext:value-type="float">
            <text:p>810531579</text:p>
          </table:table-cell>
          <table:table-cell office:value-type="float" office:value="498788664" calcext:value-type="float">
            <text:p>498788664</text:p>
          </table:table-cell>
          <table:table-cell office:value-type="float" office:value="1430676" calcext:value-type="float">
            <text:p>1430676</text:p>
          </table:table-cell>
          <table:table-cell office:value-type="float" office:value="82107423" calcext:value-type="float">
            <text:p>82107423</text:p>
          </table:table-cell>
          <table:table-cell office:value-type="float" office:value="3466229" calcext:value-type="float">
            <text:p>3466229</text:p>
          </table:table-cell>
          <table:table-cell office:value-type="float" office:value="1223" calcext:value-type="float">
            <text:p>1223</text:p>
          </table:table-cell>
          <table:table-cell office:value-type="float" office:value="3341" calcext:value-type="float">
            <text:p>334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TEncSbac::estSignificantMapBit</text:p>
          </table:table-cell>
          <table:table-cell office:value-type="float" office:value="1527289068" calcext:value-type="float">
            <text:p>1527289068</text:p>
          </table:table-cell>
          <table:table-cell office:value-type="float" office:value="565663585" calcext:value-type="float">
            <text:p>565663585</text:p>
          </table:table-cell>
          <table:table-cell office:value-type="float" office:value="269735064" calcext:value-type="float">
            <text:p>269735064</text:p>
          </table:table-cell>
          <table:table-cell office:value-type="float" office:value="15736026" calcext:value-type="float">
            <text:p>15736026</text:p>
          </table:table-cell>
          <table:table-cell office:value-type="float" office:value="52507269" calcext:value-type="float">
            <text:p>52507269</text:p>
          </table:table-cell>
          <table:table-cell office:value-type="float" office:value="35683194" calcext:value-type="float">
            <text:p>35683194</text:p>
          </table:table-cell>
          <table:table-cell office:value-type="float" office:value="1433" calcext:value-type="float">
            <text:p>1433</text:p>
          </table:table-cell>
          <table:table-cell office:value-type="float" office:value="972" calcext:value-type="float">
            <text:p>972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TEncSearch::xPatternSearch</text:p>
          </table:table-cell>
          <table:table-cell office:value-type="float" office:value="1495258977" calcext:value-type="float">
            <text:p>1495258977</text:p>
          </table:table-cell>
          <table:table-cell office:value-type="float" office:value="589706510" calcext:value-type="float">
            <text:p>589706510</text:p>
          </table:table-cell>
          <table:table-cell office:value-type="float" office:value="520587691" calcext:value-type="float">
            <text:p>520587691</text:p>
          </table:table-cell>
          <table:table-cell office:value-type="float" office:value="1191015" calcext:value-type="float">
            <text:p>1191015</text:p>
          </table:table-cell>
          <table:table-cell office:value-type="float" office:value="81493046" calcext:value-type="float">
            <text:p>81493046</text:p>
          </table:table-cell>
          <table:table-cell office:value-type="float" office:value="68839150" calcext:value-type="float">
            <text:p>68839150</text:p>
          </table:table-cell>
          <table:table-cell office:value-type="float" office:value="3904" calcext:value-type="float">
            <text:p>3904</text:p>
          </table:table-cell>
          <table:table-cell office:value-type="float" office:value="8370" calcext:value-type="float">
            <text:p>837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string" calcext:value-type="string">
            <text:p>TComYuv::addClip</text:p>
          </table:table-cell>
          <table:table-cell office:value-type="float" office:value="1410532293" calcext:value-type="float">
            <text:p>1410532293</text:p>
          </table:table-cell>
          <table:table-cell office:value-type="float" office:value="377668907" calcext:value-type="float">
            <text:p>377668907</text:p>
          </table:table-cell>
          <table:table-cell office:value-type="float" office:value="131137529" calcext:value-type="float">
            <text:p>131137529</text:p>
          </table:table-cell>
          <table:table-cell office:value-type="float" office:value="3540792" calcext:value-type="float">
            <text:p>3540792</text:p>
          </table:table-cell>
          <table:table-cell office:value-type="float" office:value="15714582" calcext:value-type="float">
            <text:p>15714582</text:p>
          </table:table-cell>
          <table:table-cell office:value-type="float" office:value="6677864" calcext:value-type="float">
            <text:p>6677864</text:p>
          </table:table-cell>
          <table:table-cell office:value-type="float" office:value="4434" calcext:value-type="float">
            <text:p>4434</text:p>
          </table:table-cell>
          <table:table-cell office:value-type="float" office:value="984" calcext:value-type="float">
            <text:p>984</text:p>
          </table:table-cell>
          <table:table-cell office:value-type="float" office:value="27789" calcext:value-type="float">
            <text:p>27789</text:p>
          </table:table-cell>
        </table:table-row>
        <table:table-row table:style-name="ro1">
          <table:table-cell office:value-type="string" calcext:value-type="string">
            <text:p>TComTrQuant::transformNxN</text:p>
          </table:table-cell>
          <table:table-cell office:value-type="float" office:value="1400136098" calcext:value-type="float">
            <text:p>1400136098</text:p>
          </table:table-cell>
          <table:table-cell office:value-type="float" office:value="677120898" calcext:value-type="float">
            <text:p>677120898</text:p>
          </table:table-cell>
          <table:table-cell office:value-type="float" office:value="536695370" calcext:value-type="float">
            <text:p>536695370</text:p>
          </table:table-cell>
          <table:table-cell office:value-type="float" office:value="22415608" calcext:value-type="float">
            <text:p>22415608</text:p>
          </table:table-cell>
          <table:table-cell office:value-type="float" office:value="62193918" calcext:value-type="float">
            <text:p>62193918</text:p>
          </table:table-cell>
          <table:table-cell office:value-type="float" office:value="6266314" calcext:value-type="float">
            <text:p>6266314</text:p>
          </table:table-cell>
          <table:table-cell office:value-type="float" office:value="5723" calcext:value-type="float">
            <text:p>572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16</text:p>
          </table:table-cell>
          <table:table-cell office:value-type="float" office:value="1355094174" calcext:value-type="float">
            <text:p>1355094174</text:p>
          </table:table-cell>
          <table:table-cell office:value-type="float" office:value="587421366" calcext:value-type="float">
            <text:p>587421366</text:p>
          </table:table-cell>
          <table:table-cell office:value-type="float" office:value="546587706" calcext:value-type="float">
            <text:p>546587706</text:p>
          </table:table-cell>
          <table:table-cell office:value-type="float" office:value="3851566" calcext:value-type="float">
            <text:p>3851566</text:p>
          </table:table-cell>
          <table:table-cell office:value-type="float" office:value="21134600" calcext:value-type="float">
            <text:p>21134600</text:p>
          </table:table-cell>
          <table:table-cell office:value-type="float" office:value="3534858" calcext:value-type="float">
            <text:p>3534858</text:p>
          </table:table-cell>
          <table:table-cell office:value-type="float" office:value="2902" calcext:value-type="float">
            <text:p>2902</text:p>
          </table:table-cell>
          <table:table-cell office:value-type="float" office:value="604" calcext:value-type="float">
            <text:p>6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ComRdCost::xGetSAD24</text:p>
          </table:table-cell>
          <table:table-cell office:value-type="float" office:value="1291845432" calcext:value-type="float">
            <text:p>1291845432</text:p>
          </table:table-cell>
          <table:table-cell office:value-type="float" office:value="339518364" calcext:value-type="float">
            <text:p>339518364</text:p>
          </table:table-cell>
          <table:table-cell office:value-type="float" office:value="11569956" calcext:value-type="float">
            <text:p>11569956</text:p>
          </table:table-cell>
          <table:table-cell office:value-type="float" office:value="14927" calcext:value-type="float">
            <text:p>14927</text:p>
          </table:table-cell>
          <table:table-cell office:value-type="float" office:value="8033231" calcext:value-type="float">
            <text:p>8033231</text:p>
          </table:table-cell>
          <table:table-cell office:value-type="float" office:value="606111" calcext:value-type="float">
            <text:p>606111</text:p>
          </table:table-cell>
          <table:table-cell office:value-type="float" office:value="381" calcext:value-type="float">
            <text:p>381</text:p>
          </table:table-cell>
          <table:table-cell office:value-type="float" office:value="31633" calcext:value-type="float">
            <text:p>31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ComRdCost::xGetSSE8</text:p>
          </table:table-cell>
          <table:table-cell office:value-type="float" office:value="1264869408" calcext:value-type="float">
            <text:p>1264869408</text:p>
          </table:table-cell>
          <table:table-cell office:value-type="float" office:value="534570432" calcext:value-type="float">
            <text:p>534570432</text:p>
          </table:table-cell>
          <table:table-cell office:value-type="float" office:value="456699936" calcext:value-type="float">
            <text:p>456699936</text:p>
          </table:table-cell>
          <table:table-cell office:value-type="float" office:value="9327769" calcext:value-type="float">
            <text:p>9327769</text:p>
          </table:table-cell>
          <table:table-cell office:value-type="float" office:value="13214024" calcext:value-type="float">
            <text:p>13214024</text:p>
          </table:table-cell>
          <table:table-cell office:value-type="float" office:value="3539346" calcext:value-type="float">
            <text:p>3539346</text:p>
          </table:table-cell>
          <table:table-cell office:value-type="float" office:value="2955" calcext:value-type="float">
            <text:p>2955</text:p>
          </table:table-cell>
          <table:table-cell office:value-type="float" office:value="457" calcext:value-type="float">
            <text:p>45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strcat.S:0x0012694b</text:p>
          </table:table-cell>
          <table:table-cell table:number-columns-repeated="2" office:value-type="float" office:value="1257952232" calcext:value-type="float">
            <text:p>1257952232</text:p>
          </table:table-cell>
          <table:table-cell office:value-type="float" office:value="0" calcext:value-type="float">
            <text:p>0</text:p>
          </table:table-cell>
          <table:table-cell office:value-type="float" office:value="639584" calcext:value-type="float">
            <text:p>63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removeHighFreq</text:p>
          </table:table-cell>
          <table:table-cell office:value-type="float" office:value="1249080242" calcext:value-type="float">
            <text:p>1249080242</text:p>
          </table:table-cell>
          <table:table-cell office:value-type="float" office:value="361332290" calcext:value-type="float">
            <text:p>361332290</text:p>
          </table:table-cell>
          <table:table-cell office:value-type="float" office:value="155628786" calcext:value-type="float">
            <text:p>155628786</text:p>
          </table:table-cell>
          <table:table-cell office:value-type="float" office:value="1638617" calcext:value-type="float">
            <text:p>1638617</text:p>
          </table:table-cell>
          <table:table-cell office:value-type="float" office:value="23302142" calcext:value-type="float">
            <text:p>23302142</text:p>
          </table:table-cell>
          <table:table-cell office:value-type="float" office:value="51739" calcext:value-type="float">
            <text:p>51739</text:p>
          </table:table-cell>
          <table:table-cell office:value-type="float" office:value="2981" calcext:value-type="float">
            <text:p>2981</text:p>
          </table:table-cell>
          <table:table-cell office:value-type="float" office:value="17427" calcext:value-type="float">
            <text:p>17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TUEntropyCodingParameters</text:p>
          </table:table-cell>
          <table:table-cell office:value-type="float" office:value="1229311342" calcext:value-type="float">
            <text:p>1229311342</text:p>
          </table:table-cell>
          <table:table-cell office:value-type="float" office:value="527540110" calcext:value-type="float">
            <text:p>527540110</text:p>
          </table:table-cell>
          <table:table-cell office:value-type="float" office:value="302200116" calcext:value-type="float">
            <text:p>302200116</text:p>
          </table:table-cell>
          <table:table-cell office:value-type="float" office:value="10807368" calcext:value-type="float">
            <text:p>10807368</text:p>
          </table:table-cell>
          <table:table-cell office:value-type="float" office:value="53822474" calcext:value-type="float">
            <text:p>53822474</text:p>
          </table:table-cell>
          <table:table-cell office:value-type="float" office:value="36123602" calcext:value-type="float">
            <text:p>36123602</text:p>
          </table:table-cell>
          <table:table-cell office:value-type="float" office:value="6160" calcext:value-type="float">
            <text:p>6160</text:p>
          </table:table-cell>
          <table:table-cell office:value-type="float" office:value="1711" calcext:value-type="float">
            <text:p>1711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TEncSbac::estCBFBit</text:p>
          </table:table-cell>
          <table:table-cell office:value-type="float" office:value="1169710360" calcext:value-type="float">
            <text:p>1169710360</text:p>
          </table:table-cell>
          <table:table-cell office:value-type="float" office:value="543079810" calcext:value-type="float">
            <text:p>543079810</text:p>
          </table:table-cell>
          <table:table-cell office:value-type="float" office:value="275717442" calcext:value-type="float">
            <text:p>275717442</text:p>
          </table:table-cell>
          <table:table-cell office:value-type="float" office:value="20868746" calcext:value-type="float">
            <text:p>20868746</text:p>
          </table:table-cell>
          <table:table-cell office:value-type="float" office:value="64253727" calcext:value-type="float">
            <text:p>64253727</text:p>
          </table:table-cell>
          <table:table-cell office:value-type="float" office:value="30892512" calcext:value-type="float">
            <text:p>30892512</text:p>
          </table:table-cell>
          <table:table-cell office:value-type="float" office:value="3398" calcext:value-type="float">
            <text:p>3398</text:p>
          </table:table-cell>
          <table:table-cell office:value-type="float" office:value="3047" calcext:value-type="float">
            <text:p>3047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TComYuv::copyPartToPartComponent</text:p>
          </table:table-cell>
          <table:table-cell office:value-type="float" office:value="1113995366" calcext:value-type="float">
            <text:p>1113995366</text:p>
          </table:table-cell>
          <table:table-cell office:value-type="float" office:value="397010522" calcext:value-type="float">
            <text:p>397010522</text:p>
          </table:table-cell>
          <table:table-cell office:value-type="float" office:value="227779678" calcext:value-type="float">
            <text:p>227779678</text:p>
          </table:table-cell>
          <table:table-cell office:value-type="float" office:value="4743035" calcext:value-type="float">
            <text:p>4743035</text:p>
          </table:table-cell>
          <table:table-cell office:value-type="float" office:value="8532297" calcext:value-type="float">
            <text:p>8532297</text:p>
          </table:table-cell>
          <table:table-cell office:value-type="float" office:value="245721" calcext:value-type="float">
            <text:p>245721</text:p>
          </table:table-cell>
          <table:table-cell office:value-type="float" office:value="8387" calcext:value-type="float">
            <text:p>8387</text:p>
          </table:table-cell>
          <table:table-cell office:value-type="float" office:value="1530" calcext:value-type="float">
            <text:p>15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ComRdCost::calcRdCost</text:p>
          </table:table-cell>
          <table:table-cell office:value-type="float" office:value="1076380720" calcext:value-type="float">
            <text:p>1076380720</text:p>
          </table:table-cell>
          <table:table-cell office:value-type="float" office:value="374339496" calcext:value-type="float">
            <text:p>374339496</text:p>
          </table:table-cell>
          <table:table-cell office:value-type="float" office:value="233807516" calcext:value-type="float">
            <text:p>233807516</text:p>
          </table:table-cell>
          <table:table-cell office:value-type="float" office:value="5161857" calcext:value-type="float">
            <text:p>5161857</text:p>
          </table:table-cell>
          <table:table-cell office:value-type="float" office:value="35008489" calcext:value-type="float">
            <text:p>35008489</text:p>
          </table:table-cell>
          <table:table-cell office:value-type="float" office:value="679361" calcext:value-type="float">
            <text:p>679361</text:p>
          </table:table-cell>
          <table:table-cell office:value-type="float" office:value="4795" calcext:value-type="float">
            <text:p>4795</text:p>
          </table:table-cell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32</text:p>
          </table:table-cell>
          <table:table-cell office:value-type="float" office:value="1075559100" calcext:value-type="float">
            <text:p>1075559100</text:p>
          </table:table-cell>
          <table:table-cell office:value-type="float" office:value="472102785" calcext:value-type="float">
            <text:p>472102785</text:p>
          </table:table-cell>
          <table:table-cell office:value-type="float" office:value="456471015" calcext:value-type="float">
            <text:p>456471015</text:p>
          </table:table-cell>
          <table:table-cell office:value-type="float" office:value="1380780" calcext:value-type="float">
            <text:p>1380780</text:p>
          </table:table-cell>
          <table:table-cell office:value-type="float" office:value="13970635" calcext:value-type="float">
            <text:p>13970635</text:p>
          </table:table-cell>
          <table:table-cell office:value-type="float" office:value="924918" calcext:value-type="float">
            <text:p>924918</text:p>
          </table:table-cell>
          <table:table-cell office:value-type="float" office:value="3174" calcext:value-type="float">
            <text:p>3174</text:p>
          </table:table-cell>
          <table:table-cell office:value-type="float" office:value="970" calcext:value-type="float">
            <text:p>9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ncSearch::xTZSearch</text:p>
          </table:table-cell>
          <table:table-cell office:value-type="float" office:value="1055610770" calcext:value-type="float">
            <text:p>1055610770</text:p>
          </table:table-cell>
          <table:table-cell office:value-type="float" office:value="389511543" calcext:value-type="float">
            <text:p>389511543</text:p>
          </table:table-cell>
          <table:table-cell office:value-type="float" office:value="429733769" calcext:value-type="float">
            <text:p>429733769</text:p>
          </table:table-cell>
          <table:table-cell office:value-type="float" office:value="28740296" calcext:value-type="float">
            <text:p>28740296</text:p>
          </table:table-cell>
          <table:table-cell office:value-type="float" office:value="23862356" calcext:value-type="float">
            <text:p>23862356</text:p>
          </table:table-cell>
          <table:table-cell office:value-type="float" office:value="7194778" calcext:value-type="float">
            <text:p>7194778</text:p>
          </table:table-cell>
          <table:table-cell office:value-type="float" office:value="41936" calcext:value-type="float">
            <text:p>41936</text:p>
          </table:table-cell>
          <table:table-cell office:value-type="float" office:value="5543" calcext:value-type="float">
            <text:p>554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1032407805" calcext:value-type="float">
            <text:p>1032407805</text:p>
          </table:table-cell>
          <table:table-cell office:value-type="float" office:value="390216595" calcext:value-type="float">
            <text:p>390216595</text:p>
          </table:table-cell>
          <table:table-cell office:value-type="float" office:value="345961772" calcext:value-type="float">
            <text:p>345961772</text:p>
          </table:table-cell>
          <table:table-cell office:value-type="float" office:value="34125506" calcext:value-type="float">
            <text:p>34125506</text:p>
          </table:table-cell>
          <table:table-cell office:value-type="float" office:value="75539844" calcext:value-type="float">
            <text:p>75539844</text:p>
          </table:table-cell>
          <table:table-cell office:value-type="float" office:value="25207756" calcext:value-type="float">
            <text:p>25207756</text:p>
          </table:table-cell>
          <table:table-cell office:value-type="float" office:value="48372" calcext:value-type="float">
            <text:p>48372</text:p>
          </table:table-cell>
          <table:table-cell office:value-type="float" office:value="6725" calcext:value-type="float">
            <text:p>6725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1015851068" calcext:value-type="float">
            <text:p>1015851068</text:p>
          </table:table-cell>
          <table:table-cell office:value-type="float" office:value="431582988" calcext:value-type="float">
            <text:p>431582988</text:p>
          </table:table-cell>
          <table:table-cell office:value-type="float" office:value="339186180" calcext:value-type="float">
            <text:p>339186180</text:p>
          </table:table-cell>
          <table:table-cell office:value-type="float" office:value="421057" calcext:value-type="float">
            <text:p>421057</text:p>
          </table:table-cell>
          <table:table-cell office:value-type="float" office:value="8255410" calcext:value-type="float">
            <text:p>8255410</text:p>
          </table:table-cell>
          <table:table-cell office:value-type="float" office:value="61272420" calcext:value-type="float">
            <text:p>61272420</text:p>
          </table:table-cell>
          <table:table-cell office:value-type="float" office:value="480" calcext:value-type="float">
            <text:p>480</text:p>
          </table:table-cell>
          <table:table-cell office:value-type="float" office:value="3579" calcext:value-type="float">
            <text:p>357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TComTrQuant::xTransformSkip</text:p>
          </table:table-cell>
          <table:table-cell office:value-type="float" office:value="979621280" calcext:value-type="float">
            <text:p>979621280</text:p>
          </table:table-cell>
          <table:table-cell office:value-type="float" office:value="271622264" calcext:value-type="float">
            <text:p>271622264</text:p>
          </table:table-cell>
          <table:table-cell office:value-type="float" office:value="195924256" calcext:value-type="float">
            <text:p>195924256</text:p>
          </table:table-cell>
          <table:table-cell office:value-type="float" office:value="12672231" calcext:value-type="float">
            <text:p>12672231</text:p>
          </table:table-cell>
          <table:table-cell office:value-type="float" office:value="13877408" calcext:value-type="float">
            <text:p>13877408</text:p>
          </table:table-cell>
          <table:table-cell office:value-type="float" office:value="17725351" calcext:value-type="float">
            <text:p>17725351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TComTU</text:p>
          </table:table-cell>
          <table:table-cell office:value-type="float" office:value="978188774" calcext:value-type="float">
            <text:p>978188774</text:p>
          </table:table-cell>
          <table:table-cell office:value-type="float" office:value="354869660" calcext:value-type="float">
            <text:p>354869660</text:p>
          </table:table-cell>
          <table:table-cell office:value-type="float" office:value="342591421" calcext:value-type="float">
            <text:p>342591421</text:p>
          </table:table-cell>
          <table:table-cell office:value-type="float" office:value="5426372" calcext:value-type="float">
            <text:p>5426372</text:p>
          </table:table-cell>
          <table:table-cell office:value-type="float" office:value="21485060" calcext:value-type="float">
            <text:p>21485060</text:p>
          </table:table-cell>
          <table:table-cell office:value-type="float" office:value="20418618" calcext:value-type="float">
            <text:p>20418618</text:p>
          </table:table-cell>
          <table:table-cell office:value-type="float" office:value="3650" calcext:value-type="float">
            <text:p>3650</text:p>
          </table:table-cell>
          <table:table-cell office:value-type="float" office:value="400" calcext:value-type="float">
            <text:p>400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TComRdCost::getDistPart</text:p>
          </table:table-cell>
          <table:table-cell office:value-type="float" office:value="975080974" calcext:value-type="float">
            <text:p>975080974</text:p>
          </table:table-cell>
          <table:table-cell office:value-type="float" office:value="316003474" calcext:value-type="float">
            <text:p>316003474</text:p>
          </table:table-cell>
          <table:table-cell office:value-type="float" office:value="561582793" calcext:value-type="float">
            <text:p>561582793</text:p>
          </table:table-cell>
          <table:table-cell office:value-type="float" office:value="12565298" calcext:value-type="float">
            <text:p>12565298</text:p>
          </table:table-cell>
          <table:table-cell office:value-type="float" office:value="7218447" calcext:value-type="float">
            <text:p>7218447</text:p>
          </table:table-cell>
          <table:table-cell office:value-type="float" office:value="5552757" calcext:value-type="float">
            <text:p>5552757</text:p>
          </table:table-cell>
          <table:table-cell office:value-type="float" office:value="3309" calcext:value-type="float">
            <text:p>3309</text:p>
          </table:table-cell>
          <table:table-cell office:value-type="float" office:value="54" calcext:value-type="float">
            <text:p>5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TComDataCU::initEstData</text:p>
          </table:table-cell>
          <table:table-cell office:value-type="float" office:value="897725016" calcext:value-type="float">
            <text:p>897725016</text:p>
          </table:table-cell>
          <table:table-cell office:value-type="float" office:value="419441662" calcext:value-type="float">
            <text:p>419441662</text:p>
          </table:table-cell>
          <table:table-cell office:value-type="float" office:value="385471210" calcext:value-type="float">
            <text:p>385471210</text:p>
          </table:table-cell>
          <table:table-cell office:value-type="float" office:value="3302873" calcext:value-type="float">
            <text:p>3302873</text:p>
          </table:table-cell>
          <table:table-cell office:value-type="float" office:value="7344726" calcext:value-type="float">
            <text:p>7344726</text:p>
          </table:table-cell>
          <table:table-cell office:value-type="float" office:value="22148995" calcext:value-type="float">
            <text:p>22148995</text:p>
          </table:table-cell>
          <table:table-cell office:value-type="float" office:value="6390" calcext:value-type="float">
            <text:p>6390</text:p>
          </table:table-cell>
          <table:table-cell office:value-type="float" office:value="1247" calcext:value-type="float">
            <text:p>1247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string" calcext:value-type="string">
            <text:p>partialButterflyInverse8</text:p>
          </table:table-cell>
          <table:table-cell office:value-type="float" office:value="879555534" calcext:value-type="float">
            <text:p>879555534</text:p>
          </table:table-cell>
          <table:table-cell office:value-type="float" office:value="465219456" calcext:value-type="float">
            <text:p>465219456</text:p>
          </table:table-cell>
          <table:table-cell office:value-type="float" office:value="107917494" calcext:value-type="float">
            <text:p>107917494</text:p>
          </table:table-cell>
          <table:table-cell office:value-type="float" office:value="4071889" calcext:value-type="float">
            <text:p>4071889</text:p>
          </table:table-cell>
          <table:table-cell office:value-type="float" office:value="5019578" calcext:value-type="float">
            <text:p>5019578</text:p>
          </table:table-cell>
          <table:table-cell office:value-type="float" office:value="6984538" calcext:value-type="float">
            <text:p>6984538</text:p>
          </table:table-cell>
          <table:table-cell office:value-type="float" office:value="2051" calcext:value-type="float">
            <text:p>2051</text:p>
          </table:table-cell>
          <table:table-cell office:value-type="float" office:value="362" calcext:value-type="float">
            <text:p>36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EncSearch::predInterSearch</text:p>
          </table:table-cell>
          <table:table-cell office:value-type="float" office:value="839700583" calcext:value-type="float">
            <text:p>839700583</text:p>
          </table:table-cell>
          <table:table-cell office:value-type="float" office:value="208781379" calcext:value-type="float">
            <text:p>208781379</text:p>
          </table:table-cell>
          <table:table-cell office:value-type="float" office:value="351925339" calcext:value-type="float">
            <text:p>351925339</text:p>
          </table:table-cell>
          <table:table-cell office:value-type="float" office:value="24463465" calcext:value-type="float">
            <text:p>24463465</text:p>
          </table:table-cell>
          <table:table-cell office:value-type="float" office:value="42637390" calcext:value-type="float">
            <text:p>42637390</text:p>
          </table:table-cell>
          <table:table-cell office:value-type="float" office:value="31727070" calcext:value-type="float">
            <text:p>31727070</text:p>
          </table:table-cell>
          <table:table-cell office:value-type="float" office:value="39878" calcext:value-type="float">
            <text:p>39878</text:p>
          </table:table-cell>
          <table:table-cell office:value-type="float" office:value="17110" calcext:value-type="float">
            <text:p>17110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string" calcext:value-type="string">
            <text:p>TComDataCU::clipMv</text:p>
          </table:table-cell>
          <table:table-cell office:value-type="float" office:value="835792485" calcext:value-type="float">
            <text:p>835792485</text:p>
          </table:table-cell>
          <table:table-cell office:value-type="float" office:value="288728313" calcext:value-type="float">
            <text:p>288728313</text:p>
          </table:table-cell>
          <table:table-cell office:value-type="float" office:value="136766043" calcext:value-type="float">
            <text:p>136766043</text:p>
          </table:table-cell>
          <table:table-cell office:value-type="float" office:value="2784029" calcext:value-type="float">
            <text:p>2784029</text:p>
          </table:table-cell>
          <table:table-cell office:value-type="float" office:value="15420319" calcext:value-type="float">
            <text:p>15420319</text:p>
          </table:table-cell>
          <table:table-cell office:value-type="float" office:value="1311932" calcext:value-type="float">
            <text:p>1311932</text:p>
          </table:table-cell>
          <table:table-cell office:value-type="float" office:value="2492" calcext:value-type="float">
            <text:p>2492</text:p>
          </table:table-cell>
          <table:table-cell office:value-type="float" office:value="1679" calcext:value-type="float">
            <text:p>16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ComTURecurse::nextSection</text:p>
          </table:table-cell>
          <table:table-cell office:value-type="float" office:value="830987524" calcext:value-type="float">
            <text:p>830987524</text:p>
          </table:table-cell>
          <table:table-cell office:value-type="float" office:value="366565770" calcext:value-type="float">
            <text:p>366565770</text:p>
          </table:table-cell>
          <table:table-cell office:value-type="float" office:value="193774222" calcext:value-type="float">
            <text:p>193774222</text:p>
          </table:table-cell>
          <table:table-cell office:value-type="float" office:value="10589498" calcext:value-type="float">
            <text:p>10589498</text:p>
          </table:table-cell>
          <table:table-cell office:value-type="float" office:value="13228870" calcext:value-type="float">
            <text:p>13228870</text:p>
          </table:table-cell>
          <table:table-cell office:value-type="float" office:value="6751317" calcext:value-type="float">
            <text:p>6751317</text:p>
          </table:table-cell>
          <table:table-cell office:value-type="float" office:value="1899" calcext:value-type="float">
            <text:p>189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EncSbac::codeQtCbf</text:p>
          </table:table-cell>
          <table:table-cell office:value-type="float" office:value="825788570" calcext:value-type="float">
            <text:p>825788570</text:p>
          </table:table-cell>
          <table:table-cell office:value-type="float" office:value="340961622" calcext:value-type="float">
            <text:p>340961622</text:p>
          </table:table-cell>
          <table:table-cell office:value-type="float" office:value="208976478" calcext:value-type="float">
            <text:p>208976478</text:p>
          </table:table-cell>
          <table:table-cell office:value-type="float" office:value="15564410" calcext:value-type="float">
            <text:p>15564410</text:p>
          </table:table-cell>
          <table:table-cell office:value-type="float" office:value="34176656" calcext:value-type="float">
            <text:p>34176656</text:p>
          </table:table-cell>
          <table:table-cell office:value-type="float" office:value="3388037" calcext:value-type="float">
            <text:p>3388037</text:p>
          </table:table-cell>
          <table:table-cell office:value-type="float" office:value="2387" calcext:value-type="float">
            <text:p>2387</text:p>
          </table:table-cell>
          <table:table-cell office:value-type="float" office:value="355" calcext:value-type="float">
            <text:p>35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TComYuv::subtract</text:p>
          </table:table-cell>
          <table:table-cell office:value-type="float" office:value="791892869" calcext:value-type="float">
            <text:p>791892869</text:p>
          </table:table-cell>
          <table:table-cell office:value-type="float" office:value="269212183" calcext:value-type="float">
            <text:p>269212183</text:p>
          </table:table-cell>
          <table:table-cell office:value-type="float" office:value="115466814" calcext:value-type="float">
            <text:p>115466814</text:p>
          </table:table-cell>
          <table:table-cell office:value-type="float" office:value="2885924" calcext:value-type="float">
            <text:p>2885924</text:p>
          </table:table-cell>
          <table:table-cell office:value-type="float" office:value="11837843" calcext:value-type="float">
            <text:p>11837843</text:p>
          </table:table-cell>
          <table:table-cell office:value-type="float" office:value="7152994" calcext:value-type="float">
            <text:p>7152994</text:p>
          </table:table-cell>
          <table:table-cell office:value-type="float" office:value="4868" calcext:value-type="float">
            <text:p>4868</text:p>
          </table:table-cell>
          <table:table-cell office:value-type="float" office:value="7048" calcext:value-type="float">
            <text:p>7048</text:p>
          </table:table-cell>
          <table:table-cell office:value-type="float" office:value="25975" calcext:value-type="float">
            <text:p>25975</text:p>
          </table:table-cell>
        </table:table-row>
        <table:table-row table:style-name="ro1">
          <table:table-cell office:value-type="string" calcext:value-type="string">
            <text:p>TEncSbac::xCopyContextsFrom</text:p>
          </table:table-cell>
          <table:table-cell office:value-type="float" office:value="667404720" calcext:value-type="float">
            <text:p>667404720</text:p>
          </table:table-cell>
          <table:table-cell table:number-columns-repeated="2" office:value-type="float" office:value="266961888" calcext:value-type="float">
            <text:p>266961888</text:p>
          </table:table-cell>
          <table:table-cell office:value-type="float" office:value="523830" calcext:value-type="float">
            <text:p>523830</text:p>
          </table:table-cell>
          <table:table-cell office:value-type="float" office:value="42389526" calcext:value-type="float">
            <text:p>42389526</text:p>
          </table:table-cell>
          <table:table-cell office:value-type="float" office:value="15233089" calcext:value-type="float">
            <text:p>15233089</text:p>
          </table:table-cell>
          <table:table-cell office:value-type="float" office:value="533" calcext:value-type="float">
            <text:p>533</text:p>
          </table:table-cell>
          <table:table-cell office:value-type="float" office:value="10851" calcext:value-type="float">
            <text:p>10851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chk_ssse3</text:p>
          </table:table-cell>
          <table:table-cell office:value-type="float" office:value="653460752" calcext:value-type="float">
            <text:p>653460752</text:p>
          </table:table-cell>
          <table:table-cell office:value-type="float" office:value="183912720" calcext:value-type="float">
            <text:p>183912720</text:p>
          </table:table-cell>
          <table:table-cell office:value-type="float" office:value="115328904" calcext:value-type="float">
            <text:p>115328904</text:p>
          </table:table-cell>
          <table:table-cell office:value-type="float" office:value="271242" calcext:value-type="float">
            <text:p>271242</text:p>
          </table:table-cell>
          <table:table-cell office:value-type="float" office:value="31013705" calcext:value-type="float">
            <text:p>31013705</text:p>
          </table:table-cell>
          <table:table-cell office:value-type="float" office:value="30142246" calcext:value-type="float">
            <text:p>30142246</text:p>
          </table:table-cell>
          <table:table-cell office:value-type="float" office:value="1019" calcext:value-type="float">
            <text:p>1019</text:p>
          </table:table-cell>
          <table:table-cell office:value-type="float" office:value="832" calcext:value-type="float">
            <text:p>83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TComRdCost::xGetSAD12</text:p>
          </table:table-cell>
          <table:table-cell office:value-type="float" office:value="646787480" calcext:value-type="float">
            <text:p>646787480</text:p>
          </table:table-cell>
          <table:table-cell office:value-type="float" office:value="179008380" calcext:value-type="float">
            <text:p>179008380</text:p>
          </table:table-cell>
          <table:table-cell office:value-type="float" office:value="15469860" calcext:value-type="float">
            <text:p>15469860</text:p>
          </table:table-cell>
          <table:table-cell office:value-type="float" office:value="28889" calcext:value-type="float">
            <text:p>28889</text:p>
          </table:table-cell>
          <table:table-cell office:value-type="float" office:value="3474109" calcext:value-type="float">
            <text:p>3474109</text:p>
          </table:table-cell>
          <table:table-cell office:value-type="float" office:value="60086" calcext:value-type="float">
            <text:p>60086</text:p>
          </table:table-cell>
          <table:table-cell office:value-type="float" office:value="407" calcext:value-type="float">
            <text:p>407</text:p>
          </table:table-cell>
          <table:table-cell office:value-type="float" office:value="16617" calcext:value-type="float">
            <text:p>166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ComTrQuant::xQuant</text:p>
          </table:table-cell>
          <table:table-cell office:value-type="float" office:value="602799450" calcext:value-type="float">
            <text:p>602799450</text:p>
          </table:table-cell>
          <table:table-cell office:value-type="float" office:value="273999750" calcext:value-type="float">
            <text:p>273999750</text:p>
          </table:table-cell>
          <table:table-cell office:value-type="float" office:value="197279820" calcext:value-type="float">
            <text:p>197279820</text:p>
          </table:table-cell>
          <table:table-cell office:value-type="float" office:value="2760915" calcext:value-type="float">
            <text:p>2760915</text:p>
          </table:table-cell>
          <table:table-cell office:value-type="float" office:value="11581424" calcext:value-type="float">
            <text:p>11581424</text:p>
          </table:table-cell>
          <table:table-cell office:value-type="float" office:value="29800096" calcext:value-type="float">
            <text:p>29800096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TEncSampleAdaptiveOffset::getBlkStats</text:p>
          </table:table-cell>
          <table:table-cell office:value-type="float" office:value="588385225" calcext:value-type="float">
            <text:p>588385225</text:p>
          </table:table-cell>
          <table:table-cell office:value-type="float" office:value="192600201" calcext:value-type="float">
            <text:p>192600201</text:p>
          </table:table-cell>
          <table:table-cell office:value-type="float" office:value="111722130" calcext:value-type="float">
            <text:p>111722130</text:p>
          </table:table-cell>
          <table:table-cell office:value-type="float" office:value="481" calcext:value-type="float">
            <text:p>481</text:p>
          </table:table-cell>
          <table:table-cell office:value-type="float" office:value="30173713" calcext:value-type="float">
            <text:p>30173713</text:p>
          </table:table-cell>
          <table:table-cell office:value-type="float" office:value="1389581" calcext:value-type="float">
            <text:p>1389581</text:p>
          </table:table-cell>
          <table:table-cell office:value-type="float" office:value="481" calcext:value-type="float">
            <text:p>481</text:p>
          </table:table-cell>
          <table:table-cell office:value-type="float" office:value="433801" calcext:value-type="float">
            <text:p>433801</text:p>
          </table:table-cell>
          <table:table-cell office:value-type="float" office:value="200877" calcext:value-type="float">
            <text:p>200877</text:p>
          </table:table-cell>
        </table:table-row>
        <table:table-row table:style-name="ro1">
          <table:table-cell office:value-type="string" calcext:value-type="string">
            <text:p>TEncBinCABAC::copyState</text:p>
          </table:table-cell>
          <table:table-cell office:value-type="float" office:value="575667576" calcext:value-type="float">
            <text:p>575667576</text:p>
          </table:table-cell>
          <table:table-cell office:value-type="float" office:value="311819937" calcext:value-type="float">
            <text:p>311819937</text:p>
          </table:table-cell>
          <table:table-cell office:value-type="float" office:value="239861490" calcext:value-type="float">
            <text:p>239861490</text:p>
          </table:table-cell>
          <table:table-cell office:value-type="float" office:value="721322" calcext:value-type="float">
            <text:p>721322</text:p>
          </table:table-cell>
          <table:table-cell office:value-type="float" office:value="37774169" calcext:value-type="float">
            <text:p>37774169</text:p>
          </table:table-cell>
          <table:table-cell office:value-type="float" office:value="10102797" calcext:value-type="float">
            <text:p>10102797</text:p>
          </table:table-cell>
          <table:table-cell office:value-type="float" office:value="1511" calcext:value-type="float">
            <text:p>1511</text:p>
          </table:table-cell>
          <table:table-cell office:value-type="float" office:value="4473" calcext:value-type="float">
            <text:p>4473</text:p>
          </table:table-cell>
          <table:table-cell office:value-type="float" office:value="10027" calcext:value-type="float">
            <text:p>10027</text:p>
          </table:table-cell>
        </table:table-row>
        <table:table-row table:style-name="ro1">
          <table:table-cell office:value-type="string" calcext:value-type="string">
            <text:p>fillReferenceSamples</text:p>
          </table:table-cell>
          <table:table-cell office:value-type="float" office:value="566115649" calcext:value-type="float">
            <text:p>566115649</text:p>
          </table:table-cell>
          <table:table-cell office:value-type="float" office:value="158833786" calcext:value-type="float">
            <text:p>158833786</text:p>
          </table:table-cell>
          <table:table-cell office:value-type="float" office:value="75906350" calcext:value-type="float">
            <text:p>75906350</text:p>
          </table:table-cell>
          <table:table-cell office:value-type="float" office:value="9874911" calcext:value-type="float">
            <text:p>9874911</text:p>
          </table:table-cell>
          <table:table-cell office:value-type="float" office:value="8389530" calcext:value-type="float">
            <text:p>8389530</text:p>
          </table:table-cell>
          <table:table-cell office:value-type="float" office:value="10843948" calcext:value-type="float">
            <text:p>10843948</text:p>
          </table:table-cell>
          <table:table-cell office:value-type="float" office:value="3506" calcext:value-type="float">
            <text:p>3506</text:p>
          </table:table-cell>
          <table:table-cell office:value-type="float" office:value="58837" calcext:value-type="float">
            <text:p>58837</text:p>
          </table:table-cell>
          <table:table-cell office:value-type="float" office:value="33152" calcext:value-type="float">
            <text:p>33152</text:p>
          </table:table-cell>
        </table:table-row>
        <table:table-row table:style-name="ro1">
          <table:table-cell office:value-type="string" calcext:value-type="string">
            <text:p>TComTrQuant::xIT</text:p>
          </table:table-cell>
          <table:table-cell office:value-type="float" office:value="565963538" calcext:value-type="float">
            <text:p>565963538</text:p>
          </table:table-cell>
          <table:table-cell office:value-type="float" office:value="122439578" calcext:value-type="float">
            <text:p>122439578</text:p>
          </table:table-cell>
          <table:table-cell office:value-type="float" office:value="113003797" calcext:value-type="float">
            <text:p>113003797</text:p>
          </table:table-cell>
          <table:table-cell office:value-type="float" office:value="4603667" calcext:value-type="float">
            <text:p>4603667</text:p>
          </table:table-cell>
          <table:table-cell office:value-type="float" office:value="8303022" calcext:value-type="float">
            <text:p>8303022</text:p>
          </table:table-cell>
          <table:table-cell office:value-type="float" office:value="10724975" calcext:value-type="float">
            <text:p>10724975</text:p>
          </table:table-cell>
          <table:table-cell office:value-type="float" office:value="683" calcext:value-type="float">
            <text:p>683</text:p>
          </table:table-cell>
          <table:table-cell office:value-type="float" office:value="106" calcext:value-type="float">
            <text:p>106</text:p>
          </table:table-cell>
          <table:table-cell office:value-type="float" office:value="40705" calcext:value-type="float">
            <text:p>40705</text:p>
          </table:table-cell>
        </table:table-row>
        <table:table-row table:style-name="ro1">
          <table:table-cell office:value-type="string" calcext:value-type="string">
            <text:p>TComTrQuant::calcPatternSigCtx</text:p>
          </table:table-cell>
          <table:table-cell office:value-type="float" office:value="550149173" calcext:value-type="float">
            <text:p>550149173</text:p>
          </table:table-cell>
          <table:table-cell office:value-type="float" office:value="222401852" calcext:value-type="float">
            <text:p>222401852</text:p>
          </table:table-cell>
          <table:table-cell office:value-type="float" office:value="25815029" calcext:value-type="float">
            <text:p>25815029</text:p>
          </table:table-cell>
          <table:table-cell office:value-type="float" office:value="730730" calcext:value-type="float">
            <text:p>730730</text:p>
          </table:table-cell>
          <table:table-cell office:value-type="float" office:value="1619682" calcext:value-type="float">
            <text:p>1619682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AddMVPCand</text:p>
          </table:table-cell>
          <table:table-cell office:value-type="float" office:value="514798178" calcext:value-type="float">
            <text:p>514798178</text:p>
          </table:table-cell>
          <table:table-cell office:value-type="float" office:value="207496690" calcext:value-type="float">
            <text:p>207496690</text:p>
          </table:table-cell>
          <table:table-cell office:value-type="float" office:value="96638468" calcext:value-type="float">
            <text:p>96638468</text:p>
          </table:table-cell>
          <table:table-cell office:value-type="float" office:value="3654161" calcext:value-type="float">
            <text:p>3654161</text:p>
          </table:table-cell>
          <table:table-cell office:value-type="float" office:value="46205919" calcext:value-type="float">
            <text:p>46205919</text:p>
          </table:table-cell>
          <table:table-cell office:value-type="float" office:value="1242113" calcext:value-type="float">
            <text:p>1242113</text:p>
          </table:table-cell>
          <table:table-cell office:value-type="float" office:value="5565" calcext:value-type="float">
            <text:p>5565</text:p>
          </table:table-cell>
          <table:table-cell office:value-type="float" office:value="675409" calcext:value-type="float">
            <text:p>67540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ComDataCU::getQuadtreeTULog2MinSizeInCU</text:p>
          </table:table-cell>
          <table:table-cell office:value-type="float" office:value="512759365" calcext:value-type="float">
            <text:p>512759365</text:p>
          </table:table-cell>
          <table:table-cell office:value-type="float" office:value="217191268" calcext:value-type="float">
            <text:p>217191268</text:p>
          </table:table-cell>
          <table:table-cell office:value-type="float" office:value="71462265" calcext:value-type="float">
            <text:p>71462265</text:p>
          </table:table-cell>
          <table:table-cell office:value-type="float" office:value="3495800" calcext:value-type="float">
            <text:p>3495800</text:p>
          </table:table-cell>
          <table:table-cell office:value-type="float" office:value="20009126" calcext:value-type="float">
            <text:p>20009126</text:p>
          </table:table-cell>
          <table:table-cell office:value-type="float" office:value="1386013" calcext:value-type="float">
            <text:p>1386013</text:p>
          </table:table-cell>
          <table:table-cell office:value-type="float" office:value="1516" calcext:value-type="float">
            <text:p>1516</text:p>
          </table:table-cell>
          <table:table-cell office:value-type="float" office:value="623" calcext:value-type="float">
            <text:p>62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TComDataCU::setTransformSkipPartRange</text:p>
          </table:table-cell>
          <table:table-cell office:value-type="float" office:value="494489736" calcext:value-type="float">
            <text:p>494489736</text:p>
          </table:table-cell>
          <table:table-cell office:value-type="float" office:value="247244868" calcext:value-type="float">
            <text:p>247244868</text:p>
          </table:table-cell>
          <table:table-cell office:value-type="float" office:value="164829912" calcext:value-type="float">
            <text:p>164829912</text:p>
          </table:table-cell>
          <table:table-cell office:value-type="float" office:value="976271" calcext:value-type="float">
            <text:p>976271</text:p>
          </table:table-cell>
          <table:table-cell office:value-type="float" office:value="7825221" calcext:value-type="float">
            <text:p>7825221</text:p>
          </table:table-cell>
          <table:table-cell office:value-type="float" office:value="29097" calcext:value-type="float">
            <text:p>29097</text:p>
          </table:table-cell>
          <table:table-cell office:value-type="float" office:value="868" calcext:value-type="float">
            <text:p>86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CopyFrom</text:p>
          </table:table-cell>
          <table:table-cell office:value-type="float" office:value="489430128" calcext:value-type="float">
            <text:p>489430128</text:p>
          </table:table-cell>
          <table:table-cell table:number-columns-repeated="2" office:value-type="float" office:value="222468240" calcext:value-type="float">
            <text:p>222468240</text:p>
          </table:table-cell>
          <table:table-cell office:value-type="float" office:value="580811" calcext:value-type="float">
            <text:p>580811</text:p>
          </table:table-cell>
          <table:table-cell office:value-type="float" office:value="43458226" calcext:value-type="float">
            <text:p>43458226</text:p>
          </table:table-cell>
          <table:table-cell office:value-type="float" office:value="3773076" calcext:value-type="float">
            <text:p>3773076</text:p>
          </table:table-cell>
          <table:table-cell office:value-type="float" office:value="234" calcext:value-type="float">
            <text:p>234</text:p>
          </table:table-cell>
          <table:table-cell office:value-type="float" office:value="19101" calcext:value-type="float">
            <text:p>1910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TComYuv::clear</text:p>
          </table:table-cell>
          <table:table-cell office:value-type="float" office:value="477197085" calcext:value-type="float">
            <text:p>477197085</text:p>
          </table:table-cell>
          <table:table-cell office:value-type="float" office:value="123320595" calcext:value-type="float">
            <text:p>123320595</text:p>
          </table:table-cell>
          <table:table-cell office:value-type="float" office:value="107235300" calcext:value-type="float">
            <text:p>107235300</text:p>
          </table:table-cell>
          <table:table-cell office:value-type="float" office:value="932064" calcext:value-type="float">
            <text:p>932064</text:p>
          </table:table-cell>
          <table:table-cell office:value-type="float" office:value="26733984" calcext:value-type="float">
            <text:p>26733984</text:p>
          </table:table-cell>
          <table:table-cell office:value-type="float" office:value="277999" calcext:value-type="float">
            <text:p>277999</text:p>
          </table:table-cell>
          <table:table-cell office:value-type="float" office:value="1124" calcext:value-type="float">
            <text:p>1124</text:p>
          </table:table-cell>
          <table:table-cell office:value-type="float" office:value="1719" calcext:value-type="float">
            <text:p>17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EncSearch::xGetTemplateCost</text:p>
          </table:table-cell>
          <table:table-cell office:value-type="float" office:value="457787528" calcext:value-type="float">
            <text:p>457787528</text:p>
          </table:table-cell>
          <table:table-cell office:value-type="float" office:value="196735136" calcext:value-type="float">
            <text:p>196735136</text:p>
          </table:table-cell>
          <table:table-cell office:value-type="float" office:value="155118088" calcext:value-type="float">
            <text:p>155118088</text:p>
          </table:table-cell>
          <table:table-cell office:value-type="float" office:value="6444340" calcext:value-type="float">
            <text:p>6444340</text:p>
          </table:table-cell>
          <table:table-cell office:value-type="float" office:value="29490033" calcext:value-type="float">
            <text:p>29490033</text:p>
          </table:table-cell>
          <table:table-cell office:value-type="float" office:value="5735969" calcext:value-type="float">
            <text:p>5735969</text:p>
          </table:table-cell>
          <table:table-cell office:value-type="float" office:value="4803" calcext:value-type="float">
            <text:p>4803</text:p>
          </table:table-cell>
          <table:table-cell office:value-type="float" office:value="278872" calcext:value-type="float">
            <text:p>27887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TComTrQuant::rdpcmNxN</text:p>
          </table:table-cell>
          <table:table-cell office:value-type="float" office:value="449359590" calcext:value-type="float">
            <text:p>449359590</text:p>
          </table:table-cell>
          <table:table-cell office:value-type="float" office:value="208239810" calcext:value-type="float">
            <text:p>208239810</text:p>
          </table:table-cell>
          <table:table-cell office:value-type="float" office:value="131519880" calcext:value-type="float">
            <text:p>131519880</text:p>
          </table:table-cell>
          <table:table-cell office:value-type="float" office:value="4591196" calcext:value-type="float">
            <text:p>4591196</text:p>
          </table:table-cell>
          <table:table-cell office:value-type="float" office:value="22600993" calcext:value-type="float">
            <text:p>22600993</text:p>
          </table:table-cell>
          <table:table-cell office:value-type="float" office:value="23040474" calcext:value-type="float">
            <text:p>23040474</text:p>
          </table:table-cell>
          <table:table-cell office:value-type="float" office:value="677" calcext:value-type="float">
            <text:p>677</text:p>
          </table:table-cell>
          <table:table-cell office:value-type="float" office:value="15" calcext:value-type="float">
            <text:p>15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TEncSbac::estBit</text:p>
          </table:table-cell>
          <table:table-cell office:value-type="float" office:value="426108774" calcext:value-type="float">
            <text:p>426108774</text:p>
          </table:table-cell>
          <table:table-cell office:value-type="float" office:value="133681184" calcext:value-type="float">
            <text:p>133681184</text:p>
          </table:table-cell>
          <table:table-cell office:value-type="float" office:value="267362368" calcext:value-type="float">
            <text:p>267362368</text:p>
          </table:table-cell>
          <table:table-cell office:value-type="float" office:value="1982064" calcext:value-type="float">
            <text:p>1982064</text:p>
          </table:table-cell>
          <table:table-cell office:value-type="float" office:value="8551334" calcext:value-type="float">
            <text:p>8551334</text:p>
          </table:table-cell>
          <table:table-cell office:value-type="float" office:value="9565747" calcext:value-type="float">
            <text:p>9565747</text:p>
          </table:table-cell>
          <table:table-cell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TEncSearch::xMotionEstimation</text:p>
          </table:table-cell>
          <table:table-cell office:value-type="float" office:value="425698768" calcext:value-type="float">
            <text:p>425698768</text:p>
          </table:table-cell>
          <table:table-cell office:value-type="float" office:value="179495700" calcext:value-type="float">
            <text:p>179495700</text:p>
          </table:table-cell>
          <table:table-cell office:value-type="float" office:value="139595968" calcext:value-type="float">
            <text:p>139595968</text:p>
          </table:table-cell>
          <table:table-cell office:value-type="float" office:value="13584213" calcext:value-type="float">
            <text:p>13584213</text:p>
          </table:table-cell>
          <table:table-cell office:value-type="float" office:value="30121194" calcext:value-type="float">
            <text:p>30121194</text:p>
          </table:table-cell>
          <table:table-cell office:value-type="float" office:value="6065862" calcext:value-type="float">
            <text:p>6065862</text:p>
          </table:table-cell>
          <table:table-cell office:value-type="float" office:value="13709" calcext:value-type="float">
            <text:p>13709</text:p>
          </table:table-cell>
          <table:table-cell office:value-type="float" office:value="193001" calcext:value-type="float">
            <text:p>193001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xTrMxN</text:p>
          </table:table-cell>
          <table:table-cell office:value-type="float" office:value="410068306" calcext:value-type="float">
            <text:p>410068306</text:p>
          </table:table-cell>
          <table:table-cell office:value-type="float" office:value="120189116" calcext:value-type="float">
            <text:p>120189116</text:p>
          </table:table-cell>
          <table:table-cell office:value-type="float" office:value="109781591" calcext:value-type="float">
            <text:p>109781591</text:p>
          </table:table-cell>
          <table:table-cell office:value-type="float" office:value="12796607" calcext:value-type="float">
            <text:p>12796607</text:p>
          </table:table-cell>
          <table:table-cell office:value-type="float" office:value="16150455" calcext:value-type="float">
            <text:p>16150455</text:p>
          </table:table-cell>
          <table:table-cell office:value-type="float" office:value="15732987" calcext:value-type="float">
            <text:p>15732987</text:p>
          </table:table-cell>
          <table:table-cell office:value-type="float" office:value="2181" calcext:value-type="float">
            <text:p>2181</text:p>
          </table:table-cell>
          <table:table-cell office:value-type="float" office:value="589" calcext:value-type="float">
            <text:p>589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string" calcext:value-type="string">
            <text:p>TComDataCU::fillMvpCand</text:p>
          </table:table-cell>
          <table:table-cell office:value-type="float" office:value="408618552" calcext:value-type="float">
            <text:p>408618552</text:p>
          </table:table-cell>
          <table:table-cell office:value-type="float" office:value="124863178" calcext:value-type="float">
            <text:p>124863178</text:p>
          </table:table-cell>
          <table:table-cell office:value-type="float" office:value="166099404" calcext:value-type="float">
            <text:p>166099404</text:p>
          </table:table-cell>
          <table:table-cell office:value-type="float" office:value="8803463" calcext:value-type="float">
            <text:p>8803463</text:p>
          </table:table-cell>
          <table:table-cell office:value-type="float" office:value="21726229" calcext:value-type="float">
            <text:p>21726229</text:p>
          </table:table-cell>
          <table:table-cell office:value-type="float" office:value="4496471" calcext:value-type="float">
            <text:p>4496471</text:p>
          </table:table-cell>
          <table:table-cell office:value-type="float" office:value="8182" calcext:value-type="float">
            <text:p>8182</text:p>
          </table:table-cell>
          <table:table-cell office:value-type="float" office:value="54242" calcext:value-type="float">
            <text:p>5424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TEncSearch::xExtDIFUpSamplingQ</text:p>
          </table:table-cell>
          <table:table-cell office:value-type="float" office:value="386983146" calcext:value-type="float">
            <text:p>386983146</text:p>
          </table:table-cell>
          <table:table-cell office:value-type="float" office:value="136537139" calcext:value-type="float">
            <text:p>136537139</text:p>
          </table:table-cell>
          <table:table-cell office:value-type="float" office:value="197552758" calcext:value-type="float">
            <text:p>197552758</text:p>
          </table:table-cell>
          <table:table-cell office:value-type="float" office:value="10440628" calcext:value-type="float">
            <text:p>10440628</text:p>
          </table:table-cell>
          <table:table-cell office:value-type="float" office:value="18809489" calcext:value-type="float">
            <text:p>18809489</text:p>
          </table:table-cell>
          <table:table-cell office:value-type="float" office:value="1363668" calcext:value-type="float">
            <text:p>1363668</text:p>
          </table:table-cell>
          <table:table-cell office:value-type="float" office:value="13194" calcext:value-type="float">
            <text:p>13194</text:p>
          </table:table-cell>
          <table:table-cell office:value-type="float" office:value="8178" calcext:value-type="float">
            <text:p>81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ComDataCU::getPULeft</text:p>
          </table:table-cell>
          <table:table-cell office:value-type="float" office:value="375796006" calcext:value-type="float">
            <text:p>375796006</text:p>
          </table:table-cell>
          <table:table-cell office:value-type="float" office:value="189176911" calcext:value-type="float">
            <text:p>189176911</text:p>
          </table:table-cell>
          <table:table-cell office:value-type="float" office:value="76663663" calcext:value-type="float">
            <text:p>76663663</text:p>
          </table:table-cell>
          <table:table-cell office:value-type="float" office:value="7037197" calcext:value-type="float">
            <text:p>7037197</text:p>
          </table:table-cell>
          <table:table-cell office:value-type="float" office:value="17929590" calcext:value-type="float">
            <text:p>17929590</text:p>
          </table:table-cell>
          <table:table-cell office:value-type="float" office:value="1685035" calcext:value-type="float">
            <text:p>1685035</text:p>
          </table:table-cell>
          <table:table-cell office:value-type="float" office:value="1909" calcext:value-type="float">
            <text:p>1909</text:p>
          </table:table-cell>
          <table:table-cell office:value-type="float" office:value="10561" calcext:value-type="float">
            <text:p>105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ComPrediction::xPredInterUni</text:p>
          </table:table-cell>
          <table:table-cell office:value-type="float" office:value="375619065" calcext:value-type="float">
            <text:p>375619065</text:p>
          </table:table-cell>
          <table:table-cell office:value-type="float" office:value="149182040" calcext:value-type="float">
            <text:p>149182040</text:p>
          </table:table-cell>
          <table:table-cell office:value-type="float" office:value="122542390" calcext:value-type="float">
            <text:p>122542390</text:p>
          </table:table-cell>
          <table:table-cell office:value-type="float" office:value="1677019" calcext:value-type="float">
            <text:p>1677019</text:p>
          </table:table-cell>
          <table:table-cell office:value-type="float" office:value="13083153" calcext:value-type="float">
            <text:p>13083153</text:p>
          </table:table-cell>
          <table:table-cell office:value-type="float" office:value="2152305" calcext:value-type="float">
            <text:p>2152305</text:p>
          </table:table-cell>
          <table:table-cell office:value-type="float" office:value="2293" calcext:value-type="float">
            <text:p>2293</text:p>
          </table:table-cell>
          <table:table-cell office:value-type="float" office:value="67667" calcext:value-type="float">
            <text:p>6766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TComCUMvField::clearMvField</text:p>
          </table:table-cell>
          <table:table-cell office:value-type="float" office:value="374837268" calcext:value-type="float">
            <text:p>374837268</text:p>
          </table:table-cell>
          <table:table-cell office:value-type="float" office:value="22298640" calcext:value-type="float">
            <text:p>22298640</text:p>
          </table:table-cell>
          <table:table-cell office:value-type="float" office:value="115477484" calcext:value-type="float">
            <text:p>115477484</text:p>
          </table:table-cell>
          <table:table-cell office:value-type="float" office:value="900589" calcext:value-type="float">
            <text:p>900589</text:p>
          </table:table-cell>
          <table:table-cell office:value-type="float" office:value="1248605" calcext:value-type="float">
            <text:p>1248605</text:p>
          </table:table-cell>
          <table:table-cell office:value-type="float" office:value="6354662" calcext:value-type="float">
            <text:p>6354662</text:p>
          </table:table-cell>
          <table:table-cell office:value-type="float" office:value="1575" calcext:value-type="float">
            <text:p>1575</text:p>
          </table:table-cell>
          <table:table-cell office:value-type="float" office:value="1718" calcext:value-type="float">
            <text:p>1718</text:p>
          </table:table-cell>
          <table:table-cell office:value-type="float" office:value="121472" calcext:value-type="float">
            <text:p>121472</text:p>
          </table:table-cell>
        </table:table-row>
        <table:table-row table:style-name="ro1">
          <table:table-cell office:value-type="string" calcext:value-type="string">
            <text:p>fastForwardDst</text:p>
          </table:table-cell>
          <table:table-cell office:value-type="float" office:value="368863604" calcext:value-type="float">
            <text:p>368863604</text:p>
          </table:table-cell>
          <table:table-cell office:value-type="float" office:value="168887436" calcext:value-type="float">
            <text:p>168887436</text:p>
          </table:table-cell>
          <table:table-cell office:value-type="float" office:value="44532508" calcext:value-type="float">
            <text:p>44532508</text:p>
          </table:table-cell>
          <table:table-cell office:value-type="float" office:value="1548166" calcext:value-type="float">
            <text:p>1548166</text:p>
          </table:table-cell>
          <table:table-cell office:value-type="float" office:value="511986" calcext:value-type="float">
            <text:p>511986</text:p>
          </table:table-cell>
          <table:table-cell office:value-type="float" office:value="1922909" calcext:value-type="float">
            <text:p>1922909</text:p>
          </table:table-cell>
          <table:table-cell office:value-type="float" office:value="774" calcext:value-type="float">
            <text:p>774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361226298" calcext:value-type="float">
            <text:p>361226298</text:p>
          </table:table-cell>
          <table:table-cell office:value-type="float" office:value="165909743" calcext:value-type="float">
            <text:p>165909743</text:p>
          </table:table-cell>
          <table:table-cell office:value-type="float" office:value="79339369" calcext:value-type="float">
            <text:p>79339369</text:p>
          </table:table-cell>
          <table:table-cell office:value-type="float" office:value="1133913" calcext:value-type="float">
            <text:p>1133913</text:p>
          </table:table-cell>
          <table:table-cell office:value-type="float" office:value="8294273" calcext:value-type="float">
            <text:p>8294273</text:p>
          </table:table-cell>
          <table:table-cell office:value-type="float" office:value="2925469" calcext:value-type="float">
            <text:p>2925469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TComCUMvField::setAllMv</text:p>
          </table:table-cell>
          <table:table-cell office:value-type="float" office:value="355993058" calcext:value-type="float">
            <text:p>355993058</text:p>
          </table:table-cell>
          <table:table-cell office:value-type="float" office:value="107627709" calcext:value-type="float">
            <text:p>107627709</text:p>
          </table:table-cell>
          <table:table-cell office:value-type="float" office:value="67836998" calcext:value-type="float">
            <text:p>67836998</text:p>
          </table:table-cell>
          <table:table-cell office:value-type="float" office:value="1201329" calcext:value-type="float">
            <text:p>1201329</text:p>
          </table:table-cell>
          <table:table-cell office:value-type="float" office:value="4472225" calcext:value-type="float">
            <text:p>4472225</text:p>
          </table:table-cell>
          <table:table-cell office:value-type="float" office:value="6256843" calcext:value-type="float">
            <text:p>6256843</text:p>
          </table:table-cell>
          <table:table-cell office:value-type="float" office:value="2924" calcext:value-type="float">
            <text:p>2924</text:p>
          </table:table-cell>
          <table:table-cell office:value-type="float" office:value="3227" calcext:value-type="float">
            <text:p>3227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348233624" calcext:value-type="float">
            <text:p>348233624</text:p>
          </table:table-cell>
          <table:table-cell office:value-type="float" office:value="155494450" calcext:value-type="float">
            <text:p>155494450</text:p>
          </table:table-cell>
          <table:table-cell office:value-type="float" office:value="105839554" calcext:value-type="float">
            <text:p>105839554</text:p>
          </table:table-cell>
          <table:table-cell office:value-type="float" office:value="5955238" calcext:value-type="float">
            <text:p>5955238</text:p>
          </table:table-cell>
          <table:table-cell office:value-type="float" office:value="29087127" calcext:value-type="float">
            <text:p>29087127</text:p>
          </table:table-cell>
          <table:table-cell office:value-type="float" office:value="1393790" calcext:value-type="float">
            <text:p>1393790</text:p>
          </table:table-cell>
          <table:table-cell office:value-type="float" office:value="565" calcext:value-type="float">
            <text:p>565</text:p>
          </table:table-cell>
          <table:table-cell office:value-type="float" office:value="4178" calcext:value-type="float">
            <text:p>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IntraDirLumaAng</text:p>
          </table:table-cell>
          <table:table-cell office:value-type="float" office:value="341080738" calcext:value-type="float">
            <text:p>341080738</text:p>
          </table:table-cell>
          <table:table-cell office:value-type="float" office:value="117995789" calcext:value-type="float">
            <text:p>117995789</text:p>
          </table:table-cell>
          <table:table-cell office:value-type="float" office:value="118475009" calcext:value-type="float">
            <text:p>118475009</text:p>
          </table:table-cell>
          <table:table-cell office:value-type="float" office:value="6699170" calcext:value-type="float">
            <text:p>6699170</text:p>
          </table:table-cell>
          <table:table-cell office:value-type="float" office:value="4334886" calcext:value-type="float">
            <text:p>4334886</text:p>
          </table:table-cell>
          <table:table-cell office:value-type="float" office:value="1761227" calcext:value-type="float">
            <text:p>1761227</text:p>
          </table:table-cell>
          <table:table-cell office:value-type="float" office:value="1733" calcext:value-type="float">
            <text:p>1733</text:p>
          </table:table-cell>
          <table:table-cell office:value-type="float" office:value="1113" calcext:value-type="float">
            <text:p>11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ComDataCU::getPUBelowLeft</text:p>
          </table:table-cell>
          <table:table-cell office:value-type="float" office:value="338734334" calcext:value-type="float">
            <text:p>338734334</text:p>
          </table:table-cell>
          <table:table-cell office:value-type="float" office:value="171785467" calcext:value-type="float">
            <text:p>171785467</text:p>
          </table:table-cell>
          <table:table-cell office:value-type="float" office:value="64655104" calcext:value-type="float">
            <text:p>64655104</text:p>
          </table:table-cell>
          <table:table-cell office:value-type="float" office:value="3215517" calcext:value-type="float">
            <text:p>3215517</text:p>
          </table:table-cell>
          <table:table-cell office:value-type="float" office:value="25792105" calcext:value-type="float">
            <text:p>25792105</text:p>
          </table:table-cell>
          <table:table-cell office:value-type="float" office:value="3373780" calcext:value-type="float">
            <text:p>3373780</text:p>
          </table:table-cell>
          <table:table-cell office:value-type="float" office:value="2679" calcext:value-type="float">
            <text:p>2679</text:p>
          </table:table-cell>
          <table:table-cell office:value-type="float" office:value="24266" calcext:value-type="float">
            <text:p>2426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TEncSearch::xEstimateMvPredAMVP</text:p>
          </table:table-cell>
          <table:table-cell office:value-type="float" office:value="337366776" calcext:value-type="float">
            <text:p>337366776</text:p>
          </table:table-cell>
          <table:table-cell office:value-type="float" office:value="128404225" calcext:value-type="float">
            <text:p>128404225</text:p>
          </table:table-cell>
          <table:table-cell office:value-type="float" office:value="154103715" calcext:value-type="float">
            <text:p>154103715</text:p>
          </table:table-cell>
          <table:table-cell office:value-type="float" office:value="4441793" calcext:value-type="float">
            <text:p>4441793</text:p>
          </table:table-cell>
          <table:table-cell office:value-type="float" office:value="20271529" calcext:value-type="float">
            <text:p>20271529</text:p>
          </table:table-cell>
          <table:table-cell office:value-type="float" office:value="15927644" calcext:value-type="float">
            <text:p>15927644</text:p>
          </table:table-cell>
          <table:table-cell office:value-type="float" office:value="6125" calcext:value-type="float">
            <text:p>6125</text:p>
          </table:table-cell>
          <table:table-cell office:value-type="float" office:value="2329" calcext:value-type="float">
            <text:p>2329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TComDataCU::setCbfPartRange</text:p>
          </table:table-cell>
          <table:table-cell office:value-type="float" office:value="330062094" calcext:value-type="float">
            <text:p>330062094</text:p>
          </table:table-cell>
          <table:table-cell office:value-type="float" office:value="165031047" calcext:value-type="float">
            <text:p>165031047</text:p>
          </table:table-cell>
          <table:table-cell office:value-type="float" office:value="110020698" calcext:value-type="float">
            <text:p>110020698</text:p>
          </table:table-cell>
          <table:table-cell office:value-type="float" office:value="1183867" calcext:value-type="float">
            <text:p>1183867</text:p>
          </table:table-cell>
          <table:table-cell office:value-type="float" office:value="10769954" calcext:value-type="float">
            <text:p>10769954</text:p>
          </table:table-cell>
          <table:table-cell office:value-type="float" office:value="4335182" calcext:value-type="float">
            <text:p>4335182</text:p>
          </table:table-cell>
          <table:table-cell office:value-type="float" office:value="1175" calcext:value-type="float">
            <text:p>117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ExplicitRdpcmModePartRange</text:p>
          </table:table-cell>
          <table:table-cell office:value-type="float" office:value="330026832" calcext:value-type="float">
            <text:p>330026832</text:p>
          </table:table-cell>
          <table:table-cell office:value-type="float" office:value="165013416" calcext:value-type="float">
            <text:p>165013416</text:p>
          </table:table-cell>
          <table:table-cell office:value-type="float" office:value="110008944" calcext:value-type="float">
            <text:p>110008944</text:p>
          </table:table-cell>
          <table:table-cell office:value-type="float" office:value="2370283" calcext:value-type="float">
            <text:p>2370283</text:p>
          </table:table-cell>
          <table:table-cell office:value-type="float" office:value="5374261" calcext:value-type="float">
            <text:p>5374261</text:p>
          </table:table-cell>
          <table:table-cell office:value-type="float" office:value="7681637" calcext:value-type="float">
            <text:p>7681637</text:p>
          </table:table-cell>
          <table:table-cell office:value-type="float" office:value="876" calcext:value-type="float">
            <text:p>876</text:p>
          </table:table-cell>
          <table:table-cell office:value-type="float" office:value="322" calcext:value-type="float">
            <text:p>32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TComDataCU::setCrossComponentPredictionAlphaPartRange</text:p>
          </table:table-cell>
          <table:table-cell office:value-type="float" office:value="319475124" calcext:value-type="float">
            <text:p>319475124</text:p>
          </table:table-cell>
          <table:table-cell office:value-type="float" office:value="159737562" calcext:value-type="float">
            <text:p>159737562</text:p>
          </table:table-cell>
          <table:table-cell office:value-type="float" office:value="106491708" calcext:value-type="float">
            <text:p>106491708</text:p>
          </table:table-cell>
          <table:table-cell office:value-type="float" office:value="308075" calcext:value-type="float">
            <text:p>308075</text:p>
          </table:table-cell>
          <table:table-cell office:value-type="float" office:value="5042021" calcext:value-type="float">
            <text:p>5042021</text:p>
          </table:table-cell>
          <table:table-cell office:value-type="float" office:value="332" calcext:value-type="float">
            <text:p>332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SignificantCoeffGroupMapBit</text:p>
          </table:table-cell>
          <table:table-cell office:value-type="float" office:value="317492812" calcext:value-type="float">
            <text:p>317492812</text:p>
          </table:table-cell>
          <table:table-cell office:value-type="float" office:value="158746406" calcext:value-type="float">
            <text:p>158746406</text:p>
          </table:table-cell>
          <table:table-cell office:value-type="float" office:value="83550740" calcext:value-type="float">
            <text:p>83550740</text:p>
          </table:table-cell>
          <table:table-cell office:value-type="float" office:value="3016502" calcext:value-type="float">
            <text:p>3016502</text:p>
          </table:table-cell>
          <table:table-cell office:value-type="float" office:value="9719375" calcext:value-type="float">
            <text:p>9719375</text:p>
          </table:table-cell>
          <table:table-cell office:value-type="float" office:value="8355074" calcext:value-type="float">
            <text:p>8355074</text:p>
          </table:table-cell>
          <table:table-cell office:value-type="float" office:value="533" calcext:value-type="float">
            <text:p>533</text:p>
          </table:table-cell>
          <table:table-cell office:value-type="float" office:value="242" calcext:value-type="float">
            <text:p>24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TComDataCU::getPUAbove</text:p>
          </table:table-cell>
          <table:table-cell office:value-type="float" office:value="316931499" calcext:value-type="float">
            <text:p>316931499</text:p>
          </table:table-cell>
          <table:table-cell office:value-type="float" office:value="151856462" calcext:value-type="float">
            <text:p>151856462</text:p>
          </table:table-cell>
          <table:table-cell office:value-type="float" office:value="71535808" calcext:value-type="float">
            <text:p>71535808</text:p>
          </table:table-cell>
          <table:table-cell office:value-type="float" office:value="7477814" calcext:value-type="float">
            <text:p>7477814</text:p>
          </table:table-cell>
          <table:table-cell office:value-type="float" office:value="8998263" calcext:value-type="float">
            <text:p>8998263</text:p>
          </table:table-cell>
          <table:table-cell office:value-type="float" office:value="1371156" calcext:value-type="float">
            <text:p>1371156</text:p>
          </table:table-cell>
          <table:table-cell office:value-type="float" office:value="2427" calcext:value-type="float">
            <text:p>2427</text:p>
          </table:table-cell>
          <table:table-cell office:value-type="float" office:value="7444" calcext:value-type="float">
            <text:p>744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TEncSearch::xCheckBestMVP</text:p>
          </table:table-cell>
          <table:table-cell office:value-type="float" office:value="316645701" calcext:value-type="float">
            <text:p>316645701</text:p>
          </table:table-cell>
          <table:table-cell office:value-type="float" office:value="122910596" calcext:value-type="float">
            <text:p>122910596</text:p>
          </table:table-cell>
          <table:table-cell office:value-type="float" office:value="67060236" calcext:value-type="float">
            <text:p>67060236</text:p>
          </table:table-cell>
          <table:table-cell office:value-type="float" office:value="3290740" calcext:value-type="float">
            <text:p>3290740</text:p>
          </table:table-cell>
          <table:table-cell office:value-type="float" office:value="11877188" calcext:value-type="float">
            <text:p>11877188</text:p>
          </table:table-cell>
          <table:table-cell office:value-type="float" office:value="1370494" calcext:value-type="float">
            <text:p>1370494</text:p>
          </table:table-cell>
          <table:table-cell office:value-type="float" office:value="2733" calcext:value-type="float">
            <text:p>2733</text:p>
          </table:table-cell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getGolombRiceStatisticsIndex</text:p>
          </table:table-cell>
          <table:table-cell office:value-type="float" office:value="315363209" calcext:value-type="float">
            <text:p>315363209</text:p>
          </table:table-cell>
          <table:table-cell office:value-type="float" office:value="170765842" calcext:value-type="float">
            <text:p>170765842</text:p>
          </table:table-cell>
          <table:table-cell office:value-type="float" office:value="26271668" calcext:value-type="float">
            <text:p>26271668</text:p>
          </table:table-cell>
          <table:table-cell office:value-type="float" office:value="4996045" calcext:value-type="float">
            <text:p>4996045</text:p>
          </table:table-cell>
          <table:table-cell office:value-type="float" office:value="7680369" calcext:value-type="float">
            <text:p>7680369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GetColMVP</text:p>
          </table:table-cell>
          <table:table-cell office:value-type="float" office:value="309959053" calcext:value-type="float">
            <text:p>309959053</text:p>
          </table:table-cell>
          <table:table-cell office:value-type="float" office:value="135452142" calcext:value-type="float">
            <text:p>135452142</text:p>
          </table:table-cell>
          <table:table-cell office:value-type="float" office:value="44962516" calcext:value-type="float">
            <text:p>44962516</text:p>
          </table:table-cell>
          <table:table-cell office:value-type="float" office:value="2518314" calcext:value-type="float">
            <text:p>2518314</text:p>
          </table:table-cell>
          <table:table-cell office:value-type="float" office:value="44661187" calcext:value-type="float">
            <text:p>44661187</text:p>
          </table:table-cell>
          <table:table-cell office:value-type="float" office:value="1626873" calcext:value-type="float">
            <text:p>1626873</text:p>
          </table:table-cell>
          <table:table-cell office:value-type="float" office:value="4920" calcext:value-type="float">
            <text:p>4920</text:p>
          </table:table-cell>
          <table:table-cell office:value-type="float" office:value="389821" calcext:value-type="float">
            <text:p>3898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ComDataCU::getCoefScanIdx</text:p>
          </table:table-cell>
          <table:table-cell office:value-type="float" office:value="304361941" calcext:value-type="float">
            <text:p>304361941</text:p>
          </table:table-cell>
          <table:table-cell office:value-type="float" office:value="134583054" calcext:value-type="float">
            <text:p>134583054</text:p>
          </table:table-cell>
          <table:table-cell office:value-type="float" office:value="67404049" calcext:value-type="float">
            <text:p>67404049</text:p>
          </table:table-cell>
          <table:table-cell office:value-type="float" office:value="6739320" calcext:value-type="float">
            <text:p>6739320</text:p>
          </table:table-cell>
          <table:table-cell office:value-type="float" office:value="9889659" calcext:value-type="float">
            <text:p>9889659</text:p>
          </table:table-cell>
          <table:table-cell office:value-type="float" office:value="4852450" calcext:value-type="float">
            <text:p>4852450</text:p>
          </table:table-cell>
          <table:table-cell office:value-type="float" office:value="1480" calcext:value-type="float">
            <text:p>1480</text:p>
          </table:table-cell>
          <table:table-cell office:value-type="float" office:value="2101" calcext:value-type="float">
            <text:p>2101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TEncSbac::codeLastSignificantXY</text:p>
          </table:table-cell>
          <table:table-cell office:value-type="float" office:value="299010082" calcext:value-type="float">
            <text:p>299010082</text:p>
          </table:table-cell>
          <table:table-cell office:value-type="float" office:value="118010315" calcext:value-type="float">
            <text:p>118010315</text:p>
          </table:table-cell>
          <table:table-cell office:value-type="float" office:value="66086881" calcext:value-type="float">
            <text:p>66086881</text:p>
          </table:table-cell>
          <table:table-cell office:value-type="float" office:value="3532807" calcext:value-type="float">
            <text:p>3532807</text:p>
          </table:table-cell>
          <table:table-cell office:value-type="float" office:value="9143190" calcext:value-type="float">
            <text:p>9143190</text:p>
          </table:table-cell>
          <table:table-cell office:value-type="float" office:value="156586" calcext:value-type="float">
            <text:p>156586</text:p>
          </table:table-cell>
          <table:table-cell office:value-type="float" office:value="1008" calcext:value-type="float">
            <text:p>100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285917339" calcext:value-type="float">
            <text:p>285917339</text:p>
          </table:table-cell>
          <table:table-cell office:value-type="float" office:value="151368003" calcext:value-type="float">
            <text:p>151368003</text:p>
          </table:table-cell>
          <table:table-cell office:value-type="float" office:value="100912002" calcext:value-type="float">
            <text:p>100912002</text:p>
          </table:table-cell>
          <table:table-cell office:value-type="float" office:value="2740493" calcext:value-type="float">
            <text:p>2740493</text:p>
          </table:table-cell>
          <table:table-cell office:value-type="float" office:value="19189180" calcext:value-type="float">
            <text:p>19189180</text:p>
          </table:table-cell>
          <table:table-cell office:value-type="float" office:value="251355" calcext:value-type="float">
            <text:p>251355</text:p>
          </table:table-cell>
          <table:table-cell office:value-type="float" office:value="478" calcext:value-type="float">
            <text:p>478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artIndexAndSize</text:p>
          </table:table-cell>
          <table:table-cell office:value-type="float" office:value="284639083" calcext:value-type="float">
            <text:p>284639083</text:p>
          </table:table-cell>
          <table:table-cell office:value-type="float" office:value="127898662" calcext:value-type="float">
            <text:p>127898662</text:p>
          </table:table-cell>
          <table:table-cell office:value-type="float" office:value="44835320" calcext:value-type="float">
            <text:p>44835320</text:p>
          </table:table-cell>
          <table:table-cell office:value-type="float" office:value="901438" calcext:value-type="float">
            <text:p>901438</text:p>
          </table:table-cell>
          <table:table-cell office:value-type="float" office:value="17663838" calcext:value-type="float">
            <text:p>17663838</text:p>
          </table:table-cell>
          <table:table-cell office:value-type="float" office:value="2121475" calcext:value-type="float">
            <text:p>2121475</text:p>
          </table:table-cell>
          <table:table-cell office:value-type="float" office:value="2342" calcext:value-type="float">
            <text:p>2342</text:p>
          </table:table-cell>
          <table:table-cell office:value-type="float" office:value="2254" calcext:value-type="float">
            <text:p>225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TComRdCost::xGetSSE64</text:p>
          </table:table-cell>
          <table:table-cell office:value-type="float" office:value="283931888" calcext:value-type="float">
            <text:p>283931888</text:p>
          </table:table-cell>
          <table:table-cell office:value-type="float" office:value="125416868" calcext:value-type="float">
            <text:p>125416868</text:p>
          </table:table-cell>
          <table:table-cell office:value-type="float" office:value="123397372" calcext:value-type="float">
            <text:p>123397372</text:p>
          </table:table-cell>
          <table:table-cell office:value-type="float" office:value="234123" calcext:value-type="float">
            <text:p>234123</text:p>
          </table:table-cell>
          <table:table-cell office:value-type="float" office:value="4308971" calcext:value-type="float">
            <text:p>4308971</text:p>
          </table:table-cell>
          <table:table-cell office:value-type="float" office:value="384809" calcext:value-type="float">
            <text:p>384809</text:p>
          </table:table-cell>
          <table:table-cell office:value-type="float" office:value="3058" calcext:value-type="float">
            <text:p>3058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TEncSbac::codeQtCbfZero</text:p>
          </table:table-cell>
          <table:table-cell office:value-type="float" office:value="279870735" calcext:value-type="float">
            <text:p>279870735</text:p>
          </table:table-cell>
          <table:table-cell office:value-type="float" office:value="125459295" calcext:value-type="float">
            <text:p>125459295</text:p>
          </table:table-cell>
          <table:table-cell office:value-type="float" office:value="115808580" calcext:value-type="float">
            <text:p>115808580</text:p>
          </table:table-cell>
          <table:table-cell office:value-type="float" office:value="914016" calcext:value-type="float">
            <text:p>914016</text:p>
          </table:table-cell>
          <table:table-cell office:value-type="float" office:value="11997568" calcext:value-type="float">
            <text:p>11997568</text:p>
          </table:table-cell>
          <table:table-cell office:value-type="float" office:value="414352" calcext:value-type="float">
            <text:p>414352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initAdiPatternChType</text:p>
          </table:table-cell>
          <table:table-cell office:value-type="float" office:value="278234863" calcext:value-type="float">
            <text:p>278234863</text:p>
          </table:table-cell>
          <table:table-cell office:value-type="float" office:value="106156396" calcext:value-type="float">
            <text:p>106156396</text:p>
          </table:table-cell>
          <table:table-cell office:value-type="float" office:value="75722683" calcext:value-type="float">
            <text:p>75722683</text:p>
          </table:table-cell>
          <table:table-cell office:value-type="float" office:value="6312847" calcext:value-type="float">
            <text:p>6312847</text:p>
          </table:table-cell>
          <table:table-cell office:value-type="float" office:value="7748012" calcext:value-type="float">
            <text:p>7748012</text:p>
          </table:table-cell>
          <table:table-cell office:value-type="float" office:value="6530041" calcext:value-type="float">
            <text:p>6530041</text:p>
          </table:table-cell>
          <table:table-cell office:value-type="float" office:value="2189" calcext:value-type="float">
            <text:p>2189</text:p>
          </table:table-cell>
          <table:table-cell office:value-type="float" office:value="1287" calcext:value-type="float">
            <text:p>1287</text:p>
          </table:table-cell>
          <table:table-cell office:value-type="float" office:value="22985" calcext:value-type="float">
            <text:p>22985</text:p>
          </table:table-cell>
        </table:table-row>
        <table:table-row table:style-name="ro1">
          <table:table-cell office:value-type="string" calcext:value-type="string">
            <text:p>TEncSbac::resetBits</text:p>
          </table:table-cell>
          <table:table-cell office:value-type="float" office:value="276986556" calcext:value-type="float">
            <text:p>276986556</text:p>
          </table:table-cell>
          <table:table-cell office:value-type="float" office:value="178062786" calcext:value-type="float">
            <text:p>178062786</text:p>
          </table:table-cell>
          <table:table-cell office:value-type="float" office:value="98923770" calcext:value-type="float">
            <text:p>98923770</text:p>
          </table:table-cell>
          <table:table-cell office:value-type="float" office:value="748330" calcext:value-type="float">
            <text:p>748330</text:p>
          </table:table-cell>
          <table:table-cell office:value-type="float" office:value="21201977" calcext:value-type="float">
            <text:p>21201977</text:p>
          </table:table-cell>
          <table:table-cell office:value-type="float" office:value="2465634" calcext:value-type="float">
            <text:p>2465634</text:p>
          </table:table-cell>
          <table:table-cell office:value-type="float" office:value="319" calcext:value-type="float">
            <text:p>319</text:p>
          </table:table-cell>
          <table:table-cell office:value-type="float" office:value="921" calcext:value-type="float">
            <text:p>92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ComCUMvField::setAllRefIdx</text:p>
          </table:table-cell>
          <table:table-cell office:value-type="float" office:value="276429198" calcext:value-type="float">
            <text:p>276429198</text:p>
          </table:table-cell>
          <table:table-cell office:value-type="float" office:value="83573967" calcext:value-type="float">
            <text:p>83573967</text:p>
          </table:table-cell>
          <table:table-cell office:value-type="float" office:value="59088623" calcext:value-type="float">
            <text:p>59088623</text:p>
          </table:table-cell>
          <table:table-cell office:value-type="float" office:value="1959566" calcext:value-type="float">
            <text:p>1959566</text:p>
          </table:table-cell>
          <table:table-cell office:value-type="float" office:value="3077181" calcext:value-type="float">
            <text:p>3077181</text:p>
          </table:table-cell>
          <table:table-cell office:value-type="float" office:value="2139947" calcext:value-type="float">
            <text:p>2139947</text:p>
          </table:table-cell>
          <table:table-cell office:value-type="float" office:value="6316" calcext:value-type="float">
            <text:p>6316</text:p>
          </table:table-cell>
          <table:table-cell office:value-type="float" office:value="885" calcext:value-type="float">
            <text:p>88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TEncBinCABACCounter::getNumWrittenBits</text:p>
          </table:table-cell>
          <table:table-cell office:value-type="float" office:value="272583424" calcext:value-type="float">
            <text:p>272583424</text:p>
          </table:table-cell>
          <table:table-cell office:value-type="float" office:value="153328176" calcext:value-type="float">
            <text:p>153328176</text:p>
          </table:table-cell>
          <table:table-cell office:value-type="float" office:value="68145856" calcext:value-type="float">
            <text:p>68145856</text:p>
          </table:table-cell>
          <table:table-cell office:value-type="float" office:value="898698" calcext:value-type="float">
            <text:p>898698</text:p>
          </table:table-cell>
          <table:table-cell office:value-type="float" office:value="18847473" calcext:value-type="float">
            <text:p>18847473</text:p>
          </table:table-cell>
          <table:table-cell office:value-type="float" office:value="407989" calcext:value-type="float">
            <text:p>40798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predIntraAng</text:p>
          </table:table-cell>
          <table:table-cell office:value-type="float" office:value="270070536" calcext:value-type="float">
            <text:p>270070536</text:p>
          </table:table-cell>
          <table:table-cell office:value-type="float" office:value="109540824" calcext:value-type="float">
            <text:p>109540824</text:p>
          </table:table-cell>
          <table:table-cell office:value-type="float" office:value="71849962" calcext:value-type="float">
            <text:p>71849962</text:p>
          </table:table-cell>
          <table:table-cell office:value-type="float" office:value="2362041" calcext:value-type="float">
            <text:p>2362041</text:p>
          </table:table-cell>
          <table:table-cell office:value-type="float" office:value="5369151" calcext:value-type="float">
            <text:p>5369151</text:p>
          </table:table-cell>
          <table:table-cell office:value-type="float" office:value="560291" calcext:value-type="float">
            <text:p>560291</text:p>
          </table:table-cell>
          <table:table-cell office:value-type="float" office:value="1474" calcext:value-type="float">
            <text:p>1474</text:p>
          </table:table-cell>
          <table:table-cell office:value-type="float" office:value="282" calcext:value-type="float">
            <text:p>28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ComDataCU::getIntraDirPredictor</text:p>
          </table:table-cell>
          <table:table-cell office:value-type="float" office:value="240430466" calcext:value-type="float">
            <text:p>240430466</text:p>
          </table:table-cell>
          <table:table-cell office:value-type="float" office:value="78795991" calcext:value-type="float">
            <text:p>78795991</text:p>
          </table:table-cell>
          <table:table-cell office:value-type="float" office:value="64138488" calcext:value-type="float">
            <text:p>64138488</text:p>
          </table:table-cell>
          <table:table-cell office:value-type="float" office:value="5038717" calcext:value-type="float">
            <text:p>5038717</text:p>
          </table:table-cell>
          <table:table-cell office:value-type="float" office:value="5957360" calcext:value-type="float">
            <text:p>5957360</text:p>
          </table:table-cell>
          <table:table-cell office:value-type="float" office:value="223101" calcext:value-type="float">
            <text:p>223101</text:p>
          </table:table-cell>
          <table:table-cell office:value-type="float" office:value="984" calcext:value-type="float">
            <text:p>984</text:p>
          </table:table-cell>
          <table:table-cell office:value-type="float" office:value="12476" calcext:value-type="float">
            <text:p>124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238411988" calcext:value-type="float">
            <text:p>238411988</text:p>
          </table:table-cell>
          <table:table-cell office:value-type="float" office:value="60637770" calcext:value-type="float">
            <text:p>60637770</text:p>
          </table:table-cell>
          <table:table-cell office:value-type="float" office:value="41062692" calcext:value-type="float">
            <text:p>41062692</text:p>
          </table:table-cell>
          <table:table-cell office:value-type="float" office:value="5301434" calcext:value-type="float">
            <text:p>5301434</text:p>
          </table:table-cell>
          <table:table-cell office:value-type="float" office:value="5012257" calcext:value-type="float">
            <text:p>5012257</text:p>
          </table:table-cell>
          <table:table-cell office:value-type="float" office:value="2400" calcext:value-type="float">
            <text:p>2400</text:p>
          </table:table-cell>
          <table:table-cell office:value-type="float" office:value="380" calcext:value-type="float">
            <text:p>380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raPlanar</text:p>
          </table:table-cell>
          <table:table-cell office:value-type="float" office:value="237722383" calcext:value-type="float">
            <text:p>237722383</text:p>
          </table:table-cell>
          <table:table-cell office:value-type="float" office:value="107746238" calcext:value-type="float">
            <text:p>107746238</text:p>
          </table:table-cell>
          <table:table-cell office:value-type="float" office:value="41045322" calcext:value-type="float">
            <text:p>41045322</text:p>
          </table:table-cell>
          <table:table-cell office:value-type="float" office:value="1564908" calcext:value-type="float">
            <text:p>1564908</text:p>
          </table:table-cell>
          <table:table-cell office:value-type="float" office:value="422796" calcext:value-type="float">
            <text:p>422796</text:p>
          </table:table-cell>
          <table:table-cell office:value-type="float" office:value="2355064" calcext:value-type="float">
            <text:p>2355064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string" calcext:value-type="string">
            <text:p>TEncBinCABAC::resetBits</text:p>
          </table:table-cell>
          <table:table-cell office:value-type="float" office:value="237417048" calcext:value-type="float">
            <text:p>237417048</text:p>
          </table:table-cell>
          <table:table-cell office:value-type="float" office:value="59354262" calcext:value-type="float">
            <text:p>59354262</text:p>
          </table:table-cell>
          <table:table-cell office:value-type="float" office:value="138493278" calcext:value-type="float">
            <text:p>138493278</text:p>
          </table:table-cell>
          <table:table-cell office:value-type="float" office:value="446542" calcext:value-type="float">
            <text:p>446542</text:p>
          </table:table-cell>
          <table:table-cell office:value-type="float" office:value="1714343" calcext:value-type="float">
            <text:p>1714343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CoeffNxN</text:p>
          </table:table-cell>
          <table:table-cell office:value-type="float" office:value="235181107" calcext:value-type="float">
            <text:p>235181107</text:p>
          </table:table-cell>
          <table:table-cell office:value-type="float" office:value="130100308" calcext:value-type="float">
            <text:p>130100308</text:p>
          </table:table-cell>
          <table:table-cell office:value-type="float" office:value="66146767" calcext:value-type="float">
            <text:p>66146767</text:p>
          </table:table-cell>
          <table:table-cell office:value-type="float" office:value="3096041" calcext:value-type="float">
            <text:p>3096041</text:p>
          </table:table-cell>
          <table:table-cell office:value-type="float" office:value="4250124" calcext:value-type="float">
            <text:p>4250124</text:p>
          </table:table-cell>
          <table:table-cell office:value-type="float" office:value="9229630" calcext:value-type="float">
            <text:p>9229630</text:p>
          </table:table-cell>
          <table:table-cell office:value-type="float" office:value="929" calcext:value-type="float">
            <text:p>929</text:p>
          </table:table-cell>
          <table:table-cell office:value-type="float" office:value="108" calcext:value-type="float">
            <text:p>10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TEncSearch::encodeResAndCalcRdInterCU</text:p>
          </table:table-cell>
          <table:table-cell office:value-type="float" office:value="234797746" calcext:value-type="float">
            <text:p>234797746</text:p>
          </table:table-cell>
          <table:table-cell office:value-type="float" office:value="84444490" calcext:value-type="float">
            <text:p>84444490</text:p>
          </table:table-cell>
          <table:table-cell office:value-type="float" office:value="86954607" calcext:value-type="float">
            <text:p>86954607</text:p>
          </table:table-cell>
          <table:table-cell office:value-type="float" office:value="10650971" calcext:value-type="float">
            <text:p>10650971</text:p>
          </table:table-cell>
          <table:table-cell office:value-type="float" office:value="13984085" calcext:value-type="float">
            <text:p>13984085</text:p>
          </table:table-cell>
          <table:table-cell office:value-type="float" office:value="4149093" calcext:value-type="float">
            <text:p>4149093</text:p>
          </table:table-cell>
          <table:table-cell office:value-type="float" office:value="15968" calcext:value-type="float">
            <text:p>15968</text:p>
          </table:table-cell>
          <table:table-cell office:value-type="float" office:value="4983" calcext:value-type="float">
            <text:p>4983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partialButterflyInverse4</text:p>
          </table:table-cell>
          <table:table-cell office:value-type="float" office:value="218668100" calcext:value-type="float">
            <text:p>218668100</text:p>
          </table:table-cell>
          <table:table-cell office:value-type="float" office:value="113082646" calcext:value-type="float">
            <text:p>113082646</text:p>
          </table:table-cell>
          <table:table-cell office:value-type="float" office:value="32487832" calcext:value-type="float">
            <text:p>32487832</text:p>
          </table:table-cell>
          <table:table-cell office:value-type="float" office:value="2385151" calcext:value-type="float">
            <text:p>2385151</text:p>
          </table:table-cell>
          <table:table-cell office:value-type="float" office:value="317041" calcext:value-type="float">
            <text:p>317041</text:p>
          </table:table-cell>
          <table:table-cell office:value-type="float" office:value="1997922" calcext:value-type="float">
            <text:p>1997922</text:p>
          </table:table-cell>
          <table:table-cell office:value-type="float" office:value="528" calcext:value-type="float">
            <text:p>528</text:p>
          </table:table-cell>
          <table:table-cell office:value-type="float" office:value="85" calcext:value-type="float">
            <text:p>8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EncSearch::xExtDIFUpSamplingH</text:p>
          </table:table-cell>
          <table:table-cell office:value-type="float" office:value="213467676" calcext:value-type="float">
            <text:p>213467676</text:p>
          </table:table-cell>
          <table:table-cell office:value-type="float" office:value="68470764" calcext:value-type="float">
            <text:p>68470764</text:p>
          </table:table-cell>
          <table:table-cell office:value-type="float" office:value="122173324" calcext:value-type="float">
            <text:p>122173324</text:p>
          </table:table-cell>
          <table:table-cell office:value-type="float" office:value="7968561" calcext:value-type="float">
            <text:p>7968561</text:p>
          </table:table-cell>
          <table:table-cell office:value-type="float" office:value="13701045" calcext:value-type="float">
            <text:p>13701045</text:p>
          </table:table-cell>
          <table:table-cell office:value-type="float" office:value="1416391" calcext:value-type="float">
            <text:p>1416391</text:p>
          </table:table-cell>
          <table:table-cell office:value-type="float" office:value="12707" calcext:value-type="float">
            <text:p>12707</text:p>
          </table:table-cell>
          <table:table-cell office:value-type="float" office:value="5342" calcext:value-type="float">
            <text:p>53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TComDataCU::getInterMergeCandidates</text:p>
          </table:table-cell>
          <table:table-cell office:value-type="float" office:value="210674835" calcext:value-type="float">
            <text:p>210674835</text:p>
          </table:table-cell>
          <table:table-cell office:value-type="float" office:value="73627378" calcext:value-type="float">
            <text:p>73627378</text:p>
          </table:table-cell>
          <table:table-cell office:value-type="float" office:value="71309786" calcext:value-type="float">
            <text:p>71309786</text:p>
          </table:table-cell>
          <table:table-cell office:value-type="float" office:value="15073443" calcext:value-type="float">
            <text:p>15073443</text:p>
          </table:table-cell>
          <table:table-cell office:value-type="float" office:value="6987343" calcext:value-type="float">
            <text:p>6987343</text:p>
          </table:table-cell>
          <table:table-cell office:value-type="float" office:value="2055047" calcext:value-type="float">
            <text:p>2055047</text:p>
          </table:table-cell>
          <table:table-cell office:value-type="float" office:value="33223" calcext:value-type="float">
            <text:p>33223</text:p>
          </table:table-cell>
          <table:table-cell office:value-type="float" office:value="52778" calcext:value-type="float">
            <text:p>52778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TEncSearch::estIntraPredQT</text:p>
          </table:table-cell>
          <table:table-cell office:value-type="float" office:value="206062394" calcext:value-type="float">
            <text:p>206062394</text:p>
          </table:table-cell>
          <table:table-cell office:value-type="float" office:value="71518568" calcext:value-type="float">
            <text:p>71518568</text:p>
          </table:table-cell>
          <table:table-cell office:value-type="float" office:value="99396958" calcext:value-type="float">
            <text:p>99396958</text:p>
          </table:table-cell>
          <table:table-cell office:value-type="float" office:value="4729386" calcext:value-type="float">
            <text:p>4729386</text:p>
          </table:table-cell>
          <table:table-cell office:value-type="float" office:value="7786484" calcext:value-type="float">
            <text:p>7786484</text:p>
          </table:table-cell>
          <table:table-cell office:value-type="float" office:value="3575384" calcext:value-type="float">
            <text:p>3575384</text:p>
          </table:table-cell>
          <table:table-cell office:value-type="float" office:value="5375" calcext:value-type="float">
            <text:p>5375</text:p>
          </table:table-cell>
          <table:table-cell office:value-type="float" office:value="687" calcext:value-type="float">
            <text:p>68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EncSbac::load</text:p>
          </table:table-cell>
          <table:table-cell office:value-type="float" office:value="206039808" calcext:value-type="float">
            <text:p>206039808</text:p>
          </table:table-cell>
          <table:table-cell office:value-type="float" office:value="68679936" calcext:value-type="float">
            <text:p>68679936</text:p>
          </table:table-cell>
          <table:table-cell office:value-type="float" office:value="85849920" calcext:value-type="float">
            <text:p>85849920</text:p>
          </table:table-cell>
          <table:table-cell office:value-type="float" office:value="427486" calcext:value-type="float">
            <text:p>427486</text:p>
          </table:table-cell>
          <table:table-cell office:value-type="float" office:value="6353949" calcext:value-type="float">
            <text:p>6353949</text:p>
          </table:table-cell>
          <table:table-cell office:value-type="float" office:value="53781" calcext:value-type="float">
            <text:p>5378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ncEntropy::estimateBit</text:p>
          </table:table-cell>
          <table:table-cell office:value-type="float" office:value="200521776" calcext:value-type="float">
            <text:p>200521776</text:p>
          </table:table-cell>
          <table:table-cell office:value-type="float" office:value="91905814" calcext:value-type="float">
            <text:p>91905814</text:p>
          </table:table-cell>
          <table:table-cell office:value-type="float" office:value="66840592" calcext:value-type="float">
            <text:p>66840592</text:p>
          </table:table-cell>
          <table:table-cell office:value-type="float" office:value="549295" calcext:value-type="float">
            <text:p>549295</text:p>
          </table:table-cell>
          <table:table-cell office:value-type="float" office:value="10500640" calcext:value-type="float">
            <text:p>10500640</text:p>
          </table:table-cell>
          <table:table-cell office:value-type="float" office:value="1341297" calcext:value-type="float">
            <text:p>1341297</text:p>
          </table:table-cell>
          <table:table-cell office:value-type="float" office:value="1088" calcext:value-type="float">
            <text:p>1088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193168653" calcext:value-type="float">
            <text:p>193168653</text:p>
          </table:table-cell>
          <table:table-cell office:value-type="float" office:value="87107197" calcext:value-type="float">
            <text:p>87107197</text:p>
          </table:table-cell>
          <table:table-cell office:value-type="float" office:value="65458330" calcext:value-type="float">
            <text:p>65458330</text:p>
          </table:table-cell>
          <table:table-cell office:value-type="float" office:value="3805019" calcext:value-type="float">
            <text:p>3805019</text:p>
          </table:table-cell>
          <table:table-cell office:value-type="float" office:value="7244193" calcext:value-type="float">
            <text:p>7244193</text:p>
          </table:table-cell>
          <table:table-cell office:value-type="float" office:value="2852576" calcext:value-type="float">
            <text:p>2852576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EncSearch::xRecurIntraCodingQT</text:p>
          </table:table-cell>
          <table:table-cell office:value-type="float" office:value="192399355" calcext:value-type="float">
            <text:p>192399355</text:p>
          </table:table-cell>
          <table:table-cell office:value-type="float" office:value="77799666" calcext:value-type="float">
            <text:p>77799666</text:p>
          </table:table-cell>
          <table:table-cell office:value-type="float" office:value="61343659" calcext:value-type="float">
            <text:p>61343659</text:p>
          </table:table-cell>
          <table:table-cell office:value-type="float" office:value="10812886" calcext:value-type="float">
            <text:p>10812886</text:p>
          </table:table-cell>
          <table:table-cell office:value-type="float" office:value="13610787" calcext:value-type="float">
            <text:p>13610787</text:p>
          </table:table-cell>
          <table:table-cell office:value-type="float" office:value="7373508" calcext:value-type="float">
            <text:p>7373508</text:p>
          </table:table-cell>
          <table:table-cell office:value-type="float" office:value="4667" calcext:value-type="float">
            <text:p>4667</text:p>
          </table:table-cell>
          <table:table-cell office:value-type="float" office:value="1052" calcext:value-type="float">
            <text:p>1052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TComYuv::copyToPartComponent</text:p>
          </table:table-cell>
          <table:table-cell office:value-type="float" office:value="188939723" calcext:value-type="float">
            <text:p>188939723</text:p>
          </table:table-cell>
          <table:table-cell office:value-type="float" office:value="67600586" calcext:value-type="float">
            <text:p>67600586</text:p>
          </table:table-cell>
          <table:table-cell office:value-type="float" office:value="47662328" calcext:value-type="float">
            <text:p>47662328</text:p>
          </table:table-cell>
          <table:table-cell office:value-type="float" office:value="971284" calcext:value-type="float">
            <text:p>971284</text:p>
          </table:table-cell>
          <table:table-cell office:value-type="float" office:value="1703937" calcext:value-type="float">
            <text:p>1703937</text:p>
          </table:table-cell>
          <table:table-cell office:value-type="float" office:value="163833" calcext:value-type="float">
            <text:p>163833</text:p>
          </table:table-cell>
          <table:table-cell office:value-type="float" office:value="1713" calcext:value-type="float">
            <text:p>1713</text:p>
          </table:table-cell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omPrediction::xPredInterBi</text:p>
          </table:table-cell>
          <table:table-cell office:value-type="float" office:value="187783700" calcext:value-type="float">
            <text:p>187783700</text:p>
          </table:table-cell>
          <table:table-cell office:value-type="float" office:value="71975131" calcext:value-type="float">
            <text:p>71975131</text:p>
          </table:table-cell>
          <table:table-cell office:value-type="float" office:value="58767833" calcext:value-type="float">
            <text:p>58767833</text:p>
          </table:table-cell>
          <table:table-cell office:value-type="float" office:value="2582835" calcext:value-type="float">
            <text:p>2582835</text:p>
          </table:table-cell>
          <table:table-cell office:value-type="float" office:value="6035432" calcext:value-type="float">
            <text:p>6035432</text:p>
          </table:table-cell>
          <table:table-cell office:value-type="float" office:value="934140" calcext:value-type="float">
            <text:p>934140</text:p>
          </table:table-cell>
          <table:table-cell office:value-type="float" office:value="3944" calcext:value-type="float">
            <text:p>3944</text:p>
          </table:table-cell>
          <table:table-cell office:value-type="float" office:value="3881" calcext:value-type="float">
            <text:p>38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omDataCU::xAddMVPCandOrder</text:p>
          </table:table-cell>
          <table:table-cell office:value-type="float" office:value="184365614" calcext:value-type="float">
            <text:p>184365614</text:p>
          </table:table-cell>
          <table:table-cell office:value-type="float" office:value="58866340" calcext:value-type="float">
            <text:p>58866340</text:p>
          </table:table-cell>
          <table:table-cell office:value-type="float" office:value="42860904" calcext:value-type="float">
            <text:p>42860904</text:p>
          </table:table-cell>
          <table:table-cell office:value-type="float" office:value="3754193" calcext:value-type="float">
            <text:p>3754193</text:p>
          </table:table-cell>
          <table:table-cell office:value-type="float" office:value="10030610" calcext:value-type="float">
            <text:p>10030610</text:p>
          </table:table-cell>
          <table:table-cell office:value-type="float" office:value="724905" calcext:value-type="float">
            <text:p>724905</text:p>
          </table:table-cell>
          <table:table-cell office:value-type="float" office:value="4159" calcext:value-type="float">
            <text:p>4159</text:p>
          </table:table-cell>
          <table:table-cell office:value-type="float" office:value="145512" calcext:value-type="float">
            <text:p>1455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ComTU::GetEquivalentLog2TrSize</text:p>
          </table:table-cell>
          <table:table-cell office:value-type="float" office:value="181463227" calcext:value-type="float">
            <text:p>181463227</text:p>
          </table:table-cell>
          <table:table-cell office:value-type="float" office:value="82483285" calcext:value-type="float">
            <text:p>82483285</text:p>
          </table:table-cell>
          <table:table-cell office:value-type="float" office:value="16496657" calcext:value-type="float">
            <text:p>16496657</text:p>
          </table:table-cell>
          <table:table-cell office:value-type="float" office:value="1078507" calcext:value-type="float">
            <text:p>1078507</text:p>
          </table:table-cell>
          <table:table-cell office:value-type="float" office:value="1672592" calcext:value-type="float">
            <text:p>1672592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copyPartToPartYuv</text:p>
          </table:table-cell>
          <table:table-cell office:value-type="float" office:value="175515168" calcext:value-type="float">
            <text:p>175515168</text:p>
          </table:table-cell>
          <table:table-cell office:value-type="float" office:value="38393943" calcext:value-type="float">
            <text:p>38393943</text:p>
          </table:table-cell>
          <table:table-cell office:value-type="float" office:value="49363641" calcext:value-type="float">
            <text:p>49363641</text:p>
          </table:table-cell>
          <table:table-cell office:value-type="float" office:value="908603" calcext:value-type="float">
            <text:p>908603</text:p>
          </table:table-cell>
          <table:table-cell office:value-type="float" office:value="988706" calcext:value-type="float">
            <text:p>988706</text:p>
          </table:table-cell>
          <table:table-cell office:value-type="float" office:value="43324" calcext:value-type="float">
            <text:p>43324</text:p>
          </table:table-cell>
          <table:table-cell office:value-type="float" office:value="872" calcext:value-type="float">
            <text:p>87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txQtCbf</text:p>
          </table:table-cell>
          <table:table-cell office:value-type="float" office:value="175443837" calcext:value-type="float">
            <text:p>175443837</text:p>
          </table:table-cell>
          <table:table-cell office:value-type="float" office:value="91674280" calcext:value-type="float">
            <text:p>91674280</text:p>
          </table:table-cell>
          <table:table-cell office:value-type="float" office:value="0" calcext:value-type="float">
            <text:p>0</text:p>
          </table:table-cell>
          <table:table-cell office:value-type="float" office:value="1933736" calcext:value-type="float">
            <text:p>1933736</text:p>
          </table:table-cell>
          <table:table-cell office:value-type="float" office:value="1808563" calcext:value-type="float">
            <text:p>1808563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GetInterPredictionError</text:p>
          </table:table-cell>
          <table:table-cell office:value-type="float" office:value="172738944" calcext:value-type="float">
            <text:p>172738944</text:p>
          </table:table-cell>
          <table:table-cell office:value-type="float" office:value="53980920" calcext:value-type="float">
            <text:p>53980920</text:p>
          </table:table-cell>
          <table:table-cell office:value-type="float" office:value="77115600" calcext:value-type="float">
            <text:p>77115600</text:p>
          </table:table-cell>
          <table:table-cell office:value-type="float" office:value="1870206" calcext:value-type="float">
            <text:p>1870206</text:p>
          </table:table-cell>
          <table:table-cell office:value-type="float" office:value="5106031" calcext:value-type="float">
            <text:p>5106031</text:p>
          </table:table-cell>
          <table:table-cell office:value-type="float" office:value="2434283" calcext:value-type="float">
            <text:p>2434283</text:p>
          </table:table-cell>
          <table:table-cell office:value-type="float" office:value="5017" calcext:value-type="float">
            <text:p>5017</text:p>
          </table:table-cell>
          <table:table-cell office:value-type="float" office:value="1615" calcext:value-type="float">
            <text:p>161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TComRdCost::xGetSAD</text:p>
          </table:table-cell>
          <table:table-cell office:value-type="float" office:value="168331136" calcext:value-type="float">
            <text:p>168331136</text:p>
          </table:table-cell>
          <table:table-cell office:value-type="float" office:value="46567840" calcext:value-type="float">
            <text:p>46567840</text:p>
          </table:table-cell>
          <table:table-cell office:value-type="float" office:value="1128864" calcext:value-type="float">
            <text:p>1128864</text:p>
          </table:table-cell>
          <table:table-cell office:value-type="float" office:value="36446" calcext:value-type="float">
            <text:p>36446</text:p>
          </table:table-cell>
          <table:table-cell office:value-type="float" office:value="1702388" calcext:value-type="float">
            <text:p>1702388</text:p>
          </table:table-cell>
          <table:table-cell office:value-type="float" office:value="35775" calcext:value-type="float">
            <text:p>35775</text:p>
          </table:table-cell>
          <table:table-cell office:value-type="float" office:value="175" calcext:value-type="float">
            <text:p>17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CUMvField::setAllMvField</text:p>
          </table:table-cell>
          <table:table-cell office:value-type="float" office:value="163277448" calcext:value-type="float">
            <text:p>163277448</text:p>
          </table:table-cell>
          <table:table-cell office:value-type="float" office:value="66193560" calcext:value-type="float">
            <text:p>66193560</text:p>
          </table:table-cell>
          <table:table-cell office:value-type="float" office:value="83845176" calcext:value-type="float">
            <text:p>83845176</text:p>
          </table:table-cell>
          <table:table-cell office:value-type="float" office:value="1503770" calcext:value-type="float">
            <text:p>1503770</text:p>
          </table:table-cell>
          <table:table-cell office:value-type="float" office:value="400670" calcext:value-type="float">
            <text:p>400670</text:p>
          </table:table-cell>
          <table:table-cell office:value-type="float" office:value="188956" calcext:value-type="float">
            <text:p>188956</text:p>
          </table:table-cell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Right</text:p>
          </table:table-cell>
          <table:table-cell office:value-type="float" office:value="153598425" calcext:value-type="float">
            <text:p>153598425</text:p>
          </table:table-cell>
          <table:table-cell office:value-type="float" office:value="75691487" calcext:value-type="float">
            <text:p>75691487</text:p>
          </table:table-cell>
          <table:table-cell office:value-type="float" office:value="27979865" calcext:value-type="float">
            <text:p>27979865</text:p>
          </table:table-cell>
          <table:table-cell office:value-type="float" office:value="2431831" calcext:value-type="float">
            <text:p>2431831</text:p>
          </table:table-cell>
          <table:table-cell office:value-type="float" office:value="12477217" calcext:value-type="float">
            <text:p>12477217</text:p>
          </table:table-cell>
          <table:table-cell office:value-type="float" office:value="669121" calcext:value-type="float">
            <text:p>669121</text:p>
          </table:table-cell>
          <table:table-cell office:value-type="float" office:value="3250" calcext:value-type="float">
            <text:p>3250</text:p>
          </table:table-cell>
          <table:table-cell office:value-type="float" office:value="6286" calcext:value-type="float">
            <text:p>62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ComDataCU::setMVPIdxSubParts</text:p>
          </table:table-cell>
          <table:table-cell office:value-type="float" office:value="150887597" calcext:value-type="float">
            <text:p>150887597</text:p>
          </table:table-cell>
          <table:table-cell office:value-type="float" office:value="69498867" calcext:value-type="float">
            <text:p>69498867</text:p>
          </table:table-cell>
          <table:table-cell office:value-type="float" office:value="39756331" calcext:value-type="float">
            <text:p>39756331</text:p>
          </table:table-cell>
          <table:table-cell office:value-type="float" office:value="2253607" calcext:value-type="float">
            <text:p>2253607</text:p>
          </table:table-cell>
          <table:table-cell office:value-type="float" office:value="17345881" calcext:value-type="float">
            <text:p>17345881</text:p>
          </table:table-cell>
          <table:table-cell office:value-type="float" office:value="2793539" calcext:value-type="float">
            <text:p>2793539</text:p>
          </table:table-cell>
          <table:table-cell office:value-type="float" office:value="3088" calcext:value-type="float">
            <text:p>3088</text:p>
          </table:table-cell>
          <table:table-cell office:value-type="float" office:value="178045" calcext:value-type="float">
            <text:p>17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WriteCoefRemainExGolomb</text:p>
          </table:table-cell>
          <table:table-cell office:value-type="float" office:value="150370342" calcext:value-type="float">
            <text:p>150370342</text:p>
          </table:table-cell>
          <table:table-cell office:value-type="float" office:value="61026060" calcext:value-type="float">
            <text:p>61026060</text:p>
          </table:table-cell>
          <table:table-cell office:value-type="float" office:value="39207350" calcext:value-type="float">
            <text:p>39207350</text:p>
          </table:table-cell>
          <table:table-cell office:value-type="float" office:value="1005089" calcext:value-type="float">
            <text:p>1005089</text:p>
          </table:table-cell>
          <table:table-cell office:value-type="float" office:value="8502" calcext:value-type="float">
            <text:p>8502</text:p>
          </table:table-cell>
          <table:table-cell office:value-type="float" office:value="78093" calcext:value-type="float">
            <text:p>78093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PatternSearchFracDIF</text:p>
          </table:table-cell>
          <table:table-cell office:value-type="float" office:value="149024604" calcext:value-type="float">
            <text:p>149024604</text:p>
          </table:table-cell>
          <table:table-cell office:value-type="float" office:value="52359996" calcext:value-type="float">
            <text:p>52359996</text:p>
          </table:table-cell>
          <table:table-cell office:value-type="float" office:value="65785636" calcext:value-type="float">
            <text:p>65785636</text:p>
          </table:table-cell>
          <table:table-cell office:value-type="float" office:value="2333177" calcext:value-type="float">
            <text:p>2333177</text:p>
          </table:table-cell>
          <table:table-cell office:value-type="float" office:value="9225933" calcext:value-type="float">
            <text:p>9225933</text:p>
          </table:table-cell>
          <table:table-cell office:value-type="float" office:value="3898837" calcext:value-type="float">
            <text:p>3898837</text:p>
          </table:table-cell>
          <table:table-cell office:value-type="float" office:value="2060" calcext:value-type="float">
            <text:p>2060</text:p>
          </table:table-cell>
          <table:table-cell office:value-type="float" office:value="1283" calcext:value-type="float">
            <text:p>128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TEncEntropy::encodeQtCbf</text:p>
          </table:table-cell>
          <table:table-cell office:value-type="float" office:value="147700518" calcext:value-type="float">
            <text:p>147700518</text:p>
          </table:table-cell>
          <table:table-cell office:value-type="float" office:value="84400296" calcext:value-type="float">
            <text:p>84400296</text:p>
          </table:table-cell>
          <table:table-cell office:value-type="float" office:value="52750185" calcext:value-type="float">
            <text:p>52750185</text:p>
          </table:table-cell>
          <table:table-cell office:value-type="float" office:value="658717" calcext:value-type="float">
            <text:p>658717</text:p>
          </table:table-cell>
          <table:table-cell office:value-type="float" office:value="5284701" calcext:value-type="float">
            <text:p>5284701</text:p>
          </table:table-cell>
          <table:table-cell office:value-type="float" office:value="662922" calcext:value-type="float">
            <text:p>662922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ComDataCU::setMVPNumSubParts</text:p>
          </table:table-cell>
          <table:table-cell office:value-type="float" office:value="145437606" calcext:value-type="float">
            <text:p>145437606</text:p>
          </table:table-cell>
          <table:table-cell office:value-type="float" office:value="66988314" calcext:value-type="float">
            <text:p>66988314</text:p>
          </table:table-cell>
          <table:table-cell office:value-type="float" office:value="38375425" calcext:value-type="float">
            <text:p>38375425</text:p>
          </table:table-cell>
          <table:table-cell office:value-type="float" office:value="663917" calcext:value-type="float">
            <text:p>663917</text:p>
          </table:table-cell>
          <table:table-cell office:value-type="float" office:value="6973489" calcext:value-type="float">
            <text:p>6973489</text:p>
          </table:table-cell>
          <table:table-cell office:value-type="float" office:value="889421" calcext:value-type="float">
            <text:p>889421</text:p>
          </table:table-cell>
          <table:table-cell office:value-type="float" office:value="1999" calcext:value-type="float">
            <text:p>199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getSigCoeffGroupCtxInc</text:p>
          </table:table-cell>
          <table:table-cell office:value-type="float" office:value="142270730" calcext:value-type="float">
            <text:p>142270730</text:p>
          </table:table-cell>
          <table:table-cell office:value-type="float" office:value="47646046" calcext:value-type="float">
            <text:p>47646046</text:p>
          </table:table-cell>
          <table:table-cell office:value-type="float" office:value="10638915" calcext:value-type="float">
            <text:p>10638915</text:p>
          </table:table-cell>
          <table:table-cell office:value-type="float" office:value="309409" calcext:value-type="float">
            <text:p>309409</text:p>
          </table:table-cell>
          <table:table-cell office:value-type="float" office:value="180867" calcext:value-type="float">
            <text:p>18086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getNumberOfWrittenBits</text:p>
          </table:table-cell>
          <table:table-cell office:value-type="float" office:value="136291712" calcext:value-type="float">
            <text:p>136291712</text:p>
          </table:table-cell>
          <table:table-cell office:value-type="float" office:value="85182320" calcext:value-type="float">
            <text:p>85182320</text:p>
          </table:table-cell>
          <table:table-cell office:value-type="float" office:value="34072928" calcext:value-type="float">
            <text:p>34072928</text:p>
          </table:table-cell>
          <table:table-cell office:value-type="float" office:value="0" calcext:value-type="float">
            <text:p>0</text:p>
          </table:table-cell>
          <table:table-cell office:value-type="float" office:value="1684993" calcext:value-type="float">
            <text:p>1684993</text:p>
          </table:table-cell>
          <table:table-cell office:value-type="float" office:value="1703427" calcext:value-type="float">
            <text:p>1703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RightAdi</text:p>
          </table:table-cell>
          <table:table-cell office:value-type="float" office:value="134364240" calcext:value-type="float">
            <text:p>134364240</text:p>
          </table:table-cell>
          <table:table-cell office:value-type="float" office:value="66464477" calcext:value-type="float">
            <text:p>66464477</text:p>
          </table:table-cell>
          <table:table-cell office:value-type="float" office:value="28411412" calcext:value-type="float">
            <text:p>28411412</text:p>
          </table:table-cell>
          <table:table-cell office:value-type="float" office:value="1661912" calcext:value-type="float">
            <text:p>1661912</text:p>
          </table:table-cell>
          <table:table-cell office:value-type="float" office:value="5458955" calcext:value-type="float">
            <text:p>5458955</text:p>
          </table:table-cell>
          <table:table-cell office:value-type="float" office:value="753126" calcext:value-type="float">
            <text:p>753126</text:p>
          </table:table-cell>
          <table:table-cell office:value-type="float" office:value="840" calcext:value-type="float">
            <text:p>840</text:p>
          </table:table-cell>
          <table:table-cell office:value-type="float" office:value="5936" calcext:value-type="float">
            <text:p>59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ComDataCU::xGetDistScaleFactor</text:p>
          </table:table-cell>
          <table:table-cell office:value-type="float" office:value="128962989" calcext:value-type="float">
            <text:p>128962989</text:p>
          </table:table-cell>
          <table:table-cell office:value-type="float" office:value="24944696" calcext:value-type="float">
            <text:p>24944696</text:p>
          </table:table-cell>
          <table:table-cell office:value-type="float" office:value="7127056" calcext:value-type="float">
            <text:p>7127056</text:p>
          </table:table-cell>
          <table:table-cell office:value-type="float" office:value="914530" calcext:value-type="float">
            <text:p>914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LoadIntraResultQT</text:p>
          </table:table-cell>
          <table:table-cell office:value-type="float" office:value="128671711" calcext:value-type="float">
            <text:p>128671711</text:p>
          </table:table-cell>
          <table:table-cell office:value-type="float" office:value="47453899" calcext:value-type="float">
            <text:p>47453899</text:p>
          </table:table-cell>
          <table:table-cell office:value-type="float" office:value="25398634" calcext:value-type="float">
            <text:p>25398634</text:p>
          </table:table-cell>
          <table:table-cell office:value-type="float" office:value="2727779" calcext:value-type="float">
            <text:p>2727779</text:p>
          </table:table-cell>
          <table:table-cell office:value-type="float" office:value="3033431" calcext:value-type="float">
            <text:p>3033431</text:p>
          </table:table-cell>
          <table:table-cell office:value-type="float" office:value="462874" calcext:value-type="float">
            <text:p>462874</text:p>
          </table:table-cell>
          <table:table-cell office:value-type="float" office:value="1250" calcext:value-type="float">
            <text:p>1250</text:p>
          </table:table-cell>
          <table:table-cell office:value-type="float" office:value="176" calcext:value-type="float">
            <text:p>17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TEncSearch::xSetSearchRange</text:p>
          </table:table-cell>
          <table:table-cell office:value-type="float" office:value="123465816" calcext:value-type="float">
            <text:p>123465816</text:p>
          </table:table-cell>
          <table:table-cell office:value-type="float" office:value="41155272" calcext:value-type="float">
            <text:p>41155272</text:p>
          </table:table-cell>
          <table:table-cell office:value-type="float" office:value="52587292" calcext:value-type="float">
            <text:p>52587292</text:p>
          </table:table-cell>
          <table:table-cell office:value-type="float" office:value="1298364" calcext:value-type="float">
            <text:p>1298364</text:p>
          </table:table-cell>
          <table:table-cell office:value-type="float" office:value="370166" calcext:value-type="float">
            <text:p>370166</text:p>
          </table:table-cell>
          <table:table-cell office:value-type="float" office:value="337678" calcext:value-type="float">
            <text:p>337678</text:p>
          </table:table-cell>
          <table:table-cell office:value-type="float" office:value="937" calcext:value-type="float">
            <text:p>937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ComPrediction::motionCompensation</text:p>
          </table:table-cell>
          <table:table-cell office:value-type="float" office:value="122281075" calcext:value-type="float">
            <text:p>122281075</text:p>
          </table:table-cell>
          <table:table-cell office:value-type="float" office:value="35522526" calcext:value-type="float">
            <text:p>35522526</text:p>
          </table:table-cell>
          <table:table-cell office:value-type="float" office:value="53740705" calcext:value-type="float">
            <text:p>53740705</text:p>
          </table:table-cell>
          <table:table-cell office:value-type="float" office:value="2996488" calcext:value-type="float">
            <text:p>2996488</text:p>
          </table:table-cell>
          <table:table-cell office:value-type="float" office:value="1671227" calcext:value-type="float">
            <text:p>1671227</text:p>
          </table:table-cell>
          <table:table-cell office:value-type="float" office:value="742989" calcext:value-type="float">
            <text:p>742989</text:p>
          </table:table-cell>
          <table:table-cell office:value-type="float" office:value="5606" calcext:value-type="float">
            <text:p>5606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useDST</text:p>
          </table:table-cell>
          <table:table-cell office:value-type="float" office:value="122274639" calcext:value-type="float">
            <text:p>122274639</text:p>
          </table:table-cell>
          <table:table-cell office:value-type="float" office:value="74154173" calcext:value-type="float">
            <text:p>74154173</text:p>
          </table:table-cell>
          <table:table-cell office:value-type="float" office:value="14724506" calcext:value-type="float">
            <text:p>14724506</text:p>
          </table:table-cell>
          <table:table-cell office:value-type="float" office:value="575080" calcext:value-type="float">
            <text:p>575080</text:p>
          </table:table-cell>
          <table:table-cell office:value-type="float" office:value="1113573" calcext:value-type="float">
            <text:p>111357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17547792560" calcext:value-type="float">
            <text:p>17547792560</text:p>
          </table:table-cell>
          <table:table-cell office:value-type="float" office:value="6533684723" calcext:value-type="float">
            <text:p>6533684723</text:p>
          </table:table-cell>
          <table:table-cell office:value-type="float" office:value="4247779375" calcext:value-type="float">
            <text:p>4247779375</text:p>
          </table:table-cell>
          <table:table-cell office:value-type="float" office:value="124772205" calcext:value-type="float">
            <text:p>124772205</text:p>
          </table:table-cell>
          <table:table-cell office:value-type="float" office:value="477895480" calcext:value-type="float">
            <text:p>477895480</text:p>
          </table:table-cell>
          <table:table-cell office:value-type="float" office:value="213165451" calcext:value-type="float">
            <text:p>213165451</text:p>
          </table:table-cell>
          <table:table-cell office:value-type="float" office:value="30357" calcext:value-type="float">
            <text:p>30357</text:p>
          </table:table-cell>
          <table:table-cell office:value-type="float" office:value="153620" calcext:value-type="float">
            <text:p>153620</text:p>
          </table:table-cell>
          <table:table-cell office:value-type="float" office:value="31201" calcext:value-type="float">
            <text:p>31201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161520977714" calcext:value-type="float">
            <text:p>161520977714</text:p>
          </table:table-cell>
          <table:table-cell office:value-type="float" office:value="86984825168" calcext:value-type="float">
            <text:p>86984825168</text:p>
          </table:table-cell>
          <table:table-cell office:value-type="float" office:value="8210048696" calcext:value-type="float">
            <text:p>8210048696</text:p>
          </table:table-cell>
          <table:table-cell office:value-type="float" office:value="22299058" calcext:value-type="float">
            <text:p>22299058</text:p>
          </table:table-cell>
          <table:table-cell office:value-type="float" office:value="1056593195" calcext:value-type="float">
            <text:p>1056593195</text:p>
          </table:table-cell>
          <table:table-cell office:value-type="float" office:value="672984121" calcext:value-type="float">
            <text:p>672984121</text:p>
          </table:table-cell>
          <table:table-cell office:value-type="float" office:value="15081" calcext:value-type="float">
            <text:p>15081</text:p>
          </table:table-cell>
          <table:table-cell office:value-type="float" office:value="5032604" calcext:value-type="float">
            <text:p>5032604</text:p>
          </table:table-cell>
          <table:table-cell office:value-type="float" office:value="2680670" calcext:value-type="float">
            <text:p>2680670</text:p>
          </table:table-cell>
        </table:table-row>
        <table:table-row table:style-name="ro1">
          <table:table-cell office:value-type="string" calcext:value-type="string">
            <text:p>InvQuant</text:p>
          </table:table-cell>
          <table:table-cell office:value-type="float" office:value="2002395555" calcext:value-type="float">
            <text:p>2002395555</text:p>
          </table:table-cell>
          <table:table-cell office:value-type="float" office:value="759292998" calcext:value-type="float">
            <text:p>759292998</text:p>
          </table:table-cell>
          <table:table-cell office:value-type="float" office:value="108441243" calcext:value-type="float">
            <text:p>108441243</text:p>
          </table:table-cell>
          <table:table-cell office:value-type="float" office:value="4515131" calcext:value-type="float">
            <text:p>4515131</text:p>
          </table:table-cell>
          <table:table-cell office:value-type="float" office:value="8785032" calcext:value-type="float">
            <text:p>8785032</text:p>
          </table:table-cell>
          <table:table-cell office:value-type="float" office:value="11240516" calcext:value-type="float">
            <text:p>11240516</text:p>
          </table:table-cell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float" office:value="47135935725" calcext:value-type="float">
            <text:p>47135935725</text:p>
          </table:table-cell>
          <table:table-cell office:value-type="float" office:value="17808329676" calcext:value-type="float">
            <text:p>17808329676</text:p>
          </table:table-cell>
          <table:table-cell office:value-type="float" office:value="10500922467" calcext:value-type="float">
            <text:p>10500922467</text:p>
          </table:table-cell>
          <table:table-cell office:value-type="float" office:value="113612520" calcext:value-type="float">
            <text:p>113612520</text:p>
          </table:table-cell>
          <table:table-cell office:value-type="float" office:value="926856958" calcext:value-type="float">
            <text:p>926856958</text:p>
          </table:table-cell>
          <table:table-cell office:value-type="float" office:value="1043154170" calcext:value-type="float">
            <text:p>1043154170</text:p>
          </table:table-cell>
          <table:table-cell office:value-type="float" office:value="26124" calcext:value-type="float">
            <text:p>26124</text:p>
          </table:table-cell>
          <table:table-cell office:value-type="float" office:value="31808" calcext:value-type="float">
            <text:p>31808</text:p>
          </table:table-cell>
          <table:table-cell office:value-type="float" office:value="399889" calcext:value-type="float">
            <text:p>399889</text:p>
          </table:table-cell>
        </table:table-row>
        <table:table-row table:style-name="ro1">
          <table:table-cell office:value-type="string" calcext:value-type="string">
            <text:p>InvTransf</text:p>
          </table:table-cell>
          <table:table-cell office:value-type="float" office:value="7544505102" calcext:value-type="float">
            <text:p>7544505102</text:p>
          </table:table-cell>
          <table:table-cell office:value-type="float" office:value="4003055600" calcext:value-type="float">
            <text:p>4003055600</text:p>
          </table:table-cell>
          <table:table-cell office:value-type="float" office:value="700688409" calcext:value-type="float">
            <text:p>700688409</text:p>
          </table:table-cell>
          <table:table-cell office:value-type="float" office:value="16395785" calcext:value-type="float">
            <text:p>16395785</text:p>
          </table:table-cell>
          <table:table-cell office:value-type="float" office:value="86811771" calcext:value-type="float">
            <text:p>86811771</text:p>
          </table:table-cell>
          <table:table-cell office:value-type="float" office:value="49829596" calcext:value-type="float">
            <text:p>49829596</text:p>
          </table:table-cell>
          <table:table-cell office:value-type="float" office:value="8717" calcext:value-type="float">
            <text:p>8717</text:p>
          </table:table-cell>
          <table:table-cell office:value-type="float" office:value="3667" calcext:value-type="float">
            <text:p>3667</text:p>
          </table:table-cell>
          <table:table-cell office:value-type="float" office:value="41342" calcext:value-type="float">
            <text:p>41342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office:value-type="float" office:value="33299887860" calcext:value-type="float">
            <text:p>33299887860</text:p>
          </table:table-cell>
          <table:table-cell office:value-type="float" office:value="14493330160" calcext:value-type="float">
            <text:p>14493330160</text:p>
          </table:table-cell>
          <table:table-cell office:value-type="float" office:value="6000048779" calcext:value-type="float">
            <text:p>6000048779</text:p>
          </table:table-cell>
          <table:table-cell office:value-type="float" office:value="216938015" calcext:value-type="float">
            <text:p>216938015</text:p>
          </table:table-cell>
          <table:table-cell office:value-type="float" office:value="735132054" calcext:value-type="float">
            <text:p>735132054</text:p>
          </table:table-cell>
          <table:table-cell office:value-type="float" office:value="368545256" calcext:value-type="float">
            <text:p>368545256</text:p>
          </table:table-cell>
          <table:table-cell office:value-type="float" office:value="101853" calcext:value-type="float">
            <text:p>101853</text:p>
          </table:table-cell>
          <table:table-cell office:value-type="float" office:value="18654" calcext:value-type="float">
            <text:p>18654</text:p>
          </table:table-cell>
          <table:table-cell office:value-type="float" office:value="103484" calcext:value-type="float">
            <text:p>103484</text:p>
          </table:table-cell>
        </table:table-row>
        <table:table-row table:style-name="ro1">
          <table:table-cell office:value-type="string" calcext:value-type="string">
            <text:p>Pre/Pos</text:p>
          </table:table-cell>
          <table:table-cell office:value-type="float" office:value="9100494025" calcext:value-type="float">
            <text:p>9100494025</text:p>
          </table:table-cell>
          <table:table-cell office:value-type="float" office:value="3122063440" calcext:value-type="float">
            <text:p>3122063440</text:p>
          </table:table-cell>
          <table:table-cell office:value-type="float" office:value="1508572939" calcext:value-type="float">
            <text:p>1508572939</text:p>
          </table:table-cell>
          <table:table-cell office:value-type="float" office:value="28827253" calcext:value-type="float">
            <text:p>28827253</text:p>
          </table:table-cell>
          <table:table-cell office:value-type="float" office:value="131923954" calcext:value-type="float">
            <text:p>131923954</text:p>
          </table:table-cell>
          <table:table-cell office:value-type="float" office:value="56656250" calcext:value-type="float">
            <text:p>56656250</text:p>
          </table:table-cell>
          <table:table-cell office:value-type="float" office:value="39867" calcext:value-type="float">
            <text:p>39867</text:p>
          </table:table-cell>
          <table:table-cell office:value-type="float" office:value="98325" calcext:value-type="float">
            <text:p>98325</text:p>
          </table:table-cell>
          <table:table-cell office:value-type="float" office:value="114158" calcext:value-type="float">
            <text:p>114158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237449118811" calcext:value-type="float">
            <text:p>237449118811</text:p>
          </table:table-cell>
          <table:table-cell office:value-type="float" office:value="80963176150" calcext:value-type="float">
            <text:p>80963176150</text:p>
          </table:table-cell>
          <table:table-cell office:value-type="float" office:value="41110181211" calcext:value-type="float">
            <text:p>41110181211</text:p>
          </table:table-cell>
          <table:table-cell office:value-type="float" office:value="243328769" calcext:value-type="float">
            <text:p>243328769</text:p>
          </table:table-cell>
          <table:table-cell office:value-type="float" office:value="1751273333" calcext:value-type="float">
            <text:p>1751273333</text:p>
          </table:table-cell>
          <table:table-cell office:value-type="float" office:value="427523616" calcext:value-type="float">
            <text:p>427523616</text:p>
          </table:table-cell>
          <table:table-cell office:value-type="float" office:value="288212" calcext:value-type="float">
            <text:p>288212</text:p>
          </table:table-cell>
          <table:table-cell office:value-type="float" office:value="4613701" calcext:value-type="float">
            <text:p>4613701</text:p>
          </table:table-cell>
          <table:table-cell office:value-type="float" office:value="440997" calcext:value-type="float">
            <text:p>440997</text:p>
          </table:table-cell>
        </table:table-row>
        <table:table-row table:style-name="ro1">
          <table:table-cell office:value-type="string" calcext:value-type="string">
            <text:p>Intra</text:p>
          </table:table-cell>
          <table:table-cell office:value-type="float" office:value="5995138493" calcext:value-type="float">
            <text:p>5995138493</text:p>
          </table:table-cell>
          <table:table-cell office:value-type="float" office:value="2059516756" calcext:value-type="float">
            <text:p>2059516756</text:p>
          </table:table-cell>
          <table:table-cell office:value-type="float" office:value="1027182480" calcext:value-type="float">
            <text:p>1027182480</text:p>
          </table:table-cell>
          <table:table-cell office:value-type="float" office:value="40575993" calcext:value-type="float">
            <text:p>40575993</text:p>
          </table:table-cell>
          <table:table-cell office:value-type="float" office:value="76829158" calcext:value-type="float">
            <text:p>76829158</text:p>
          </table:table-cell>
          <table:table-cell office:value-type="float" office:value="50844239" calcext:value-type="float">
            <text:p>50844239</text:p>
          </table:table-cell>
          <table:table-cell office:value-type="float" office:value="13707" calcext:value-type="float">
            <text:p>13707</text:p>
          </table:table-cell>
          <table:table-cell office:value-type="float" office:value="31253" calcext:value-type="float">
            <text:p>31253</text:p>
          </table:table-cell>
          <table:table-cell office:value-type="float" office:value="235080" calcext:value-type="float">
            <text:p>235080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17795909880" calcext:value-type="float">
            <text:p>17795909880</text:p>
          </table:table-cell>
          <table:table-cell office:value-type="float" office:value="5608739151" calcext:value-type="float">
            <text:p>5608739151</text:p>
          </table:table-cell>
          <table:table-cell office:value-type="float" office:value="4001442945" calcext:value-type="float">
            <text:p>4001442945</text:p>
          </table:table-cell>
          <table:table-cell office:value-type="float" office:value="155609987" calcext:value-type="float">
            <text:p>155609987</text:p>
          </table:table-cell>
          <table:table-cell office:value-type="float" office:value="597528388" calcext:value-type="float">
            <text:p>597528388</text:p>
          </table:table-cell>
          <table:table-cell office:value-type="float" office:value="170576795" calcext:value-type="float">
            <text:p>170576795</text:p>
          </table:table-cell>
          <table:table-cell office:value-type="float" office:value="220500" calcext:value-type="float">
            <text:p>220500</text:p>
          </table:table-cell>
          <table:table-cell office:value-type="float" office:value="2427251" calcext:value-type="float">
            <text:p>2427251</text:p>
          </table:table-cell>
          <table:table-cell office:value-type="float" office:value="154393" calcext:value-type="float">
            <text:p>154393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213658070438" calcext:value-type="float">
            <text:p>213658070438</text:p>
          </table:table-cell>
          <table:table-cell office:value-type="float" office:value="73294920243" calcext:value-type="float">
            <text:p>73294920243</text:p>
          </table:table-cell>
          <table:table-cell office:value-type="float" office:value="36081555786" calcext:value-type="float">
            <text:p>36081555786</text:p>
          </table:table-cell>
          <table:table-cell office:value-type="float" office:value="47142789" calcext:value-type="float">
            <text:p>47142789</text:p>
          </table:table-cell>
          <table:table-cell office:value-type="float" office:value="1076915787" calcext:value-type="float">
            <text:p>1076915787</text:p>
          </table:table-cell>
          <table:table-cell office:value-type="float" office:value="206102582" calcext:value-type="float">
            <text:p>206102582</text:p>
          </table:table-cell>
          <table:table-cell office:value-type="float" office:value="54005" calcext:value-type="float">
            <text:p>54005</text:p>
          </table:table-cell>
          <table:table-cell office:value-type="float" office:value="2155197" calcext:value-type="float">
            <text:p>2155197</text:p>
          </table:table-cell>
          <table:table-cell office:value-type="float" office:value="51524" calcext:value-type="float">
            <text:p>51524</text:p>
          </table:table-cell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566948643997" calcext:value-type="float">
            <text:p>566948643997</text:p>
          </table:table-cell>
          <table:table-cell office:value-type="float" office:value="234102707403" calcext:value-type="float">
            <text:p>234102707403</text:p>
          </table:table-cell>
          <table:table-cell office:value-type="float" office:value="87463606882" calcext:value-type="float">
            <text:p>87463606882</text:p>
          </table:table-cell>
          <table:table-cell office:value-type="float" office:value="1104917329" calcext:value-type="float">
            <text:p>1104917329</text:p>
          </table:table-cell>
          <table:table-cell office:value-type="float" office:value="7087259583" calcext:value-type="float">
            <text:p>7087259583</text:p>
          </table:table-cell>
          <table:table-cell office:value-type="float" office:value="6009785035" calcext:value-type="float">
            <text:p>6009785035</text:p>
          </table:table-cell>
          <table:table-cell office:value-type="float" office:value="840022" calcext:value-type="float">
            <text:p>840022</text:p>
          </table:table-cell>
          <table:table-cell office:value-type="float" office:value="14156144" calcext:value-type="float">
            <text:p>14156144</text:p>
          </table:table-cell>
          <table:table-cell office:value-type="float" office:value="14566101" calcext:value-type="float">
            <text:p>14566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0:28:35.247803358</dc:date>
    <meta:document-statistic meta:table-count="1" meta:cell-count="1700" meta:object-count="4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209cm" style:legend-expansion="high" chart:style-name="ch2"/>
        <chart:plot-area chart:style-name="ch3" table:cell-range-address="Sheet1.A159:Sheet1.J169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4cm" svg:y="0.219cm" svg:width="11.178cm" svg:height="7.5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0:Sheet1.A1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60:Sheet1.B169" chart:label-cell-address="Sheet1.B159:Sheet1.B159" chart:class="chart:bar">
            <chart:data-point chart:repeated="10"/>
          </chart:series>
          <chart:series chart:style-name="ch8" chart:values-cell-range-address="Sheet1.C160:Sheet1.C169" chart:label-cell-address="Sheet1.C159:Sheet1.C159" chart:class="chart:bar">
            <chart:data-point chart:repeated="10"/>
          </chart:series>
          <chart:series chart:style-name="ch9" chart:values-cell-range-address="Sheet1.D160:Sheet1.D169" chart:label-cell-address="Sheet1.D159:Sheet1.D159" chart:class="chart:bar">
            <chart:data-point chart:repeated="10"/>
          </chart:series>
          <chart:series chart:style-name="ch10" chart:values-cell-range-address="Sheet1.E160:Sheet1.E169" chart:label-cell-address="Sheet1.E159:Sheet1.E159" chart:class="chart:bar">
            <chart:data-point chart:repeated="10"/>
          </chart:series>
          <chart:series chart:style-name="ch11" chart:values-cell-range-address="Sheet1.F160:Sheet1.F169" chart:label-cell-address="Sheet1.F159:Sheet1.F159" chart:class="chart:bar">
            <chart:data-point chart:repeated="10"/>
          </chart:series>
          <chart:series chart:style-name="ch12" chart:values-cell-range-address="Sheet1.G160:Sheet1.G169" chart:label-cell-address="Sheet1.G159:Sheet1.G159" chart:class="chart:bar">
            <chart:data-point chart:repeated="10"/>
          </chart:series>
          <chart:series chart:style-name="ch13" chart:values-cell-range-address="Sheet1.H160:Sheet1.H169" chart:label-cell-address="Sheet1.H159:Sheet1.H159" chart:class="chart:bar">
            <chart:data-point chart:repeated="10"/>
          </chart:series>
          <chart:series chart:style-name="ch14" chart:values-cell-range-address="Sheet1.I160:Sheet1.I169" chart:label-cell-address="Sheet1.I159:Sheet1.I159" chart:class="chart:bar">
            <chart:data-point chart:repeated="10"/>
          </chart:series>
          <chart:series chart:style-name="ch15" chart:values-cell-range-address="Sheet1.J160:Sheet1.J169" chart:label-cell-address="Sheet1.J159:Sheet1.J159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</text:p>
                <draw:g>
                  <svg:desc>Sheet1.B159:Sheet1.B159</svg:desc>
                </draw:g>
              </table:table-cell>
              <table:table-cell office:value-type="string">
                <text:p>Dr</text:p>
                <draw:g>
                  <svg:desc>Sheet1.C159:Sheet1.C159</svg:desc>
                </draw:g>
              </table:table-cell>
              <table:table-cell office:value-type="string">
                <text:p>Dw</text:p>
                <draw:g>
                  <svg:desc>Sheet1.D159:Sheet1.D159</svg:desc>
                </draw:g>
              </table:table-cell>
              <table:table-cell office:value-type="string">
                <text:p>I1mr</text:p>
                <draw:g>
                  <svg:desc>Sheet1.E159:Sheet1.E159</svg:desc>
                </draw:g>
              </table:table-cell>
              <table:table-cell office:value-type="string">
                <text:p>D1mr</text:p>
                <draw:g>
                  <svg:desc>Sheet1.F159:Sheet1.F159</svg:desc>
                </draw:g>
              </table:table-cell>
              <table:table-cell office:value-type="string">
                <text:p>D1mw</text:p>
                <draw:g>
                  <svg:desc>Sheet1.G159:Sheet1.G159</svg:desc>
                </draw:g>
              </table:table-cell>
              <table:table-cell office:value-type="string">
                <text:p>ILmr</text:p>
                <draw:g>
                  <svg:desc>Sheet1.H159:Sheet1.H159</svg:desc>
                </draw:g>
              </table:table-cell>
              <table:table-cell office:value-type="string">
                <text:p>DLmr</text:p>
                <draw:g>
                  <svg:desc>Sheet1.I159:Sheet1.I159</svg:desc>
                </draw:g>
              </table:table-cell>
              <table:table-cell office:value-type="string">
                <text:p>DLmw</text:p>
                <draw:g>
                  <svg:desc>Sheet1.J159:Sheet1.J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0:Sheet1.A169</svg:desc>
                </draw:g>
              </table:table-cell>
              <table:table-cell office:value-type="float" office:value="17547792560">
                <text:p>17547792560</text:p>
                <draw:g>
                  <svg:desc>Sheet1.B160:Sheet1.B169</svg:desc>
                </draw:g>
              </table:table-cell>
              <table:table-cell office:value-type="float" office:value="6533684723">
                <text:p>6533684723</text:p>
                <draw:g>
                  <svg:desc>Sheet1.C160:Sheet1.C169</svg:desc>
                </draw:g>
              </table:table-cell>
              <table:table-cell office:value-type="float" office:value="4247779375">
                <text:p>4247779375</text:p>
                <draw:g>
                  <svg:desc>Sheet1.D160:Sheet1.D169</svg:desc>
                </draw:g>
              </table:table-cell>
              <table:table-cell office:value-type="float" office:value="124772205">
                <text:p>124772205</text:p>
                <draw:g>
                  <svg:desc>Sheet1.E160:Sheet1.E169</svg:desc>
                </draw:g>
              </table:table-cell>
              <table:table-cell office:value-type="float" office:value="477895480">
                <text:p>477895480</text:p>
                <draw:g>
                  <svg:desc>Sheet1.F160:Sheet1.F169</svg:desc>
                </draw:g>
              </table:table-cell>
              <table:table-cell office:value-type="float" office:value="213165451">
                <text:p>213165451</text:p>
                <draw:g>
                  <svg:desc>Sheet1.G160:Sheet1.G169</svg:desc>
                </draw:g>
              </table:table-cell>
              <table:table-cell office:value-type="float" office:value="30357">
                <text:p>30357</text:p>
                <draw:g>
                  <svg:desc>Sheet1.H160:Sheet1.H169</svg:desc>
                </draw:g>
              </table:table-cell>
              <table:table-cell office:value-type="float" office:value="153620">
                <text:p>153620</text:p>
                <draw:g>
                  <svg:desc>Sheet1.I160:Sheet1.I169</svg:desc>
                </draw:g>
              </table:table-cell>
              <table:table-cell office:value-type="float" office:value="31201">
                <text:p>31201</text:p>
                <draw:g>
                  <svg:desc>Sheet1.J160:Sheet1.J169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61520977714">
                <text:p>161520977714</text:p>
              </table:table-cell>
              <table:table-cell office:value-type="float" office:value="86984825168">
                <text:p>86984825168</text:p>
              </table:table-cell>
              <table:table-cell office:value-type="float" office:value="8210048696">
                <text:p>8210048696</text:p>
              </table:table-cell>
              <table:table-cell office:value-type="float" office:value="22299058">
                <text:p>22299058</text:p>
              </table:table-cell>
              <table:table-cell office:value-type="float" office:value="1056593195">
                <text:p>1056593195</text:p>
              </table:table-cell>
              <table:table-cell office:value-type="float" office:value="672984121">
                <text:p>672984121</text:p>
              </table:table-cell>
              <table:table-cell office:value-type="float" office:value="15081">
                <text:p>15081</text:p>
              </table:table-cell>
              <table:table-cell office:value-type="float" office:value="5032604">
                <text:p>5032604</text:p>
              </table:table-cell>
              <table:table-cell office:value-type="float" office:value="2680670">
                <text:p>2680670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2002395555">
                <text:p>2002395555</text:p>
              </table:table-cell>
              <table:table-cell office:value-type="float" office:value="759292998">
                <text:p>759292998</text:p>
              </table:table-cell>
              <table:table-cell office:value-type="float" office:value="108441243">
                <text:p>108441243</text:p>
              </table:table-cell>
              <table:table-cell office:value-type="float" office:value="4515131">
                <text:p>4515131</text:p>
              </table:table-cell>
              <table:table-cell office:value-type="float" office:value="8785032">
                <text:p>8785032</text:p>
              </table:table-cell>
              <table:table-cell office:value-type="float" office:value="11240516">
                <text:p>11240516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47135935725">
                <text:p>47135935725</text:p>
              </table:table-cell>
              <table:table-cell office:value-type="float" office:value="17808329676">
                <text:p>17808329676</text:p>
              </table:table-cell>
              <table:table-cell office:value-type="float" office:value="10500922467">
                <text:p>10500922467</text:p>
              </table:table-cell>
              <table:table-cell office:value-type="float" office:value="113612520">
                <text:p>113612520</text:p>
              </table:table-cell>
              <table:table-cell office:value-type="float" office:value="926856958">
                <text:p>926856958</text:p>
              </table:table-cell>
              <table:table-cell office:value-type="float" office:value="1043154170">
                <text:p>1043154170</text:p>
              </table:table-cell>
              <table:table-cell office:value-type="float" office:value="26124">
                <text:p>26124</text:p>
              </table:table-cell>
              <table:table-cell office:value-type="float" office:value="31808">
                <text:p>31808</text:p>
              </table:table-cell>
              <table:table-cell office:value-type="float" office:value="399889">
                <text:p>399889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7544505102">
                <text:p>7544505102</text:p>
              </table:table-cell>
              <table:table-cell office:value-type="float" office:value="4003055600">
                <text:p>4003055600</text:p>
              </table:table-cell>
              <table:table-cell office:value-type="float" office:value="700688409">
                <text:p>700688409</text:p>
              </table:table-cell>
              <table:table-cell office:value-type="float" office:value="16395785">
                <text:p>16395785</text:p>
              </table:table-cell>
              <table:table-cell office:value-type="float" office:value="86811771">
                <text:p>86811771</text:p>
              </table:table-cell>
              <table:table-cell office:value-type="float" office:value="49829596">
                <text:p>49829596</text:p>
              </table:table-cell>
              <table:table-cell office:value-type="float" office:value="8717">
                <text:p>8717</text:p>
              </table:table-cell>
              <table:table-cell office:value-type="float" office:value="3667">
                <text:p>3667</text:p>
              </table:table-cell>
              <table:table-cell office:value-type="float" office:value="41342">
                <text:p>41342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33299887860">
                <text:p>33299887860</text:p>
              </table:table-cell>
              <table:table-cell office:value-type="float" office:value="14493330160">
                <text:p>14493330160</text:p>
              </table:table-cell>
              <table:table-cell office:value-type="float" office:value="6000048779">
                <text:p>6000048779</text:p>
              </table:table-cell>
              <table:table-cell office:value-type="float" office:value="216938015">
                <text:p>216938015</text:p>
              </table:table-cell>
              <table:table-cell office:value-type="float" office:value="735132054">
                <text:p>735132054</text:p>
              </table:table-cell>
              <table:table-cell office:value-type="float" office:value="368545256">
                <text:p>368545256</text:p>
              </table:table-cell>
              <table:table-cell office:value-type="float" office:value="101853">
                <text:p>101853</text:p>
              </table:table-cell>
              <table:table-cell office:value-type="float" office:value="18654">
                <text:p>18654</text:p>
              </table:table-cell>
              <table:table-cell office:value-type="float" office:value="103484">
                <text:p>103484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9100494025">
                <text:p>9100494025</text:p>
              </table:table-cell>
              <table:table-cell office:value-type="float" office:value="3122063440">
                <text:p>3122063440</text:p>
              </table:table-cell>
              <table:table-cell office:value-type="float" office:value="1508572939">
                <text:p>1508572939</text:p>
              </table:table-cell>
              <table:table-cell office:value-type="float" office:value="28827253">
                <text:p>28827253</text:p>
              </table:table-cell>
              <table:table-cell office:value-type="float" office:value="131923954">
                <text:p>131923954</text:p>
              </table:table-cell>
              <table:table-cell office:value-type="float" office:value="56656250">
                <text:p>56656250</text:p>
              </table:table-cell>
              <table:table-cell office:value-type="float" office:value="39867">
                <text:p>39867</text:p>
              </table:table-cell>
              <table:table-cell office:value-type="float" office:value="98325">
                <text:p>98325</text:p>
              </table:table-cell>
              <table:table-cell office:value-type="float" office:value="114158">
                <text:p>114158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237449118811">
                <text:p>237449118811</text:p>
              </table:table-cell>
              <table:table-cell office:value-type="float" office:value="80963176150">
                <text:p>80963176150</text:p>
              </table:table-cell>
              <table:table-cell office:value-type="float" office:value="41110181211">
                <text:p>41110181211</text:p>
              </table:table-cell>
              <table:table-cell office:value-type="float" office:value="243328769">
                <text:p>243328769</text:p>
              </table:table-cell>
              <table:table-cell office:value-type="float" office:value="1751273333">
                <text:p>1751273333</text:p>
              </table:table-cell>
              <table:table-cell office:value-type="float" office:value="427523616">
                <text:p>427523616</text:p>
              </table:table-cell>
              <table:table-cell office:value-type="float" office:value="288212">
                <text:p>288212</text:p>
              </table:table-cell>
              <table:table-cell office:value-type="float" office:value="4613701">
                <text:p>4613701</text:p>
              </table:table-cell>
              <table:table-cell office:value-type="float" office:value="440997">
                <text:p>440997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5995138493">
                <text:p>5995138493</text:p>
              </table:table-cell>
              <table:table-cell office:value-type="float" office:value="2059516756">
                <text:p>2059516756</text:p>
              </table:table-cell>
              <table:table-cell office:value-type="float" office:value="1027182480">
                <text:p>1027182480</text:p>
              </table:table-cell>
              <table:table-cell office:value-type="float" office:value="40575993">
                <text:p>40575993</text:p>
              </table:table-cell>
              <table:table-cell office:value-type="float" office:value="76829158">
                <text:p>76829158</text:p>
              </table:table-cell>
              <table:table-cell office:value-type="float" office:value="50844239">
                <text:p>50844239</text:p>
              </table:table-cell>
              <table:table-cell office:value-type="float" office:value="13707">
                <text:p>13707</text:p>
              </table:table-cell>
              <table:table-cell office:value-type="float" office:value="31253">
                <text:p>31253</text:p>
              </table:table-cell>
              <table:table-cell office:value-type="float" office:value="235080">
                <text:p>235080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17795909880">
                <text:p>17795909880</text:p>
              </table:table-cell>
              <table:table-cell office:value-type="float" office:value="5608739151">
                <text:p>5608739151</text:p>
              </table:table-cell>
              <table:table-cell office:value-type="float" office:value="4001442945">
                <text:p>4001442945</text:p>
              </table:table-cell>
              <table:table-cell office:value-type="float" office:value="155609987">
                <text:p>155609987</text:p>
              </table:table-cell>
              <table:table-cell office:value-type="float" office:value="597528388">
                <text:p>597528388</text:p>
              </table:table-cell>
              <table:table-cell office:value-type="float" office:value="170576795">
                <text:p>170576795</text:p>
              </table:table-cell>
              <table:table-cell office:value-type="float" office:value="220500">
                <text:p>220500</text:p>
              </table:table-cell>
              <table:table-cell office:value-type="float" office:value="2427251">
                <text:p>2427251</text:p>
              </table:table-cell>
              <table:table-cell office:value-type="float" office:value="154393">
                <text:p>154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956cm" style:legend-expansion="high" chart:style-name="ch2"/>
        <chart:plot-area chart:style-name="ch3" table:cell-range-address="Sheet1.A159:Sheet1.A169 Sheet1.C159:Sheet1.D169 Sheet1.F159:Sheet1.G169 Sheet1.I159:Sheet1.J169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4cm" svg:y="0.219cm" svg:width="11.178cm" svg:height="7.5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0:Sheet1.A1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60:Sheet1.C169" chart:label-cell-address="Sheet1.C159:Sheet1.C159" chart:class="chart:bar">
            <chart:data-point chart:repeated="10"/>
          </chart:series>
          <chart:series chart:style-name="ch8" chart:values-cell-range-address="Sheet1.D160:Sheet1.D169" chart:label-cell-address="Sheet1.D159:Sheet1.D159" chart:class="chart:bar">
            <chart:data-point chart:repeated="10"/>
          </chart:series>
          <chart:series chart:style-name="ch9" chart:values-cell-range-address="Sheet1.F160:Sheet1.F169" chart:label-cell-address="Sheet1.F159:Sheet1.F159" chart:class="chart:bar">
            <chart:data-point chart:repeated="10"/>
          </chart:series>
          <chart:series chart:style-name="ch10" chart:values-cell-range-address="Sheet1.G160:Sheet1.G169" chart:label-cell-address="Sheet1.G159:Sheet1.G159" chart:class="chart:bar">
            <chart:data-point chart:repeated="10"/>
          </chart:series>
          <chart:series chart:style-name="ch11" chart:values-cell-range-address="Sheet1.I160:Sheet1.I169" chart:label-cell-address="Sheet1.I159:Sheet1.I159" chart:class="chart:bar">
            <chart:data-point chart:repeated="10"/>
          </chart:series>
          <chart:series chart:style-name="ch12" chart:values-cell-range-address="Sheet1.J160:Sheet1.J169" chart:label-cell-address="Sheet1.J159:Sheet1.J159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59:Sheet1.C159</svg:desc>
                </draw:g>
              </table:table-cell>
              <table:table-cell office:value-type="string">
                <text:p>Dw</text:p>
                <draw:g>
                  <svg:desc>Sheet1.D159:Sheet1.D159</svg:desc>
                </draw:g>
              </table:table-cell>
              <table:table-cell office:value-type="string">
                <text:p>D1mr</text:p>
                <draw:g>
                  <svg:desc>Sheet1.F159:Sheet1.F159</svg:desc>
                </draw:g>
              </table:table-cell>
              <table:table-cell office:value-type="string">
                <text:p>D1mw</text:p>
                <draw:g>
                  <svg:desc>Sheet1.G159:Sheet1.G159</svg:desc>
                </draw:g>
              </table:table-cell>
              <table:table-cell office:value-type="string">
                <text:p>DLmr</text:p>
                <draw:g>
                  <svg:desc>Sheet1.I159:Sheet1.I159</svg:desc>
                </draw:g>
              </table:table-cell>
              <table:table-cell office:value-type="string">
                <text:p>DLmw</text:p>
                <draw:g>
                  <svg:desc>Sheet1.J159:Sheet1.J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0:Sheet1.A169</svg:desc>
                </draw:g>
              </table:table-cell>
              <table:table-cell office:value-type="float" office:value="6533684723">
                <text:p>6533684723</text:p>
                <draw:g>
                  <svg:desc>Sheet1.C160:Sheet1.C169</svg:desc>
                </draw:g>
              </table:table-cell>
              <table:table-cell office:value-type="float" office:value="4247779375">
                <text:p>4247779375</text:p>
                <draw:g>
                  <svg:desc>Sheet1.D160:Sheet1.D169</svg:desc>
                </draw:g>
              </table:table-cell>
              <table:table-cell office:value-type="float" office:value="477895480">
                <text:p>477895480</text:p>
                <draw:g>
                  <svg:desc>Sheet1.F160:Sheet1.F169</svg:desc>
                </draw:g>
              </table:table-cell>
              <table:table-cell office:value-type="float" office:value="213165451">
                <text:p>213165451</text:p>
                <draw:g>
                  <svg:desc>Sheet1.G160:Sheet1.G169</svg:desc>
                </draw:g>
              </table:table-cell>
              <table:table-cell office:value-type="float" office:value="153620">
                <text:p>153620</text:p>
                <draw:g>
                  <svg:desc>Sheet1.I160:Sheet1.I169</svg:desc>
                </draw:g>
              </table:table-cell>
              <table:table-cell office:value-type="float" office:value="31201">
                <text:p>31201</text:p>
                <draw:g>
                  <svg:desc>Sheet1.J160:Sheet1.J169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86984825168">
                <text:p>86984825168</text:p>
              </table:table-cell>
              <table:table-cell office:value-type="float" office:value="8210048696">
                <text:p>8210048696</text:p>
              </table:table-cell>
              <table:table-cell office:value-type="float" office:value="1056593195">
                <text:p>1056593195</text:p>
              </table:table-cell>
              <table:table-cell office:value-type="float" office:value="672984121">
                <text:p>672984121</text:p>
              </table:table-cell>
              <table:table-cell office:value-type="float" office:value="5032604">
                <text:p>5032604</text:p>
              </table:table-cell>
              <table:table-cell office:value-type="float" office:value="2680670">
                <text:p>2680670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759292998">
                <text:p>759292998</text:p>
              </table:table-cell>
              <table:table-cell office:value-type="float" office:value="108441243">
                <text:p>108441243</text:p>
              </table:table-cell>
              <table:table-cell office:value-type="float" office:value="8785032">
                <text:p>8785032</text:p>
              </table:table-cell>
              <table:table-cell office:value-type="float" office:value="11240516">
                <text:p>11240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7808329676">
                <text:p>17808329676</text:p>
              </table:table-cell>
              <table:table-cell office:value-type="float" office:value="10500922467">
                <text:p>10500922467</text:p>
              </table:table-cell>
              <table:table-cell office:value-type="float" office:value="926856958">
                <text:p>926856958</text:p>
              </table:table-cell>
              <table:table-cell office:value-type="float" office:value="1043154170">
                <text:p>1043154170</text:p>
              </table:table-cell>
              <table:table-cell office:value-type="float" office:value="31808">
                <text:p>31808</text:p>
              </table:table-cell>
              <table:table-cell office:value-type="float" office:value="399889">
                <text:p>399889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4003055600">
                <text:p>4003055600</text:p>
              </table:table-cell>
              <table:table-cell office:value-type="float" office:value="700688409">
                <text:p>700688409</text:p>
              </table:table-cell>
              <table:table-cell office:value-type="float" office:value="86811771">
                <text:p>86811771</text:p>
              </table:table-cell>
              <table:table-cell office:value-type="float" office:value="49829596">
                <text:p>49829596</text:p>
              </table:table-cell>
              <table:table-cell office:value-type="float" office:value="3667">
                <text:p>3667</text:p>
              </table:table-cell>
              <table:table-cell office:value-type="float" office:value="41342">
                <text:p>41342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14493330160">
                <text:p>14493330160</text:p>
              </table:table-cell>
              <table:table-cell office:value-type="float" office:value="6000048779">
                <text:p>6000048779</text:p>
              </table:table-cell>
              <table:table-cell office:value-type="float" office:value="735132054">
                <text:p>735132054</text:p>
              </table:table-cell>
              <table:table-cell office:value-type="float" office:value="368545256">
                <text:p>368545256</text:p>
              </table:table-cell>
              <table:table-cell office:value-type="float" office:value="18654">
                <text:p>18654</text:p>
              </table:table-cell>
              <table:table-cell office:value-type="float" office:value="103484">
                <text:p>103484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3122063440">
                <text:p>3122063440</text:p>
              </table:table-cell>
              <table:table-cell office:value-type="float" office:value="1508572939">
                <text:p>1508572939</text:p>
              </table:table-cell>
              <table:table-cell office:value-type="float" office:value="131923954">
                <text:p>131923954</text:p>
              </table:table-cell>
              <table:table-cell office:value-type="float" office:value="56656250">
                <text:p>56656250</text:p>
              </table:table-cell>
              <table:table-cell office:value-type="float" office:value="98325">
                <text:p>98325</text:p>
              </table:table-cell>
              <table:table-cell office:value-type="float" office:value="114158">
                <text:p>114158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80963176150">
                <text:p>80963176150</text:p>
              </table:table-cell>
              <table:table-cell office:value-type="float" office:value="41110181211">
                <text:p>41110181211</text:p>
              </table:table-cell>
              <table:table-cell office:value-type="float" office:value="1751273333">
                <text:p>1751273333</text:p>
              </table:table-cell>
              <table:table-cell office:value-type="float" office:value="427523616">
                <text:p>427523616</text:p>
              </table:table-cell>
              <table:table-cell office:value-type="float" office:value="4613701">
                <text:p>4613701</text:p>
              </table:table-cell>
              <table:table-cell office:value-type="float" office:value="440997">
                <text:p>440997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2059516756">
                <text:p>2059516756</text:p>
              </table:table-cell>
              <table:table-cell office:value-type="float" office:value="1027182480">
                <text:p>1027182480</text:p>
              </table:table-cell>
              <table:table-cell office:value-type="float" office:value="76829158">
                <text:p>76829158</text:p>
              </table:table-cell>
              <table:table-cell office:value-type="float" office:value="50844239">
                <text:p>50844239</text:p>
              </table:table-cell>
              <table:table-cell office:value-type="float" office:value="31253">
                <text:p>31253</text:p>
              </table:table-cell>
              <table:table-cell office:value-type="float" office:value="235080">
                <text:p>235080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5608739151">
                <text:p>5608739151</text:p>
              </table:table-cell>
              <table:table-cell office:value-type="float" office:value="4001442945">
                <text:p>4001442945</text:p>
              </table:table-cell>
              <table:table-cell office:value-type="float" office:value="597528388">
                <text:p>597528388</text:p>
              </table:table-cell>
              <table:table-cell office:value-type="float" office:value="170576795">
                <text:p>170576795</text:p>
              </table:table-cell>
              <table:table-cell office:value-type="float" office:value="2427251">
                <text:p>2427251</text:p>
              </table:table-cell>
              <table:table-cell office:value-type="float" office:value="154393">
                <text:p>154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4cm" svg:y="3.703cm" style:legend-expansion="high" chart:style-name="ch2"/>
        <chart:plot-area chart:style-name="ch3" table:cell-range-address="Sheet1.A159:Sheet1.A169 Sheet1.C159:Sheet1.C169 Sheet1.F159:Sheet1.F169 Sheet1.I159:Sheet1.I169" chart:data-source-has-labels="both" svg:x="0.32cm" svg:y="0.18cm" svg:width="13.785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183cm" svg:width="11.497cm" svg:height="7.5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0:Sheet1.A1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60:Sheet1.C169" chart:label-cell-address="Sheet1.C159:Sheet1.C159" chart:class="chart:bar">
            <chart:data-point chart:repeated="10"/>
          </chart:series>
          <chart:series chart:style-name="ch8" chart:values-cell-range-address="Sheet1.F160:Sheet1.F169" chart:label-cell-address="Sheet1.F159:Sheet1.F159" chart:class="chart:bar">
            <chart:data-point chart:repeated="10"/>
          </chart:series>
          <chart:series chart:style-name="ch9" chart:values-cell-range-address="Sheet1.I160:Sheet1.I169" chart:label-cell-address="Sheet1.I159:Sheet1.I159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59:Sheet1.C159</svg:desc>
                </draw:g>
              </table:table-cell>
              <table:table-cell office:value-type="string">
                <text:p>D1mr</text:p>
                <draw:g>
                  <svg:desc>Sheet1.F159:Sheet1.F159</svg:desc>
                </draw:g>
              </table:table-cell>
              <table:table-cell office:value-type="string">
                <text:p>DLmr</text:p>
                <draw:g>
                  <svg:desc>Sheet1.I159:Sheet1.I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0:Sheet1.A169</svg:desc>
                </draw:g>
              </table:table-cell>
              <table:table-cell office:value-type="float" office:value="6533684723">
                <text:p>6533684723</text:p>
                <draw:g>
                  <svg:desc>Sheet1.C160:Sheet1.C169</svg:desc>
                </draw:g>
              </table:table-cell>
              <table:table-cell office:value-type="float" office:value="477895480">
                <text:p>477895480</text:p>
                <draw:g>
                  <svg:desc>Sheet1.F160:Sheet1.F169</svg:desc>
                </draw:g>
              </table:table-cell>
              <table:table-cell office:value-type="float" office:value="153620">
                <text:p>153620</text:p>
                <draw:g>
                  <svg:desc>Sheet1.I160:Sheet1.I169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86984825168">
                <text:p>86984825168</text:p>
              </table:table-cell>
              <table:table-cell office:value-type="float" office:value="1056593195">
                <text:p>1056593195</text:p>
              </table:table-cell>
              <table:table-cell office:value-type="float" office:value="5032604">
                <text:p>5032604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759292998">
                <text:p>759292998</text:p>
              </table:table-cell>
              <table:table-cell office:value-type="float" office:value="8785032">
                <text:p>878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7808329676">
                <text:p>17808329676</text:p>
              </table:table-cell>
              <table:table-cell office:value-type="float" office:value="926856958">
                <text:p>926856958</text:p>
              </table:table-cell>
              <table:table-cell office:value-type="float" office:value="31808">
                <text:p>31808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4003055600">
                <text:p>4003055600</text:p>
              </table:table-cell>
              <table:table-cell office:value-type="float" office:value="86811771">
                <text:p>86811771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14493330160">
                <text:p>14493330160</text:p>
              </table:table-cell>
              <table:table-cell office:value-type="float" office:value="735132054">
                <text:p>735132054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3122063440">
                <text:p>3122063440</text:p>
              </table:table-cell>
              <table:table-cell office:value-type="float" office:value="131923954">
                <text:p>131923954</text:p>
              </table:table-cell>
              <table:table-cell office:value-type="float" office:value="98325">
                <text:p>98325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80963176150">
                <text:p>80963176150</text:p>
              </table:table-cell>
              <table:table-cell office:value-type="float" office:value="1751273333">
                <text:p>1751273333</text:p>
              </table:table-cell>
              <table:table-cell office:value-type="float" office:value="4613701">
                <text:p>4613701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2059516756">
                <text:p>2059516756</text:p>
              </table:table-cell>
              <table:table-cell office:value-type="float" office:value="76829158">
                <text:p>76829158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5608739151">
                <text:p>5608739151</text:p>
              </table:table-cell>
              <table:table-cell office:value-type="float" office:value="597528388">
                <text:p>597528388</text:p>
              </table:table-cell>
              <table:table-cell office:value-type="float" office:value="2427251">
                <text:p>2427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703cm" style:legend-expansion="high" chart:style-name="ch2"/>
        <chart:plot-area chart:style-name="ch3" table:cell-range-address="Sheet1.A159:Sheet1.A169 Sheet1.D159:Sheet1.D169 Sheet1.G159:Sheet1.G169 Sheet1.J159:Sheet1.J169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22cm" svg:width="11.364cm" svg:height="7.5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0:Sheet1.A1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D160:Sheet1.D169" chart:label-cell-address="Sheet1.D159:Sheet1.D159" chart:class="chart:bar">
            <chart:data-point chart:repeated="10"/>
          </chart:series>
          <chart:series chart:style-name="ch8" chart:values-cell-range-address="Sheet1.G160:Sheet1.G169" chart:label-cell-address="Sheet1.G159:Sheet1.G159" chart:class="chart:bar">
            <chart:data-point chart:repeated="10"/>
          </chart:series>
          <chart:series chart:style-name="ch9" chart:values-cell-range-address="Sheet1.J160:Sheet1.J169" chart:label-cell-address="Sheet1.J159:Sheet1.J159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w</text:p>
                <draw:g>
                  <svg:desc>Sheet1.D159:Sheet1.D159</svg:desc>
                </draw:g>
              </table:table-cell>
              <table:table-cell office:value-type="string">
                <text:p>D1mw</text:p>
                <draw:g>
                  <svg:desc>Sheet1.G159:Sheet1.G159</svg:desc>
                </draw:g>
              </table:table-cell>
              <table:table-cell office:value-type="string">
                <text:p>DLmw</text:p>
                <draw:g>
                  <svg:desc>Sheet1.J159:Sheet1.J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0:Sheet1.A169</svg:desc>
                </draw:g>
              </table:table-cell>
              <table:table-cell office:value-type="float" office:value="4247779375">
                <text:p>4247779375</text:p>
                <draw:g>
                  <svg:desc>Sheet1.D160:Sheet1.D169</svg:desc>
                </draw:g>
              </table:table-cell>
              <table:table-cell office:value-type="float" office:value="213165451">
                <text:p>213165451</text:p>
                <draw:g>
                  <svg:desc>Sheet1.G160:Sheet1.G169</svg:desc>
                </draw:g>
              </table:table-cell>
              <table:table-cell office:value-type="float" office:value="31201">
                <text:p>31201</text:p>
                <draw:g>
                  <svg:desc>Sheet1.J160:Sheet1.J169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8210048696">
                <text:p>8210048696</text:p>
              </table:table-cell>
              <table:table-cell office:value-type="float" office:value="672984121">
                <text:p>672984121</text:p>
              </table:table-cell>
              <table:table-cell office:value-type="float" office:value="2680670">
                <text:p>2680670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08441243">
                <text:p>108441243</text:p>
              </table:table-cell>
              <table:table-cell office:value-type="float" office:value="11240516">
                <text:p>1124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0500922467">
                <text:p>10500922467</text:p>
              </table:table-cell>
              <table:table-cell office:value-type="float" office:value="1043154170">
                <text:p>1043154170</text:p>
              </table:table-cell>
              <table:table-cell office:value-type="float" office:value="399889">
                <text:p>399889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700688409">
                <text:p>700688409</text:p>
              </table:table-cell>
              <table:table-cell office:value-type="float" office:value="49829596">
                <text:p>49829596</text:p>
              </table:table-cell>
              <table:table-cell office:value-type="float" office:value="41342">
                <text:p>41342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6000048779">
                <text:p>6000048779</text:p>
              </table:table-cell>
              <table:table-cell office:value-type="float" office:value="368545256">
                <text:p>368545256</text:p>
              </table:table-cell>
              <table:table-cell office:value-type="float" office:value="103484">
                <text:p>103484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1508572939">
                <text:p>1508572939</text:p>
              </table:table-cell>
              <table:table-cell office:value-type="float" office:value="56656250">
                <text:p>56656250</text:p>
              </table:table-cell>
              <table:table-cell office:value-type="float" office:value="114158">
                <text:p>114158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41110181211">
                <text:p>41110181211</text:p>
              </table:table-cell>
              <table:table-cell office:value-type="float" office:value="427523616">
                <text:p>427523616</text:p>
              </table:table-cell>
              <table:table-cell office:value-type="float" office:value="440997">
                <text:p>440997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1027182480">
                <text:p>1027182480</text:p>
              </table:table-cell>
              <table:table-cell office:value-type="float" office:value="50844239">
                <text:p>50844239</text:p>
              </table:table-cell>
              <table:table-cell office:value-type="float" office:value="235080">
                <text:p>235080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4001442945">
                <text:p>4001442945</text:p>
              </table:table-cell>
              <table:table-cell office:value-type="float" office:value="170576795">
                <text:p>170576795</text:p>
              </table:table-cell>
              <table:table-cell office:value-type="float" office:value="154393">
                <text:p>154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